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Book Antiqua" svg:font-family="'Book Antiqua'"/>
    <style:font-face style:name="Times New Roman1" svg:font-family="'Times New Roman'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7.129cm" fo:margin-left="0.46cm" fo:margin-right="0cm" table:align="margins" style:writing-mode="lr-tb"/>
    </style:style>
    <style:style style:name="Table1.A" style:family="table-column">
      <style:table-column-properties style:column-width="8.564cm" style:rel-column-width="32767*"/>
    </style:style>
    <style:style style:name="Table1.B" style:family="table-column">
      <style:table-column-properties style:column-width="8.565cm" style:rel-column-width="32768*"/>
    </style:style>
    <style:style style:name="Table2" style:family="table">
      <style:table-properties style:width="17.209cm" fo:margin-left="0.381cm" fo:margin-right="0cm" table:align="margins" style:writing-mode="lr-tb"/>
    </style:style>
    <style:style style:name="Table2.A" style:family="table-column">
      <style:table-column-properties style:column-width="8.604cm" style:rel-column-width="32767*"/>
    </style:style>
    <style:style style:name="Table2.B" style:family="table-column">
      <style:table-column-properties style:column-width="8.604cm" style:rel-column-width="32768*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7.182cm" fo:margin-left="0.407cm" fo:margin-right="0cm" table:align="margins" style:writing-mode="lr-tb"/>
    </style:style>
    <style:style style:name="Table3.A" style:family="table-column">
      <style:table-column-properties style:column-width="17.182cm" style:rel-column-width="65535*"/>
    </style:style>
    <style:style style:name="Table4" style:family="table">
      <style:table-properties style:width="17.209cm" fo:margin-left="0.381cm" fo:margin-right="0cm" table:align="margins" style:writing-mode="lr-tb"/>
    </style:style>
    <style:style style:name="Table4.A" style:family="table-column">
      <style:table-column-properties style:column-width="17.209cm" style:rel-column-width="65535*"/>
    </style:style>
    <style:style style:name="Tabla1" style:family="table">
      <style:table-properties style:width="17.129cm" fo:margin-left="0.46cm" fo:margin-right="0cm" table:align="margins" style:writing-mode="lr-tb"/>
    </style:style>
    <style:style style:name="Tabla1.A" style:family="table-column">
      <style:table-column-properties style:column-width="8.564cm" style:rel-column-width="32767*"/>
    </style:style>
    <style:style style:name="Tabla1.B" style:family="table-column">
      <style:table-column-properties style:column-width="8.565cm" style:rel-column-width="32768*"/>
    </style:style>
    <style:style style:name="Tabla2" style:family="table">
      <style:table-properties style:width="17.209cm" fo:margin-left="0.381cm" fo:margin-right="0cm" table:align="margins" style:writing-mode="lr-tb"/>
    </style:style>
    <style:style style:name="Tabla2.A" style:family="table-column">
      <style:table-column-properties style:column-width="8.604cm" style:rel-column-width="32767*"/>
    </style:style>
    <style:style style:name="Tabla2.B" style:family="table-column">
      <style:table-column-properties style:column-width="8.604cm" style:rel-column-width="32768*"/>
    </style:style>
    <style:style style:name="Tabla2.A1" style:family="table-cell">
      <style:table-cell-properties fo:padding="0cm" fo:border="none"/>
    </style:style>
    <style:style style:name="Tabla3" style:family="table">
      <style:table-properties style:width="17.182cm" fo:margin-left="0.407cm" fo:margin-right="0cm" table:align="margins" style:writing-mode="lr-tb"/>
    </style:style>
    <style:style style:name="Tabla3.A" style:family="table-column">
      <style:table-column-properties style:column-width="17.182cm" style:rel-column-width="65535*"/>
    </style:style>
    <style:style style:name="Tabla4" style:family="table">
      <style:table-properties style:width="17.209cm" fo:margin-left="0.381cm" fo:margin-right="0cm" table:align="margins" style:writing-mode="lr-tb"/>
    </style:style>
    <style:style style:name="Tabla4.A" style:family="table-column">
      <style:table-column-properties style:column-width="17.209cm" style:rel-column-width="65535*"/>
    </style:style>
    <style:style style:name="Tabla5" style:family="table">
      <style:table-properties style:width="17.129cm" fo:margin-left="0.46cm" fo:margin-right="0cm" table:align="margins" style:writing-mode="lr-tb"/>
    </style:style>
    <style:style style:name="Tabla5.A" style:family="table-column">
      <style:table-column-properties style:column-width="8.564cm" style:rel-column-width="32767*"/>
    </style:style>
    <style:style style:name="Tabla5.B" style:family="table-column">
      <style:table-column-properties style:column-width="8.565cm" style:rel-column-width="32768*"/>
    </style:style>
    <style:style style:name="Tabla6" style:family="table">
      <style:table-properties style:width="17.209cm" fo:margin-left="0.381cm" fo:margin-right="0cm" table:align="margins" style:writing-mode="lr-tb"/>
    </style:style>
    <style:style style:name="Tabla6.A" style:family="table-column">
      <style:table-column-properties style:column-width="8.604cm" style:rel-column-width="32767*"/>
    </style:style>
    <style:style style:name="Tabla6.B" style:family="table-column">
      <style:table-column-properties style:column-width="8.604cm" style:rel-column-width="32768*"/>
    </style:style>
    <style:style style:name="Tabla6.A1" style:family="table-cell">
      <style:table-cell-properties fo:padding="0cm" fo:border="none"/>
    </style:style>
    <style:style style:name="Tabla7" style:family="table">
      <style:table-properties style:width="17.182cm" fo:margin-left="0.407cm" fo:margin-right="0cm" table:align="margins" style:writing-mode="lr-tb"/>
    </style:style>
    <style:style style:name="Tabla7.A" style:family="table-column">
      <style:table-column-properties style:column-width="17.182cm" style:rel-column-width="65535*"/>
    </style:style>
    <style:style style:name="Tabla8" style:family="table">
      <style:table-properties style:width="17.209cm" fo:margin-left="0.381cm" fo:margin-right="0cm" table:align="margins" style:writing-mode="lr-tb"/>
    </style:style>
    <style:style style:name="Tabla8.A" style:family="table-column">
      <style:table-column-properties style:column-width="17.209cm" style:rel-column-width="65535*"/>
    </style:style>
    <style:style style:name="Tabla9" style:family="table">
      <style:table-properties style:width="17.129cm" fo:margin-left="0.46cm" fo:margin-right="0cm" table:align="margins" style:writing-mode="lr-tb"/>
    </style:style>
    <style:style style:name="Tabla9.A" style:family="table-column">
      <style:table-column-properties style:column-width="8.564cm" style:rel-column-width="32767*"/>
    </style:style>
    <style:style style:name="Tabla9.B" style:family="table-column">
      <style:table-column-properties style:column-width="8.565cm" style:rel-column-width="32768*"/>
    </style:style>
    <style:style style:name="Tabla10" style:family="table">
      <style:table-properties style:width="17.209cm" fo:margin-left="0.381cm" fo:margin-right="0cm" table:align="margins" style:writing-mode="lr-tb"/>
    </style:style>
    <style:style style:name="Tabla10.A" style:family="table-column">
      <style:table-column-properties style:column-width="8.604cm" style:rel-column-width="32767*"/>
    </style:style>
    <style:style style:name="Tabla10.B" style:family="table-column">
      <style:table-column-properties style:column-width="8.604cm" style:rel-column-width="32768*"/>
    </style:style>
    <style:style style:name="Tabla11" style:family="table">
      <style:table-properties style:width="17.182cm" fo:margin-left="0.407cm" fo:margin-right="0cm" table:align="margins" style:writing-mode="lr-tb"/>
    </style:style>
    <style:style style:name="Tabla11.A" style:family="table-column">
      <style:table-column-properties style:column-width="17.182cm" style:rel-column-width="65535*"/>
    </style:style>
    <style:style style:name="Tabla12" style:family="table">
      <style:table-properties style:width="17.209cm" fo:margin-left="0.381cm" fo:margin-right="0cm" table:align="margins" style:writing-mode="lr-tb"/>
    </style:style>
    <style:style style:name="Tabla12.A" style:family="table-column">
      <style:table-column-properties style:column-width="17.209cm" style:rel-column-width="65535*"/>
    </style:style>
    <style:style style:name="Tabla13" style:family="table">
      <style:table-properties style:width="17.129cm" fo:margin-left="0.46cm" fo:margin-right="0cm" table:align="margins" style:writing-mode="lr-tb"/>
    </style:style>
    <style:style style:name="Tabla13.A" style:family="table-column">
      <style:table-column-properties style:column-width="8.564cm" style:rel-column-width="32767*"/>
    </style:style>
    <style:style style:name="Tabla13.B" style:family="table-column">
      <style:table-column-properties style:column-width="8.565cm" style:rel-column-width="32768*"/>
    </style:style>
    <style:style style:name="Tabla14" style:family="table">
      <style:table-properties style:width="17.209cm" fo:margin-left="0.381cm" fo:margin-right="0cm" table:align="margins" style:writing-mode="lr-tb"/>
    </style:style>
    <style:style style:name="Tabla14.A" style:family="table-column">
      <style:table-column-properties style:column-width="8.604cm" style:rel-column-width="32767*"/>
    </style:style>
    <style:style style:name="Tabla14.B" style:family="table-column">
      <style:table-column-properties style:column-width="8.604cm" style:rel-column-width="32768*"/>
    </style:style>
    <style:style style:name="Tabla15" style:family="table">
      <style:table-properties style:width="17.182cm" fo:margin-left="0.407cm" fo:margin-right="0cm" table:align="margins" style:writing-mode="lr-tb"/>
    </style:style>
    <style:style style:name="Tabla15.A" style:family="table-column">
      <style:table-column-properties style:column-width="17.182cm" style:rel-column-width="65535*"/>
    </style:style>
    <style:style style:name="Tabla16" style:family="table">
      <style:table-properties style:width="17.209cm" fo:margin-left="0.381cm" fo:margin-right="0cm" table:align="margins" style:writing-mode="lr-tb"/>
    </style:style>
    <style:style style:name="Tabla16.A" style:family="table-column">
      <style:table-column-properties style:column-width="17.209cm" style:rel-column-width="65535*"/>
    </style:style>
    <style:style style:name="Tabla33" style:family="table">
      <style:table-properties style:width="17.129cm" fo:margin-left="0.46cm" fo:margin-right="0cm" table:align="margins" style:writing-mode="lr-tb"/>
    </style:style>
    <style:style style:name="Tabla33.A" style:family="table-column">
      <style:table-column-properties style:column-width="8.564cm" style:rel-column-width="32767*"/>
    </style:style>
    <style:style style:name="Tabla33.B" style:family="table-column">
      <style:table-column-properties style:column-width="8.565cm" style:rel-column-width="32768*"/>
    </style:style>
    <style:style style:name="Tabla34" style:family="table">
      <style:table-properties style:width="17.209cm" fo:margin-left="0.381cm" fo:margin-right="0cm" table:align="margins" style:writing-mode="lr-tb"/>
    </style:style>
    <style:style style:name="Tabla34.A" style:family="table-column">
      <style:table-column-properties style:column-width="8.604cm" style:rel-column-width="32767*"/>
    </style:style>
    <style:style style:name="Tabla34.B" style:family="table-column">
      <style:table-column-properties style:column-width="8.604cm" style:rel-column-width="32768*"/>
    </style:style>
    <style:style style:name="Tabla34.A1" style:family="table-cell">
      <style:table-cell-properties fo:padding="0cm" fo:border="none"/>
    </style:style>
    <style:style style:name="Tabla35" style:family="table">
      <style:table-properties style:width="17.182cm" fo:margin-left="0.407cm" fo:margin-right="0cm" table:align="margins" style:writing-mode="lr-tb"/>
    </style:style>
    <style:style style:name="Tabla35.A" style:family="table-column">
      <style:table-column-properties style:column-width="17.182cm" style:rel-column-width="65535*"/>
    </style:style>
    <style:style style:name="Tabla36" style:family="table">
      <style:table-properties style:width="17.209cm" fo:margin-left="0.381cm" fo:margin-right="0cm" table:align="margins" style:writing-mode="lr-tb"/>
    </style:style>
    <style:style style:name="Tabla36.A" style:family="table-column">
      <style:table-column-properties style:column-width="17.209cm" style:rel-column-width="65535*"/>
    </style:style>
    <style:style style:name="Tabla17" style:family="table">
      <style:table-properties style:width="17.129cm" fo:margin-left="0.46cm" fo:margin-right="0cm" table:align="margins" style:writing-mode="lr-tb"/>
    </style:style>
    <style:style style:name="Tabla17.A" style:family="table-column">
      <style:table-column-properties style:column-width="8.564cm" style:rel-column-width="32767*"/>
    </style:style>
    <style:style style:name="Tabla17.B" style:family="table-column">
      <style:table-column-properties style:column-width="8.565cm" style:rel-column-width="32768*"/>
    </style:style>
    <style:style style:name="Tabla18" style:family="table">
      <style:table-properties style:width="17.209cm" fo:margin-left="0.381cm" fo:margin-right="0cm" table:align="margins" style:writing-mode="lr-tb"/>
    </style:style>
    <style:style style:name="Tabla18.A" style:family="table-column">
      <style:table-column-properties style:column-width="8.604cm" style:rel-column-width="32767*"/>
    </style:style>
    <style:style style:name="Tabla18.B" style:family="table-column">
      <style:table-column-properties style:column-width="8.604cm" style:rel-column-width="32768*"/>
    </style:style>
    <style:style style:name="Tabla18.A1" style:family="table-cell">
      <style:table-cell-properties fo:padding="0cm" fo:border="none"/>
    </style:style>
    <style:style style:name="Tabla19" style:family="table">
      <style:table-properties style:width="17.182cm" fo:margin-left="0.407cm" fo:margin-right="0cm" table:align="margins" style:writing-mode="lr-tb"/>
    </style:style>
    <style:style style:name="Tabla19.A" style:family="table-column">
      <style:table-column-properties style:column-width="17.182cm" style:rel-column-width="65535*"/>
    </style:style>
    <style:style style:name="Tabla20" style:family="table">
      <style:table-properties style:width="17.209cm" fo:margin-left="0.381cm" fo:margin-right="0cm" table:align="margins" style:writing-mode="lr-tb"/>
    </style:style>
    <style:style style:name="Tabla20.A" style:family="table-column">
      <style:table-column-properties style:column-width="17.209cm" style:rel-column-width="65535*"/>
    </style:style>
    <style:style style:name="Tabla21" style:family="table">
      <style:table-properties style:width="17.129cm" fo:margin-left="0.46cm" fo:margin-right="0cm" table:align="margins" style:writing-mode="lr-tb"/>
    </style:style>
    <style:style style:name="Tabla21.A" style:family="table-column">
      <style:table-column-properties style:column-width="8.564cm" style:rel-column-width="32767*"/>
    </style:style>
    <style:style style:name="Tabla21.B" style:family="table-column">
      <style:table-column-properties style:column-width="8.565cm" style:rel-column-width="32768*"/>
    </style:style>
    <style:style style:name="Tabla22" style:family="table">
      <style:table-properties style:width="17.209cm" fo:margin-left="0.381cm" fo:margin-right="0cm" table:align="margins" style:writing-mode="lr-tb"/>
    </style:style>
    <style:style style:name="Tabla22.A" style:family="table-column">
      <style:table-column-properties style:column-width="8.604cm" style:rel-column-width="32767*"/>
    </style:style>
    <style:style style:name="Tabla22.B" style:family="table-column">
      <style:table-column-properties style:column-width="8.604cm" style:rel-column-width="32768*"/>
    </style:style>
    <style:style style:name="Tabla22.A1" style:family="table-cell">
      <style:table-cell-properties fo:padding="0cm" fo:border="none"/>
    </style:style>
    <style:style style:name="Tabla23" style:family="table">
      <style:table-properties style:width="17.182cm" fo:margin-left="0.407cm" fo:margin-right="0cm" table:align="margins" style:writing-mode="lr-tb"/>
    </style:style>
    <style:style style:name="Tabla23.A" style:family="table-column">
      <style:table-column-properties style:column-width="17.182cm" style:rel-column-width="65535*"/>
    </style:style>
    <style:style style:name="Tabla24" style:family="table">
      <style:table-properties style:width="17.209cm" fo:margin-left="0.381cm" fo:margin-right="0cm" table:align="margins" style:writing-mode="lr-tb"/>
    </style:style>
    <style:style style:name="Tabla24.A" style:family="table-column">
      <style:table-column-properties style:column-width="17.209cm" style:rel-column-width="65535*"/>
    </style:style>
    <style:style style:name="Tabla25" style:family="table">
      <style:table-properties style:width="17.129cm" fo:margin-left="0.46cm" fo:margin-right="0cm" table:align="margins" style:writing-mode="lr-tb"/>
    </style:style>
    <style:style style:name="Tabla25.A" style:family="table-column">
      <style:table-column-properties style:column-width="8.564cm" style:rel-column-width="32767*"/>
    </style:style>
    <style:style style:name="Tabla25.B" style:family="table-column">
      <style:table-column-properties style:column-width="8.565cm" style:rel-column-width="32768*"/>
    </style:style>
    <style:style style:name="Tabla26" style:family="table">
      <style:table-properties style:width="17.209cm" fo:margin-left="0.381cm" fo:margin-right="0cm" table:align="margins" style:writing-mode="lr-tb"/>
    </style:style>
    <style:style style:name="Tabla26.A" style:family="table-column">
      <style:table-column-properties style:column-width="8.604cm" style:rel-column-width="32767*"/>
    </style:style>
    <style:style style:name="Tabla26.B" style:family="table-column">
      <style:table-column-properties style:column-width="8.604cm" style:rel-column-width="32768*"/>
    </style:style>
    <style:style style:name="Tabla26.A1" style:family="table-cell">
      <style:table-cell-properties fo:padding="0cm" fo:border="none"/>
    </style:style>
    <style:style style:name="Tabla27" style:family="table">
      <style:table-properties style:width="17.182cm" fo:margin-left="0.407cm" fo:margin-right="0cm" table:align="margins" style:writing-mode="lr-tb"/>
    </style:style>
    <style:style style:name="Tabla27.A" style:family="table-column">
      <style:table-column-properties style:column-width="17.182cm" style:rel-column-width="65535*"/>
    </style:style>
    <style:style style:name="Tabla28" style:family="table">
      <style:table-properties style:width="17.209cm" fo:margin-left="0.381cm" fo:margin-right="0cm" table:align="margins" style:writing-mode="lr-tb"/>
    </style:style>
    <style:style style:name="Tabla28.A" style:family="table-column">
      <style:table-column-properties style:column-width="17.209cm" style:rel-column-width="65535*"/>
    </style:style>
    <style:style style:name="Tabla37" style:family="table">
      <style:table-properties style:width="17.129cm" fo:margin-left="0.46cm" fo:margin-right="0cm" table:align="margins" style:writing-mode="lr-tb"/>
    </style:style>
    <style:style style:name="Tabla37.A" style:family="table-column">
      <style:table-column-properties style:column-width="8.564cm" style:rel-column-width="32767*"/>
    </style:style>
    <style:style style:name="Tabla37.B" style:family="table-column">
      <style:table-column-properties style:column-width="8.565cm" style:rel-column-width="32768*"/>
    </style:style>
    <style:style style:name="Tabla38" style:family="table">
      <style:table-properties style:width="17.209cm" fo:margin-left="0.381cm" fo:margin-right="0cm" table:align="margins" style:writing-mode="lr-tb"/>
    </style:style>
    <style:style style:name="Tabla38.A" style:family="table-column">
      <style:table-column-properties style:column-width="8.604cm" style:rel-column-width="32767*"/>
    </style:style>
    <style:style style:name="Tabla38.B" style:family="table-column">
      <style:table-column-properties style:column-width="8.604cm" style:rel-column-width="32768*"/>
    </style:style>
    <style:style style:name="Tabla39" style:family="table">
      <style:table-properties style:width="17.182cm" fo:margin-left="0.407cm" fo:margin-right="0cm" table:align="margins" style:writing-mode="lr-tb"/>
    </style:style>
    <style:style style:name="Tabla39.A" style:family="table-column">
      <style:table-column-properties style:column-width="17.182cm" style:rel-column-width="65535*"/>
    </style:style>
    <style:style style:name="Tabla40" style:family="table">
      <style:table-properties style:width="17.209cm" fo:margin-left="0.381cm" fo:margin-right="0cm" table:align="margins" style:writing-mode="lr-tb"/>
    </style:style>
    <style:style style:name="Tabla40.A" style:family="table-column">
      <style:table-column-properties style:column-width="17.209cm" style:rel-column-width="65535*"/>
    </style:style>
    <style:style style:name="P1" style:family="paragraph" style:parent-style-name="Footer">
      <style:paragraph-properties>
        <style:tab-stops>
          <style:tab-stop style:position="13.653cm"/>
        </style:tab-stops>
      </style:paragraph-properties>
    </style:style>
    <style:style style:name="P2" style:family="paragraph" style:parent-style-name="Standard">
      <style:text-properties fo:color="#0000ff"/>
    </style:style>
    <style:style style:name="P3" style:family="paragraph" style:parent-style-name="Standard">
      <style:paragraph-properties>
        <style:tab-stops>
          <style:tab-stop style:position="1.662cm"/>
        </style:tab-stops>
      </style:paragraph-properties>
      <style:text-properties fo:color="#0000ff"/>
    </style:style>
    <style:style style:name="P4" style:family="paragraph" style:parent-style-name="Standard">
      <style:text-properties fo:color="#0000ff" fo:font-style="italic"/>
    </style:style>
    <style:style style:name="P5" style:family="paragraph" style:parent-style-name="Standard">
      <style:paragraph-properties>
        <style:tab-stops>
          <style:tab-stop style:position="1.662cm"/>
        </style:tab-stops>
      </style:paragraph-properties>
      <style:text-properties fo:color="#0000ff" fo:font-weight="bold"/>
    </style:style>
    <style:style style:name="P6" style:family="paragraph" style:parent-style-name="Standard">
      <style:text-properties fo:color="#0000ff" style:font-name="Times New Roman1" fo:font-size="12pt" fo:language="es" fo:country="ES"/>
    </style:style>
    <style:style style:name="P7" style:family="paragraph" style:parent-style-name="Standard">
      <style:text-properties fo:font-weight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text-properties fo:color="#000000"/>
    </style:style>
    <style:style style:name="P10" style:family="paragraph" style:parent-style-name="Standard">
      <style:text-properties fo:color="#000000" fo:font-style="normal" style:font-style-asian="normal" style:font-style-complex="normal"/>
    </style:style>
    <style:style style:name="P11" style:family="paragraph" style:parent-style-name="Standard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>
        <style:tab-stops>
          <style:tab-stop style:position="1.662cm"/>
        </style:tab-stops>
      </style:paragraph-properties>
      <style:text-properties fo:color="#000000"/>
    </style:style>
    <style:style style:name="P13" style:family="paragraph" style:parent-style-name="Standard">
      <style:paragraph-properties>
        <style:tab-stops>
          <style:tab-stop style:position="1.662cm"/>
        </style:tab-stops>
      </style:paragraph-properties>
      <style:text-properties fo:color="#000000" style:font-name="Times New Roman1"/>
    </style:style>
    <style:style style:name="P14" style:family="paragraph" style:parent-style-name="Standard">
      <style:text-properties fo:color="#ff3333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paragraph-properties fo:margin-left="0.953cm" fo:margin-right="0cm" fo:text-indent="0cm" style:auto-text-indent="false">
        <style:tab-stops>
          <style:tab-stop style:position="1.662cm"/>
        </style:tab-stops>
      </style:paragraph-properties>
      <style:text-properties fo:color="#0000ff"/>
    </style:style>
    <style:style style:name="P17" style:family="paragraph" style:parent-style-name="Standard">
      <style:paragraph-properties fo:margin-left="0.953cm" fo:margin-right="0cm" fo:text-indent="0cm" style:auto-text-indent="false">
        <style:tab-stops>
          <style:tab-stop style:position="1.662cm"/>
        </style:tab-stops>
      </style:paragraph-properties>
    </style:style>
    <style:style style:name="P18" style:family="paragraph" style:parent-style-name="UC_5f_NormalAzul">
      <style:paragraph-properties fo:margin-left="0.953cm" fo:margin-right="0cm" fo:text-indent="0cm" style:auto-text-indent="false"/>
      <style:text-properties style:font-name="Times New Roman1"/>
    </style:style>
    <style:style style:name="P19" style:family="paragraph" style:parent-style-name="Standard">
      <style:paragraph-properties fo:margin-left="1.522cm" fo:margin-right="0cm" fo:text-indent="0cm" style:auto-text-indent="false">
        <style:tab-stops>
          <style:tab-stop style:position="1.662cm"/>
        </style:tab-stops>
      </style:paragraph-properties>
      <style:text-properties fo:font-weight="bold"/>
    </style:style>
    <style:style style:name="P20" style:family="paragraph" style:parent-style-name="Standard">
      <style:paragraph-properties fo:margin-left="0.635cm" fo:margin-right="0cm" fo:text-indent="0cm" style:auto-text-indent="false">
        <style:tab-stops>
          <style:tab-stop style:position="1.662cm"/>
        </style:tab-stops>
      </style:paragraph-properties>
      <style:text-properties fo:color="#0000ff"/>
    </style:style>
    <style:style style:name="P21" style:family="paragraph" style:parent-style-name="UC_5f_NormalAzul">
      <style:paragraph-properties fo:margin-left="2.54cm" fo:margin-right="0cm" fo:text-indent="0cm" style:auto-text-indent="false"/>
      <style:text-properties style:font-name="Times New Roman1"/>
    </style:style>
    <style:style style:name="P22" style:family="paragraph" style:parent-style-name="Standard">
      <style:paragraph-properties fo:margin-left="2.223cm" fo:margin-right="0cm" fo:text-indent="0cm" style:auto-text-indent="false"/>
      <style:text-properties fo:color="#0000ff"/>
    </style:style>
    <style:style style:name="P23" style:family="paragraph" style:parent-style-name="Standard">
      <style:paragraph-properties fo:margin-left="2.223cm" fo:margin-right="0cm" fo:text-indent="0cm" style:auto-text-indent="false">
        <style:tab-stops>
          <style:tab-stop style:position="2.223cm"/>
        </style:tab-stops>
      </style:paragraph-properties>
      <style:text-properties fo:color="#0000ff"/>
    </style:style>
    <style:style style:name="P24" style:family="paragraph" style:parent-style-name="UC_5f_NormalAzul">
      <style:text-properties style:font-name="Times New Roman1"/>
    </style:style>
    <style:style style:name="P25" style:family="paragraph" style:parent-style-name="UC_5f_NormalAzul">
      <style:text-properties fo:color="#000000" style:font-name="Times New Roman1" fo:font-weight="bold"/>
    </style:style>
    <style:style style:name="P26" style:family="paragraph" style:parent-style-name="Standard">
      <style:paragraph-properties fo:margin-left="0cm" fo:margin-right="0cm" fo:text-indent="0cm" style:auto-text-indent="false"/>
    </style:style>
    <style:style style:name="P27" style:family="paragraph" style:parent-style-name="Standard">
      <style:paragraph-properties fo:margin-left="0cm" fo:margin-right="0cm" fo:text-indent="0cm" style:auto-text-indent="false">
        <style:tab-stops>
          <style:tab-stop style:position="0.797cm"/>
          <style:tab-stop style:position="1.117cm"/>
        </style:tab-stops>
      </style:paragraph-properties>
    </style:style>
    <style:style style:name="P28" style:family="paragraph" style:parent-style-name="Standard">
      <style:paragraph-properties fo:margin-left="0cm" fo:margin-right="0cm" fo:text-indent="0cm" style:auto-text-indent="false">
        <style:tab-stops>
          <style:tab-stop style:position="1.662cm"/>
        </style:tab-stops>
      </style:paragraph-properties>
      <style:text-properties fo:font-weight="normal" style:font-weight-asian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>
          <style:tab-stop style:position="1.662cm"/>
        </style:tab-stops>
      </style:paragraph-properties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>
          <style:tab-stop style:position="1.662cm"/>
        </style:tab-stops>
      </style:paragraph-properties>
      <style:text-properties style:font-name="Times New Roman1" fo:font-weight="normal" style:font-weight-asian="normal" style:font-weight-complex="normal"/>
    </style:style>
    <style:style style:name="P31" style:family="paragraph" style:parent-style-name="Standard">
      <style:paragraph-properties fo:margin-left="0cm" fo:margin-right="0cm" fo:orphans="2" fo:widows="2" fo:text-indent="0cm" style:auto-text-indent="false" style:writing-mode="lr-tb">
        <style:tab-stops>
          <style:tab-stop style:position="0.953cm"/>
        </style:tab-stops>
      </style:paragraph-properties>
      <style:text-properties fo:color="#0000ff" style:font-name="Times New Roman1" fo:font-size="12pt" fo:language="es" fo:country="ES" fo:font-weight="bold"/>
    </style:style>
    <style:style style:name="P32" style:family="paragraph" style:parent-style-name="Standard">
      <style:paragraph-properties fo:margin-left="0cm" fo:margin-right="0cm" fo:orphans="2" fo:widows="2" fo:text-indent="0cm" style:auto-text-indent="false" style:writing-mode="lr-tb">
        <style:tab-stops>
          <style:tab-stop style:position="0.953cm"/>
        </style:tab-stops>
      </style:paragraph-properties>
      <style:text-properties style:font-name="Times New Roman1"/>
    </style:style>
    <style:style style:name="P33" style:family="paragraph" style:parent-style-name="Standard">
      <style:paragraph-properties fo:margin-left="0cm" fo:margin-right="0cm" fo:orphans="2" fo:widows="2" fo:text-indent="0cm" style:auto-text-indent="false" style:writing-mode="lr-tb">
        <style:tab-stops>
          <style:tab-stop style:position="1.662cm"/>
        </style:tab-stops>
      </style:paragraph-properties>
      <style:text-properties style:font-name="Times New Roman1" fo:font-weight="normal" style:font-weight-asian="normal" style:font-weight-complex="normal"/>
    </style:style>
    <style:style style:name="P34" style:family="paragraph" style:parent-style-name="UC_5f_NormalAzul">
      <style:text-properties fo:color="#000000" style:font-name="Times New Roman1"/>
    </style:style>
    <style:style style:name="P35" style:family="paragraph" style:parent-style-name="UC_5f_NormalAzul">
      <style:text-properties fo:color="#000000" style:font-name="Times New Roman1" fo:font-weight="bold"/>
    </style:style>
    <style:style style:name="P36" style:family="paragraph" style:parent-style-name="UC_5f_NormalAzul">
      <style:text-properties fo:color="#000000" style:font-name="Times New Roman1" fo:font-style="normal" style:font-style-asian="normal" style:font-style-complex="normal"/>
    </style:style>
    <style:style style:name="P37" style:family="paragraph" style:parent-style-name="UC_5f_NormalAzul">
      <style:text-properties style:font-name="Times New Roman1"/>
    </style:style>
    <style:style style:name="P38" style:family="paragraph" style:parent-style-name="UC_5f_NormalAzul">
      <style:paragraph-properties fo:margin-left="0.953cm" fo:margin-right="0cm" fo:text-indent="0cm" style:auto-text-indent="false"/>
      <style:text-properties style:font-name="Times New Roman1"/>
    </style:style>
    <style:style style:name="P39" style:family="paragraph" style:parent-style-name="UC_5f_NormalAzul">
      <style:paragraph-properties fo:margin-left="2.54cm" fo:margin-right="0cm" fo:text-indent="0cm" style:auto-text-indent="false"/>
      <style:text-properties style:font-name="Times New Roman1"/>
    </style:style>
    <style:style style:name="P40" style:family="paragraph" style:parent-style-name="Standard">
      <style:text-properties fo:color="#000000" fo:font-style="normal" style:font-style-asian="normal" style:font-style-complex="normal"/>
    </style:style>
    <style:style style:name="P41" style:family="paragraph" style:parent-style-name="Standard">
      <style:text-properties fo:color="#0000ff"/>
    </style:style>
    <style:style style:name="P42" style:family="paragraph" style:parent-style-name="Standard">
      <style:paragraph-properties>
        <style:tab-stops>
          <style:tab-stop style:position="1.662cm"/>
        </style:tab-stops>
      </style:paragraph-properties>
      <style:text-properties fo:color="#0000ff" fo:font-weight="bold"/>
    </style:style>
    <style:style style:name="P43" style:family="paragraph" style:parent-style-name="Standard">
      <style:paragraph-properties>
        <style:tab-stops>
          <style:tab-stop style:position="1.662cm"/>
        </style:tab-stops>
      </style:paragraph-properties>
      <style:text-properties fo:color="#0000ff"/>
    </style:style>
    <style:style style:name="P44" style:family="paragraph" style:parent-style-name="Standard">
      <style:text-properties fo:color="#0000ff" fo:font-style="italic"/>
    </style:style>
    <style:style style:name="P45" style:family="paragraph" style:parent-style-name="Standard">
      <style:text-properties fo:color="#0000ff" style:font-name="Times New Roman1" fo:font-size="12pt" fo:language="es" fo:country="ES"/>
    </style:style>
    <style:style style:name="P46" style:family="paragraph" style:parent-style-name="Standard">
      <style:text-properties fo:font-weight="bold"/>
    </style:style>
    <style:style style:name="P47" style:family="paragraph" style:parent-style-name="Standard">
      <style:paragraph-properties fo:text-align="justify" style:justify-single-word="false"/>
    </style:style>
    <style:style style:name="P48" style:family="paragraph" style:parent-style-name="Standard" style:list-style-name="L1">
      <style:paragraph-properties fo:margin-left="0cm" fo:margin-right="0cm" fo:orphans="2" fo:widows="2" fo:text-indent="0cm" style:auto-text-indent="false" style:writing-mode="lr-tb">
        <style:tab-stops>
          <style:tab-stop style:position="0.953cm"/>
        </style:tab-stops>
      </style:paragraph-properties>
      <style:text-properties fo:color="#0000ff" style:font-name="Times New Roman1" fo:font-size="12pt" fo:language="es" fo:country="ES" fo:font-weight="bold"/>
    </style:style>
    <style:style style:name="P49" style:family="paragraph" style:parent-style-name="Standard" style:list-style-name="L2">
      <style:paragraph-properties fo:margin-left="0cm" fo:margin-right="0cm" fo:orphans="2" fo:widows="2" fo:text-indent="0cm" style:auto-text-indent="false" style:writing-mode="lr-tb">
        <style:tab-stops>
          <style:tab-stop style:position="0.953cm"/>
        </style:tab-stops>
      </style:paragraph-properties>
      <style:text-properties fo:color="#0000ff" style:font-name="Times New Roman1" fo:font-size="12pt" fo:language="es" fo:country="ES" fo:font-weight="bold"/>
    </style:style>
    <style:style style:name="P50" style:family="paragraph" style:parent-style-name="Standard" style:list-style-name="L3">
      <style:paragraph-properties fo:margin-left="0cm" fo:margin-right="0cm" fo:orphans="2" fo:widows="2" fo:text-indent="0cm" style:auto-text-indent="false" style:writing-mode="lr-tb">
        <style:tab-stops>
          <style:tab-stop style:position="0.953cm"/>
        </style:tab-stops>
      </style:paragraph-properties>
      <style:text-properties fo:color="#0000ff" style:font-name="Times New Roman1" fo:font-size="12pt" fo:language="es" fo:country="ES" fo:font-weight="bold"/>
    </style:style>
    <style:style style:name="P51" style:family="paragraph" style:parent-style-name="Standard" style:list-style-name="L7">
      <style:paragraph-properties fo:margin-left="0cm" fo:margin-right="0cm" fo:orphans="2" fo:widows="2" fo:text-indent="0cm" style:auto-text-indent="false" style:writing-mode="lr-tb">
        <style:tab-stops>
          <style:tab-stop style:position="0.953cm"/>
        </style:tab-stops>
      </style:paragraph-properties>
      <style:text-properties fo:color="#0000ff" style:font-name="Times New Roman1" fo:font-size="12pt" fo:language="es" fo:country="ES" fo:font-weight="bold"/>
    </style:style>
    <style:style style:name="P52" style:family="paragraph" style:parent-style-name="Standard" style:list-style-name="L12">
      <style:paragraph-properties fo:margin-left="0cm" fo:margin-right="0cm" fo:orphans="2" fo:widows="2" fo:text-indent="0cm" style:auto-text-indent="false" style:writing-mode="lr-tb">
        <style:tab-stops>
          <style:tab-stop style:position="0.953cm"/>
        </style:tab-stops>
      </style:paragraph-properties>
      <style:text-properties fo:color="#0000ff" style:font-name="Times New Roman1" fo:font-size="12pt" fo:language="es" fo:country="ES" fo:font-weight="bold"/>
    </style:style>
    <style:style style:name="P53" style:family="paragraph" style:parent-style-name="Standard" style:list-style-name="L13">
      <style:paragraph-properties fo:margin-left="0cm" fo:margin-right="0cm" fo:orphans="2" fo:widows="2" fo:text-indent="0cm" style:auto-text-indent="false" style:writing-mode="lr-tb">
        <style:tab-stops>
          <style:tab-stop style:position="0.953cm"/>
        </style:tab-stops>
      </style:paragraph-properties>
      <style:text-properties fo:color="#0000ff" style:font-name="Times New Roman1" fo:font-size="12pt" fo:language="es" fo:country="ES" fo:font-weight="bold"/>
    </style:style>
    <style:style style:name="P54" style:family="paragraph" style:parent-style-name="Standard" style:list-style-name="L14">
      <style:paragraph-properties fo:margin-left="0cm" fo:margin-right="0cm" fo:orphans="2" fo:widows="2" fo:text-indent="0cm" style:auto-text-indent="false" style:writing-mode="lr-tb">
        <style:tab-stops>
          <style:tab-stop style:position="0.953cm"/>
        </style:tab-stops>
      </style:paragraph-properties>
      <style:text-properties fo:color="#0000ff" style:font-name="Times New Roman1" fo:font-size="12pt" fo:language="es" fo:country="ES" fo:font-weight="bold"/>
    </style:style>
    <style:style style:name="P55" style:family="paragraph" style:parent-style-name="Standard" style:list-style-name="L18">
      <style:paragraph-properties fo:margin-left="0cm" fo:margin-right="0cm" fo:orphans="2" fo:widows="2" fo:text-indent="0cm" style:auto-text-indent="false" style:writing-mode="lr-tb">
        <style:tab-stops>
          <style:tab-stop style:position="0.953cm"/>
        </style:tab-stops>
      </style:paragraph-properties>
      <style:text-properties fo:color="#0000ff" style:font-name="Times New Roman1" fo:font-size="12pt" fo:language="es" fo:country="ES" fo:font-weight="bold"/>
    </style:style>
    <style:style style:name="P56" style:family="paragraph" style:parent-style-name="Standard" style:list-style-name="L22">
      <style:paragraph-properties fo:margin-left="0cm" fo:margin-right="0cm" fo:orphans="2" fo:widows="2" fo:text-indent="0cm" style:auto-text-indent="false" style:writing-mode="lr-tb">
        <style:tab-stops>
          <style:tab-stop style:position="0.953cm"/>
        </style:tab-stops>
      </style:paragraph-properties>
      <style:text-properties fo:color="#0000ff" style:font-name="Times New Roman1" fo:font-size="12pt" fo:language="es" fo:country="ES" fo:font-weight="bold"/>
    </style:style>
    <style:style style:name="P57" style:family="paragraph" style:parent-style-name="Standard" style:list-style-name="L23">
      <style:paragraph-properties fo:margin-left="0cm" fo:margin-right="0cm" fo:orphans="2" fo:widows="2" fo:text-indent="0cm" style:auto-text-indent="false" style:writing-mode="lr-tb">
        <style:tab-stops>
          <style:tab-stop style:position="0.953cm"/>
        </style:tab-stops>
      </style:paragraph-properties>
      <style:text-properties fo:color="#0000ff" style:font-name="Times New Roman1" fo:font-size="12pt" fo:language="es" fo:country="ES" fo:font-weight="bold"/>
    </style:style>
    <style:style style:name="P58" style:family="paragraph" style:parent-style-name="Standard" style:list-style-name="L24">
      <style:paragraph-properties fo:margin-left="0cm" fo:margin-right="0cm" fo:orphans="2" fo:widows="2" fo:text-indent="0cm" style:auto-text-indent="false" style:writing-mode="lr-tb">
        <style:tab-stops>
          <style:tab-stop style:position="0.953cm"/>
        </style:tab-stops>
      </style:paragraph-properties>
      <style:text-properties fo:color="#0000ff" style:font-name="Times New Roman1" fo:font-size="12pt" fo:language="es" fo:country="ES" fo:font-weight="bold"/>
    </style:style>
    <style:style style:name="P59" style:family="paragraph" style:parent-style-name="Standard" style:list-style-name="L28">
      <style:paragraph-properties fo:margin-left="0cm" fo:margin-right="0cm" fo:orphans="2" fo:widows="2" fo:text-indent="0cm" style:auto-text-indent="false" style:writing-mode="lr-tb">
        <style:tab-stops>
          <style:tab-stop style:position="0.953cm"/>
        </style:tab-stops>
      </style:paragraph-properties>
      <style:text-properties fo:color="#0000ff" style:font-name="Times New Roman1" fo:font-size="12pt" fo:language="es" fo:country="ES" fo:font-weight="bold"/>
    </style:style>
    <style:style style:name="P60" style:family="paragraph" style:parent-style-name="Standard" style:list-style-name="L32">
      <style:paragraph-properties fo:margin-left="0cm" fo:margin-right="0cm" fo:orphans="2" fo:widows="2" fo:text-indent="0cm" style:auto-text-indent="false" style:writing-mode="lr-tb">
        <style:tab-stops>
          <style:tab-stop style:position="0.953cm"/>
        </style:tab-stops>
      </style:paragraph-properties>
      <style:text-properties fo:color="#0000ff" style:font-name="Times New Roman1" fo:font-size="12pt" fo:language="es" fo:country="ES" fo:font-weight="bold"/>
    </style:style>
    <style:style style:name="P61" style:family="paragraph" style:parent-style-name="Standard" style:list-style-name="L33">
      <style:paragraph-properties fo:margin-left="0cm" fo:margin-right="0cm" fo:orphans="2" fo:widows="2" fo:text-indent="0cm" style:auto-text-indent="false" style:writing-mode="lr-tb">
        <style:tab-stops>
          <style:tab-stop style:position="0.953cm"/>
        </style:tab-stops>
      </style:paragraph-properties>
      <style:text-properties fo:color="#0000ff" style:font-name="Times New Roman1" fo:font-size="12pt" fo:language="es" fo:country="ES" fo:font-weight="bold"/>
    </style:style>
    <style:style style:name="P62" style:family="paragraph" style:parent-style-name="Standard" style:list-style-name="L34">
      <style:paragraph-properties fo:margin-left="0cm" fo:margin-right="0cm" fo:orphans="2" fo:widows="2" fo:text-indent="0cm" style:auto-text-indent="false" style:writing-mode="lr-tb">
        <style:tab-stops>
          <style:tab-stop style:position="0.953cm"/>
        </style:tab-stops>
      </style:paragraph-properties>
      <style:text-properties fo:color="#0000ff" style:font-name="Times New Roman1" fo:font-size="12pt" fo:language="es" fo:country="ES" fo:font-weight="bold"/>
    </style:style>
    <style:style style:name="P63" style:family="paragraph" style:parent-style-name="Standard" style:list-style-name="L38">
      <style:paragraph-properties fo:margin-left="0cm" fo:margin-right="0cm" fo:orphans="2" fo:widows="2" fo:text-indent="0cm" style:auto-text-indent="false" style:writing-mode="lr-tb">
        <style:tab-stops>
          <style:tab-stop style:position="0.953cm"/>
        </style:tab-stops>
      </style:paragraph-properties>
      <style:text-properties fo:color="#0000ff" style:font-name="Times New Roman1" fo:font-size="12pt" fo:language="es" fo:country="ES" fo:font-weight="bold"/>
    </style:style>
    <style:style style:name="P64" style:family="paragraph" style:parent-style-name="Standard" style:list-style-name="L42">
      <style:paragraph-properties fo:margin-left="0cm" fo:margin-right="0cm" fo:orphans="2" fo:widows="2" fo:text-indent="0cm" style:auto-text-indent="false" style:writing-mode="lr-tb">
        <style:tab-stops>
          <style:tab-stop style:position="0.953cm"/>
        </style:tab-stops>
      </style:paragraph-properties>
      <style:text-properties fo:color="#0000ff" style:font-name="Times New Roman1" fo:font-size="12pt" fo:language="es" fo:country="ES" fo:font-weight="bold"/>
    </style:style>
    <style:style style:name="P65" style:family="paragraph" style:parent-style-name="Standard" style:list-style-name="L43">
      <style:paragraph-properties fo:margin-left="0cm" fo:margin-right="0cm" fo:orphans="2" fo:widows="2" fo:text-indent="0cm" style:auto-text-indent="false" style:writing-mode="lr-tb">
        <style:tab-stops>
          <style:tab-stop style:position="0.953cm"/>
        </style:tab-stops>
      </style:paragraph-properties>
      <style:text-properties fo:color="#0000ff" style:font-name="Times New Roman1" fo:font-size="12pt" fo:language="es" fo:country="ES" fo:font-weight="bold"/>
    </style:style>
    <style:style style:name="P66" style:family="paragraph" style:parent-style-name="Standard" style:list-style-name="L44">
      <style:paragraph-properties fo:margin-left="0cm" fo:margin-right="0cm" fo:orphans="2" fo:widows="2" fo:text-indent="0cm" style:auto-text-indent="false" style:writing-mode="lr-tb">
        <style:tab-stops>
          <style:tab-stop style:position="0.953cm"/>
        </style:tab-stops>
      </style:paragraph-properties>
      <style:text-properties fo:color="#0000ff" style:font-name="Times New Roman1" fo:font-size="12pt" fo:language="es" fo:country="ES" fo:font-weight="bold"/>
    </style:style>
    <style:style style:name="P67" style:family="paragraph" style:parent-style-name="Standard" style:list-style-name="L48">
      <style:paragraph-properties fo:margin-left="0cm" fo:margin-right="0cm" fo:orphans="2" fo:widows="2" fo:text-indent="0cm" style:auto-text-indent="false" style:writing-mode="lr-tb">
        <style:tab-stops>
          <style:tab-stop style:position="0.953cm"/>
        </style:tab-stops>
      </style:paragraph-properties>
      <style:text-properties fo:color="#0000ff" style:font-name="Times New Roman1" fo:font-size="12pt" fo:language="es" fo:country="ES" fo:font-weight="bold"/>
    </style:style>
    <style:style style:name="P68" style:family="paragraph" style:parent-style-name="Standard" style:list-style-name="L53">
      <style:paragraph-properties fo:margin-left="0cm" fo:margin-right="0cm" fo:orphans="2" fo:widows="2" fo:text-indent="0cm" style:auto-text-indent="false" style:writing-mode="lr-tb">
        <style:tab-stops>
          <style:tab-stop style:position="0.953cm"/>
        </style:tab-stops>
      </style:paragraph-properties>
      <style:text-properties fo:color="#0000ff" style:font-name="Times New Roman1" fo:font-size="12pt" fo:language="es" fo:country="ES" fo:font-weight="bold"/>
    </style:style>
    <style:style style:name="P69" style:family="paragraph" style:parent-style-name="Standard" style:list-style-name="L54">
      <style:paragraph-properties fo:margin-left="0cm" fo:margin-right="0cm" fo:orphans="2" fo:widows="2" fo:text-indent="0cm" style:auto-text-indent="false" style:writing-mode="lr-tb">
        <style:tab-stops>
          <style:tab-stop style:position="0.953cm"/>
        </style:tab-stops>
      </style:paragraph-properties>
      <style:text-properties fo:color="#0000ff" style:font-name="Times New Roman1" fo:font-size="12pt" fo:language="es" fo:country="ES" fo:font-weight="bold"/>
    </style:style>
    <style:style style:name="P70" style:family="paragraph" style:parent-style-name="Standard" style:list-style-name="L55">
      <style:paragraph-properties fo:margin-left="0cm" fo:margin-right="0cm" fo:orphans="2" fo:widows="2" fo:text-indent="0cm" style:auto-text-indent="false" style:writing-mode="lr-tb">
        <style:tab-stops>
          <style:tab-stop style:position="0.953cm"/>
        </style:tab-stops>
      </style:paragraph-properties>
      <style:text-properties fo:color="#0000ff" style:font-name="Times New Roman1" fo:font-size="12pt" fo:language="es" fo:country="ES" fo:font-weight="bold"/>
    </style:style>
    <style:style style:name="P71" style:family="paragraph" style:parent-style-name="Standard" style:list-style-name="L59">
      <style:paragraph-properties fo:margin-left="0cm" fo:margin-right="0cm" fo:orphans="2" fo:widows="2" fo:text-indent="0cm" style:auto-text-indent="false" style:writing-mode="lr-tb">
        <style:tab-stops>
          <style:tab-stop style:position="0.953cm"/>
        </style:tab-stops>
      </style:paragraph-properties>
      <style:text-properties fo:color="#0000ff" style:font-name="Times New Roman1" fo:font-size="12pt" fo:language="es" fo:country="ES" fo:font-weight="bold"/>
    </style:style>
    <style:style style:name="P72" style:family="paragraph" style:parent-style-name="Standard" style:list-style-name="L63">
      <style:paragraph-properties fo:margin-left="0cm" fo:margin-right="0cm" fo:orphans="2" fo:widows="2" fo:text-indent="0cm" style:auto-text-indent="false" style:writing-mode="lr-tb">
        <style:tab-stops>
          <style:tab-stop style:position="0.953cm"/>
        </style:tab-stops>
      </style:paragraph-properties>
      <style:text-properties fo:color="#0000ff" style:font-name="Times New Roman1" fo:font-size="12pt" fo:language="es" fo:country="ES" fo:font-weight="bold"/>
    </style:style>
    <style:style style:name="P73" style:family="paragraph" style:parent-style-name="Standard" style:list-style-name="L64">
      <style:paragraph-properties fo:margin-left="0cm" fo:margin-right="0cm" fo:orphans="2" fo:widows="2" fo:text-indent="0cm" style:auto-text-indent="false" style:writing-mode="lr-tb">
        <style:tab-stops>
          <style:tab-stop style:position="0.953cm"/>
        </style:tab-stops>
      </style:paragraph-properties>
      <style:text-properties fo:color="#0000ff" style:font-name="Times New Roman1" fo:font-size="12pt" fo:language="es" fo:country="ES" fo:font-weight="bold"/>
    </style:style>
    <style:style style:name="P74" style:family="paragraph" style:parent-style-name="Standard" style:list-style-name="L65">
      <style:paragraph-properties fo:margin-left="0cm" fo:margin-right="0cm" fo:orphans="2" fo:widows="2" fo:text-indent="0cm" style:auto-text-indent="false" style:writing-mode="lr-tb">
        <style:tab-stops>
          <style:tab-stop style:position="0.953cm"/>
        </style:tab-stops>
      </style:paragraph-properties>
      <style:text-properties fo:color="#0000ff" style:font-name="Times New Roman1" fo:font-size="12pt" fo:language="es" fo:country="ES" fo:font-weight="bold"/>
    </style:style>
    <style:style style:name="P75" style:family="paragraph" style:parent-style-name="Standard" style:list-style-name="L69">
      <style:paragraph-properties fo:margin-left="0cm" fo:margin-right="0cm" fo:orphans="2" fo:widows="2" fo:text-indent="0cm" style:auto-text-indent="false" style:writing-mode="lr-tb">
        <style:tab-stops>
          <style:tab-stop style:position="0.953cm"/>
        </style:tab-stops>
      </style:paragraph-properties>
      <style:text-properties fo:color="#0000ff" style:font-name="Times New Roman1" fo:font-size="12pt" fo:language="es" fo:country="ES" fo:font-weight="bold"/>
    </style:style>
    <style:style style:name="P76" style:family="paragraph" style:parent-style-name="Standard" style:list-style-name="L83">
      <style:paragraph-properties fo:margin-left="0cm" fo:margin-right="0cm" fo:orphans="2" fo:widows="2" fo:text-indent="0cm" style:auto-text-indent="false" style:writing-mode="lr-tb">
        <style:tab-stops>
          <style:tab-stop style:position="0.953cm"/>
        </style:tab-stops>
      </style:paragraph-properties>
      <style:text-properties fo:color="#0000ff" style:font-name="Times New Roman1" fo:font-size="12pt" fo:language="es" fo:country="ES" fo:font-weight="bold"/>
    </style:style>
    <style:style style:name="P77" style:family="paragraph" style:parent-style-name="Standard" style:list-style-name="L84">
      <style:paragraph-properties fo:margin-left="0cm" fo:margin-right="0cm" fo:orphans="2" fo:widows="2" fo:text-indent="0cm" style:auto-text-indent="false" style:writing-mode="lr-tb">
        <style:tab-stops>
          <style:tab-stop style:position="0.953cm"/>
        </style:tab-stops>
      </style:paragraph-properties>
      <style:text-properties fo:color="#0000ff" style:font-name="Times New Roman1" fo:font-size="12pt" fo:language="es" fo:country="ES" fo:font-weight="bold"/>
    </style:style>
    <style:style style:name="P78" style:family="paragraph" style:parent-style-name="Standard" style:list-style-name="L85">
      <style:paragraph-properties fo:margin-left="0cm" fo:margin-right="0cm" fo:orphans="2" fo:widows="2" fo:text-indent="0cm" style:auto-text-indent="false" style:writing-mode="lr-tb">
        <style:tab-stops>
          <style:tab-stop style:position="0.953cm"/>
        </style:tab-stops>
      </style:paragraph-properties>
      <style:text-properties fo:color="#0000ff" style:font-name="Times New Roman1" fo:font-size="12pt" fo:language="es" fo:country="ES" fo:font-weight="bold"/>
    </style:style>
    <style:style style:name="P79" style:family="paragraph" style:parent-style-name="Standard" style:list-style-name="L89">
      <style:paragraph-properties fo:margin-left="0cm" fo:margin-right="0cm" fo:orphans="2" fo:widows="2" fo:text-indent="0cm" style:auto-text-indent="false" style:writing-mode="lr-tb">
        <style:tab-stops>
          <style:tab-stop style:position="0.953cm"/>
        </style:tab-stops>
      </style:paragraph-properties>
      <style:text-properties fo:color="#0000ff" style:font-name="Times New Roman1" fo:font-size="12pt" fo:language="es" fo:country="ES" fo:font-weight="bold"/>
    </style:style>
    <style:style style:name="P80" style:family="paragraph" style:parent-style-name="Standard" style:list-style-name="L11">
      <style:paragraph-properties fo:margin-left="0cm" fo:margin-right="0cm" fo:orphans="2" fo:widows="2" fo:text-indent="0cm" style:auto-text-indent="false" style:writing-mode="lr-tb">
        <style:tab-stops>
          <style:tab-stop style:position="0.953cm"/>
        </style:tab-stops>
      </style:paragraph-properties>
      <style:text-properties style:font-name="Times New Roman1"/>
    </style:style>
    <style:style style:name="P81" style:family="paragraph" style:parent-style-name="Standard">
      <style:paragraph-properties fo:margin-left="0cm" fo:margin-right="0cm" fo:text-indent="0cm" style:auto-text-indent="false"/>
    </style:style>
    <style:style style:name="P82" style:family="paragraph" style:parent-style-name="Standard">
      <style:paragraph-properties fo:margin-left="0cm" fo:margin-right="0cm" fo:text-indent="0cm" style:auto-text-indent="false">
        <style:tab-stops>
          <style:tab-stop style:position="1.662cm"/>
        </style:tab-stops>
      </style:paragraph-properties>
      <style:text-properties style:font-name="Times New Roman1" fo:font-weight="normal" style:font-weight-asian="normal" style:font-weight-complex="normal"/>
    </style:style>
    <style:style style:name="P83" style:family="paragraph" style:parent-style-name="Standard">
      <style:paragraph-properties fo:margin-left="0cm" fo:margin-right="0cm" fo:text-indent="0cm" style:auto-text-indent="false">
        <style:tab-stops>
          <style:tab-stop style:position="1.662cm"/>
        </style:tab-stops>
      </style:paragraph-properties>
      <style:text-properties fo:color="#000000" fo:font-weight="normal" style:font-weight-asian="normal" style:font-weight-complex="normal"/>
    </style:style>
    <style:style style:name="P84" style:family="paragraph" style:parent-style-name="Standard">
      <style:paragraph-properties fo:margin-left="0cm" fo:margin-right="0cm" fo:text-indent="0cm" style:auto-text-indent="false">
        <style:tab-stops>
          <style:tab-stop style:position="1.662cm"/>
        </style:tab-stops>
      </style:paragraph-properties>
      <style:text-properties fo:color="#000000" style:font-name="Times New Roman1" fo:font-weight="normal" style:font-weight-asian="normal" style:font-weight-complex="normal"/>
    </style:style>
    <style:style style:name="P85" style:family="paragraph" style:parent-style-name="Standard">
      <style:paragraph-properties fo:margin-left="0cm" fo:margin-right="0cm" fo:text-indent="0cm" style:auto-text-indent="false">
        <style:tab-stops>
          <style:tab-stop style:position="0.797cm"/>
          <style:tab-stop style:position="1.117cm"/>
        </style:tab-stops>
      </style:paragraph-properties>
    </style:style>
    <style:style style:name="P86" style:family="paragraph" style:parent-style-name="Standard" style:list-style-name="L4">
      <style:paragraph-properties fo:margin-left="0.6cm" fo:margin-right="0cm" fo:orphans="2" fo:widows="2" fo:text-indent="0cm" style:auto-text-indent="false" style:writing-mode="lr-tb">
        <style:tab-stops>
          <style:tab-stop style:position="0.953cm"/>
          <style:tab-stop style:position="2.223cm"/>
        </style:tab-stops>
      </style:paragraph-properties>
      <style:text-properties fo:color="#0000ff" style:font-name="Times New Roman1" fo:font-size="12pt" fo:language="es" fo:country="ES" fo:font-weight="bold"/>
    </style:style>
    <style:style style:name="P87" style:family="paragraph" style:parent-style-name="Standard" style:list-style-name="L5">
      <style:paragraph-properties fo:margin-left="0.6cm" fo:margin-right="0cm" fo:orphans="2" fo:widows="2" fo:text-indent="0cm" style:auto-text-indent="false" style:writing-mode="lr-tb">
        <style:tab-stops>
          <style:tab-stop style:position="0.953cm"/>
          <style:tab-stop style:position="2.223cm"/>
        </style:tab-stops>
      </style:paragraph-properties>
      <style:text-properties fo:color="#0000ff" style:font-name="Times New Roman1" fo:font-size="12pt" fo:language="es" fo:country="ES" fo:font-weight="bold"/>
    </style:style>
    <style:style style:name="P88" style:family="paragraph" style:parent-style-name="Standard" style:list-style-name="L6">
      <style:paragraph-properties fo:margin-left="0.6cm" fo:margin-right="0cm" fo:orphans="2" fo:widows="2" fo:text-indent="0cm" style:auto-text-indent="false" style:writing-mode="lr-tb">
        <style:tab-stops>
          <style:tab-stop style:position="0.953cm"/>
          <style:tab-stop style:position="2.223cm"/>
        </style:tab-stops>
      </style:paragraph-properties>
      <style:text-properties fo:color="#0000ff" style:font-name="Times New Roman1" fo:font-size="12pt" fo:language="es" fo:country="ES" fo:font-weight="bold"/>
    </style:style>
    <style:style style:name="P89" style:family="paragraph" style:parent-style-name="Standard" style:list-style-name="L8">
      <style:paragraph-properties fo:margin-left="0.6cm" fo:margin-right="0cm" fo:orphans="2" fo:widows="2" fo:text-indent="0cm" style:auto-text-indent="false" style:writing-mode="lr-tb">
        <style:tab-stops>
          <style:tab-stop style:position="0.953cm"/>
          <style:tab-stop style:position="2.223cm"/>
        </style:tab-stops>
      </style:paragraph-properties>
      <style:text-properties fo:color="#0000ff" style:font-name="Times New Roman1" fo:font-size="12pt" fo:language="es" fo:country="ES" fo:font-weight="bold"/>
    </style:style>
    <style:style style:name="P90" style:family="paragraph" style:parent-style-name="Standard" style:list-style-name="L9">
      <style:paragraph-properties fo:margin-left="0.6cm" fo:margin-right="0cm" fo:orphans="2" fo:widows="2" fo:text-indent="0cm" style:auto-text-indent="false" style:writing-mode="lr-tb">
        <style:tab-stops>
          <style:tab-stop style:position="0.953cm"/>
          <style:tab-stop style:position="2.223cm"/>
        </style:tab-stops>
      </style:paragraph-properties>
      <style:text-properties fo:color="#0000ff" style:font-name="Times New Roman1" fo:font-size="12pt" fo:language="es" fo:country="ES" fo:font-weight="bold"/>
    </style:style>
    <style:style style:name="P91" style:family="paragraph" style:parent-style-name="Standard" style:list-style-name="L10">
      <style:paragraph-properties fo:margin-left="0.6cm" fo:margin-right="0cm" fo:orphans="2" fo:widows="2" fo:text-indent="0cm" style:auto-text-indent="false" style:writing-mode="lr-tb">
        <style:tab-stops>
          <style:tab-stop style:position="0.953cm"/>
          <style:tab-stop style:position="2.223cm"/>
        </style:tab-stops>
      </style:paragraph-properties>
      <style:text-properties fo:color="#0000ff" style:font-name="Times New Roman1" fo:font-size="12pt" fo:language="es" fo:country="ES" fo:font-weight="bold"/>
    </style:style>
    <style:style style:name="P92" style:family="paragraph" style:parent-style-name="Standard" style:list-style-name="L15">
      <style:paragraph-properties fo:margin-left="0.6cm" fo:margin-right="0cm" fo:orphans="2" fo:widows="2" fo:text-indent="0cm" style:auto-text-indent="false" style:writing-mode="lr-tb">
        <style:tab-stops>
          <style:tab-stop style:position="0.953cm"/>
          <style:tab-stop style:position="2.223cm"/>
        </style:tab-stops>
      </style:paragraph-properties>
      <style:text-properties fo:color="#0000ff" style:font-name="Times New Roman1" fo:font-size="12pt" fo:language="es" fo:country="ES" fo:font-weight="bold"/>
    </style:style>
    <style:style style:name="P93" style:family="paragraph" style:parent-style-name="Standard" style:list-style-name="L16">
      <style:paragraph-properties fo:margin-left="0.6cm" fo:margin-right="0cm" fo:orphans="2" fo:widows="2" fo:text-indent="0cm" style:auto-text-indent="false" style:writing-mode="lr-tb">
        <style:tab-stops>
          <style:tab-stop style:position="0.953cm"/>
          <style:tab-stop style:position="2.223cm"/>
        </style:tab-stops>
      </style:paragraph-properties>
      <style:text-properties fo:color="#0000ff" style:font-name="Times New Roman1" fo:font-size="12pt" fo:language="es" fo:country="ES" fo:font-weight="bold"/>
    </style:style>
    <style:style style:name="P94" style:family="paragraph" style:parent-style-name="Standard" style:list-style-name="L17">
      <style:paragraph-properties fo:margin-left="0.6cm" fo:margin-right="0cm" fo:orphans="2" fo:widows="2" fo:text-indent="0cm" style:auto-text-indent="false" style:writing-mode="lr-tb">
        <style:tab-stops>
          <style:tab-stop style:position="0.953cm"/>
          <style:tab-stop style:position="2.223cm"/>
        </style:tab-stops>
      </style:paragraph-properties>
      <style:text-properties fo:color="#0000ff" style:font-name="Times New Roman1" fo:font-size="12pt" fo:language="es" fo:country="ES" fo:font-weight="bold"/>
    </style:style>
    <style:style style:name="P95" style:family="paragraph" style:parent-style-name="Standard" style:list-style-name="L19">
      <style:paragraph-properties fo:margin-left="0.6cm" fo:margin-right="0cm" fo:orphans="2" fo:widows="2" fo:text-indent="0cm" style:auto-text-indent="false" style:writing-mode="lr-tb">
        <style:tab-stops>
          <style:tab-stop style:position="0.953cm"/>
          <style:tab-stop style:position="2.223cm"/>
        </style:tab-stops>
      </style:paragraph-properties>
      <style:text-properties fo:color="#0000ff" style:font-name="Times New Roman1" fo:font-size="12pt" fo:language="es" fo:country="ES" fo:font-weight="bold"/>
    </style:style>
    <style:style style:name="P96" style:family="paragraph" style:parent-style-name="Standard" style:list-style-name="L20">
      <style:paragraph-properties fo:margin-left="0.6cm" fo:margin-right="0cm" fo:orphans="2" fo:widows="2" fo:text-indent="0cm" style:auto-text-indent="false" style:writing-mode="lr-tb">
        <style:tab-stops>
          <style:tab-stop style:position="0.953cm"/>
          <style:tab-stop style:position="2.223cm"/>
        </style:tab-stops>
      </style:paragraph-properties>
      <style:text-properties fo:color="#0000ff" style:font-name="Times New Roman1" fo:font-size="12pt" fo:language="es" fo:country="ES" fo:font-weight="bold"/>
    </style:style>
    <style:style style:name="P97" style:family="paragraph" style:parent-style-name="Standard" style:list-style-name="L21">
      <style:paragraph-properties fo:margin-left="0.6cm" fo:margin-right="0cm" fo:orphans="2" fo:widows="2" fo:text-indent="0cm" style:auto-text-indent="false" style:writing-mode="lr-tb">
        <style:tab-stops>
          <style:tab-stop style:position="0.953cm"/>
          <style:tab-stop style:position="2.223cm"/>
        </style:tab-stops>
      </style:paragraph-properties>
      <style:text-properties fo:color="#0000ff" style:font-name="Times New Roman1" fo:font-size="12pt" fo:language="es" fo:country="ES" fo:font-weight="bold"/>
    </style:style>
    <style:style style:name="P98" style:family="paragraph" style:parent-style-name="Standard" style:list-style-name="L25">
      <style:paragraph-properties fo:margin-left="0.6cm" fo:margin-right="0cm" fo:orphans="2" fo:widows="2" fo:text-indent="0cm" style:auto-text-indent="false" style:writing-mode="lr-tb">
        <style:tab-stops>
          <style:tab-stop style:position="0.953cm"/>
          <style:tab-stop style:position="2.223cm"/>
        </style:tab-stops>
      </style:paragraph-properties>
      <style:text-properties fo:color="#0000ff" style:font-name="Times New Roman1" fo:font-size="12pt" fo:language="es" fo:country="ES" fo:font-weight="bold"/>
    </style:style>
    <style:style style:name="P99" style:family="paragraph" style:parent-style-name="Standard" style:list-style-name="L26">
      <style:paragraph-properties fo:margin-left="0.6cm" fo:margin-right="0cm" fo:orphans="2" fo:widows="2" fo:text-indent="0cm" style:auto-text-indent="false" style:writing-mode="lr-tb">
        <style:tab-stops>
          <style:tab-stop style:position="0.953cm"/>
          <style:tab-stop style:position="2.223cm"/>
        </style:tab-stops>
      </style:paragraph-properties>
      <style:text-properties fo:color="#0000ff" style:font-name="Times New Roman1" fo:font-size="12pt" fo:language="es" fo:country="ES" fo:font-weight="bold"/>
    </style:style>
    <style:style style:name="P100" style:family="paragraph" style:parent-style-name="Standard" style:list-style-name="L27">
      <style:paragraph-properties fo:margin-left="0.6cm" fo:margin-right="0cm" fo:orphans="2" fo:widows="2" fo:text-indent="0cm" style:auto-text-indent="false" style:writing-mode="lr-tb">
        <style:tab-stops>
          <style:tab-stop style:position="0.953cm"/>
          <style:tab-stop style:position="2.223cm"/>
        </style:tab-stops>
      </style:paragraph-properties>
      <style:text-properties fo:color="#0000ff" style:font-name="Times New Roman1" fo:font-size="12pt" fo:language="es" fo:country="ES" fo:font-weight="bold"/>
    </style:style>
    <style:style style:name="P101" style:family="paragraph" style:parent-style-name="Standard" style:list-style-name="L29">
      <style:paragraph-properties fo:margin-left="0.6cm" fo:margin-right="0cm" fo:orphans="2" fo:widows="2" fo:text-indent="0cm" style:auto-text-indent="false" style:writing-mode="lr-tb">
        <style:tab-stops>
          <style:tab-stop style:position="0.953cm"/>
          <style:tab-stop style:position="2.223cm"/>
        </style:tab-stops>
      </style:paragraph-properties>
      <style:text-properties fo:color="#0000ff" style:font-name="Times New Roman1" fo:font-size="12pt" fo:language="es" fo:country="ES" fo:font-weight="bold"/>
    </style:style>
    <style:style style:name="P102" style:family="paragraph" style:parent-style-name="Standard" style:list-style-name="L30">
      <style:paragraph-properties fo:margin-left="0.6cm" fo:margin-right="0cm" fo:orphans="2" fo:widows="2" fo:text-indent="0cm" style:auto-text-indent="false" style:writing-mode="lr-tb">
        <style:tab-stops>
          <style:tab-stop style:position="0.953cm"/>
          <style:tab-stop style:position="2.223cm"/>
        </style:tab-stops>
      </style:paragraph-properties>
      <style:text-properties fo:color="#0000ff" style:font-name="Times New Roman1" fo:font-size="12pt" fo:language="es" fo:country="ES" fo:font-weight="bold"/>
    </style:style>
    <style:style style:name="P103" style:family="paragraph" style:parent-style-name="Standard" style:list-style-name="L31">
      <style:paragraph-properties fo:margin-left="0.6cm" fo:margin-right="0cm" fo:orphans="2" fo:widows="2" fo:text-indent="0cm" style:auto-text-indent="false" style:writing-mode="lr-tb">
        <style:tab-stops>
          <style:tab-stop style:position="0.953cm"/>
          <style:tab-stop style:position="2.223cm"/>
        </style:tab-stops>
      </style:paragraph-properties>
      <style:text-properties fo:color="#0000ff" style:font-name="Times New Roman1" fo:font-size="12pt" fo:language="es" fo:country="ES" fo:font-weight="bold"/>
    </style:style>
    <style:style style:name="P104" style:family="paragraph" style:parent-style-name="Standard" style:list-style-name="L35">
      <style:paragraph-properties fo:margin-left="0.6cm" fo:margin-right="0cm" fo:orphans="2" fo:widows="2" fo:text-indent="0cm" style:auto-text-indent="false" style:writing-mode="lr-tb">
        <style:tab-stops>
          <style:tab-stop style:position="0.953cm"/>
          <style:tab-stop style:position="2.223cm"/>
        </style:tab-stops>
      </style:paragraph-properties>
      <style:text-properties fo:color="#0000ff" style:font-name="Times New Roman1" fo:font-size="12pt" fo:language="es" fo:country="ES" fo:font-weight="bold"/>
    </style:style>
    <style:style style:name="P105" style:family="paragraph" style:parent-style-name="Standard" style:list-style-name="L36">
      <style:paragraph-properties fo:margin-left="0.6cm" fo:margin-right="0cm" fo:orphans="2" fo:widows="2" fo:text-indent="0cm" style:auto-text-indent="false" style:writing-mode="lr-tb">
        <style:tab-stops>
          <style:tab-stop style:position="0.953cm"/>
          <style:tab-stop style:position="2.223cm"/>
        </style:tab-stops>
      </style:paragraph-properties>
      <style:text-properties fo:color="#0000ff" style:font-name="Times New Roman1" fo:font-size="12pt" fo:language="es" fo:country="ES" fo:font-weight="bold"/>
    </style:style>
    <style:style style:name="P106" style:family="paragraph" style:parent-style-name="Standard" style:list-style-name="L37">
      <style:paragraph-properties fo:margin-left="0.6cm" fo:margin-right="0cm" fo:orphans="2" fo:widows="2" fo:text-indent="0cm" style:auto-text-indent="false" style:writing-mode="lr-tb">
        <style:tab-stops>
          <style:tab-stop style:position="0.953cm"/>
          <style:tab-stop style:position="2.223cm"/>
        </style:tab-stops>
      </style:paragraph-properties>
      <style:text-properties fo:color="#0000ff" style:font-name="Times New Roman1" fo:font-size="12pt" fo:language="es" fo:country="ES" fo:font-weight="bold"/>
    </style:style>
    <style:style style:name="P107" style:family="paragraph" style:parent-style-name="Standard" style:list-style-name="L39">
      <style:paragraph-properties fo:margin-left="0.6cm" fo:margin-right="0cm" fo:orphans="2" fo:widows="2" fo:text-indent="0cm" style:auto-text-indent="false" style:writing-mode="lr-tb">
        <style:tab-stops>
          <style:tab-stop style:position="0.953cm"/>
          <style:tab-stop style:position="2.223cm"/>
        </style:tab-stops>
      </style:paragraph-properties>
      <style:text-properties fo:color="#0000ff" style:font-name="Times New Roman1" fo:font-size="12pt" fo:language="es" fo:country="ES" fo:font-weight="bold"/>
    </style:style>
    <style:style style:name="P108" style:family="paragraph" style:parent-style-name="Standard" style:list-style-name="L40">
      <style:paragraph-properties fo:margin-left="0.6cm" fo:margin-right="0cm" fo:orphans="2" fo:widows="2" fo:text-indent="0cm" style:auto-text-indent="false" style:writing-mode="lr-tb">
        <style:tab-stops>
          <style:tab-stop style:position="0.953cm"/>
          <style:tab-stop style:position="2.223cm"/>
        </style:tab-stops>
      </style:paragraph-properties>
      <style:text-properties fo:color="#0000ff" style:font-name="Times New Roman1" fo:font-size="12pt" fo:language="es" fo:country="ES" fo:font-weight="bold"/>
    </style:style>
    <style:style style:name="P109" style:family="paragraph" style:parent-style-name="Standard" style:list-style-name="L41">
      <style:paragraph-properties fo:margin-left="0.6cm" fo:margin-right="0cm" fo:orphans="2" fo:widows="2" fo:text-indent="0cm" style:auto-text-indent="false" style:writing-mode="lr-tb">
        <style:tab-stops>
          <style:tab-stop style:position="0.953cm"/>
          <style:tab-stop style:position="2.223cm"/>
        </style:tab-stops>
      </style:paragraph-properties>
      <style:text-properties fo:color="#0000ff" style:font-name="Times New Roman1" fo:font-size="12pt" fo:language="es" fo:country="ES" fo:font-weight="bold"/>
    </style:style>
    <style:style style:name="P110" style:family="paragraph" style:parent-style-name="Standard" style:list-style-name="L45">
      <style:paragraph-properties fo:margin-left="0.6cm" fo:margin-right="0cm" fo:orphans="2" fo:widows="2" fo:text-indent="0cm" style:auto-text-indent="false" style:writing-mode="lr-tb">
        <style:tab-stops>
          <style:tab-stop style:position="0.953cm"/>
          <style:tab-stop style:position="2.223cm"/>
        </style:tab-stops>
      </style:paragraph-properties>
      <style:text-properties fo:color="#0000ff" style:font-name="Times New Roman1" fo:font-size="12pt" fo:language="es" fo:country="ES" fo:font-weight="bold"/>
    </style:style>
    <style:style style:name="P111" style:family="paragraph" style:parent-style-name="Standard" style:list-style-name="L46">
      <style:paragraph-properties fo:margin-left="0.6cm" fo:margin-right="0cm" fo:orphans="2" fo:widows="2" fo:text-indent="0cm" style:auto-text-indent="false" style:writing-mode="lr-tb">
        <style:tab-stops>
          <style:tab-stop style:position="0.953cm"/>
          <style:tab-stop style:position="2.223cm"/>
        </style:tab-stops>
      </style:paragraph-properties>
      <style:text-properties fo:color="#0000ff" style:font-name="Times New Roman1" fo:font-size="12pt" fo:language="es" fo:country="ES" fo:font-weight="bold"/>
    </style:style>
    <style:style style:name="P112" style:family="paragraph" style:parent-style-name="Standard" style:list-style-name="L47">
      <style:paragraph-properties fo:margin-left="0.6cm" fo:margin-right="0cm" fo:orphans="2" fo:widows="2" fo:text-indent="0cm" style:auto-text-indent="false" style:writing-mode="lr-tb">
        <style:tab-stops>
          <style:tab-stop style:position="0.953cm"/>
          <style:tab-stop style:position="2.223cm"/>
        </style:tab-stops>
      </style:paragraph-properties>
      <style:text-properties fo:color="#0000ff" style:font-name="Times New Roman1" fo:font-size="12pt" fo:language="es" fo:country="ES" fo:font-weight="bold"/>
    </style:style>
    <style:style style:name="P113" style:family="paragraph" style:parent-style-name="Standard" style:list-style-name="L49">
      <style:paragraph-properties fo:margin-left="0.6cm" fo:margin-right="0cm" fo:orphans="2" fo:widows="2" fo:text-indent="0cm" style:auto-text-indent="false" style:writing-mode="lr-tb">
        <style:tab-stops>
          <style:tab-stop style:position="0.953cm"/>
          <style:tab-stop style:position="2.223cm"/>
        </style:tab-stops>
      </style:paragraph-properties>
      <style:text-properties fo:color="#0000ff" style:font-name="Times New Roman1" fo:font-size="12pt" fo:language="es" fo:country="ES" fo:font-weight="bold"/>
    </style:style>
    <style:style style:name="P114" style:family="paragraph" style:parent-style-name="Standard" style:list-style-name="L50">
      <style:paragraph-properties fo:margin-left="0.6cm" fo:margin-right="0cm" fo:orphans="2" fo:widows="2" fo:text-indent="0cm" style:auto-text-indent="false" style:writing-mode="lr-tb">
        <style:tab-stops>
          <style:tab-stop style:position="0.953cm"/>
          <style:tab-stop style:position="2.223cm"/>
        </style:tab-stops>
      </style:paragraph-properties>
      <style:text-properties fo:color="#0000ff" style:font-name="Times New Roman1" fo:font-size="12pt" fo:language="es" fo:country="ES" fo:font-weight="bold"/>
    </style:style>
    <style:style style:name="P115" style:family="paragraph" style:parent-style-name="Standard" style:list-style-name="L51">
      <style:paragraph-properties fo:margin-left="0.6cm" fo:margin-right="0cm" fo:orphans="2" fo:widows="2" fo:text-indent="0cm" style:auto-text-indent="false" style:writing-mode="lr-tb">
        <style:tab-stops>
          <style:tab-stop style:position="0.953cm"/>
          <style:tab-stop style:position="2.223cm"/>
        </style:tab-stops>
      </style:paragraph-properties>
      <style:text-properties fo:color="#0000ff" style:font-name="Times New Roman1" fo:font-size="12pt" fo:language="es" fo:country="ES" fo:font-weight="bold"/>
    </style:style>
    <style:style style:name="P116" style:family="paragraph" style:parent-style-name="Standard" style:list-style-name="L56">
      <style:paragraph-properties fo:margin-left="0.6cm" fo:margin-right="0cm" fo:orphans="2" fo:widows="2" fo:text-indent="0cm" style:auto-text-indent="false" style:writing-mode="lr-tb">
        <style:tab-stops>
          <style:tab-stop style:position="0.953cm"/>
          <style:tab-stop style:position="2.223cm"/>
        </style:tab-stops>
      </style:paragraph-properties>
      <style:text-properties fo:color="#0000ff" style:font-name="Times New Roman1" fo:font-size="12pt" fo:language="es" fo:country="ES" fo:font-weight="bold"/>
    </style:style>
    <style:style style:name="P117" style:family="paragraph" style:parent-style-name="Standard" style:list-style-name="L57">
      <style:paragraph-properties fo:margin-left="0.6cm" fo:margin-right="0cm" fo:orphans="2" fo:widows="2" fo:text-indent="0cm" style:auto-text-indent="false" style:writing-mode="lr-tb">
        <style:tab-stops>
          <style:tab-stop style:position="0.953cm"/>
          <style:tab-stop style:position="2.223cm"/>
        </style:tab-stops>
      </style:paragraph-properties>
      <style:text-properties fo:color="#0000ff" style:font-name="Times New Roman1" fo:font-size="12pt" fo:language="es" fo:country="ES" fo:font-weight="bold"/>
    </style:style>
    <style:style style:name="P118" style:family="paragraph" style:parent-style-name="Standard" style:list-style-name="L58">
      <style:paragraph-properties fo:margin-left="0.6cm" fo:margin-right="0cm" fo:orphans="2" fo:widows="2" fo:text-indent="0cm" style:auto-text-indent="false" style:writing-mode="lr-tb">
        <style:tab-stops>
          <style:tab-stop style:position="0.953cm"/>
          <style:tab-stop style:position="2.223cm"/>
        </style:tab-stops>
      </style:paragraph-properties>
      <style:text-properties fo:color="#0000ff" style:font-name="Times New Roman1" fo:font-size="12pt" fo:language="es" fo:country="ES" fo:font-weight="bold"/>
    </style:style>
    <style:style style:name="P119" style:family="paragraph" style:parent-style-name="Standard" style:list-style-name="L60">
      <style:paragraph-properties fo:margin-left="0.6cm" fo:margin-right="0cm" fo:orphans="2" fo:widows="2" fo:text-indent="0cm" style:auto-text-indent="false" style:writing-mode="lr-tb">
        <style:tab-stops>
          <style:tab-stop style:position="0.953cm"/>
          <style:tab-stop style:position="2.223cm"/>
        </style:tab-stops>
      </style:paragraph-properties>
      <style:text-properties fo:color="#0000ff" style:font-name="Times New Roman1" fo:font-size="12pt" fo:language="es" fo:country="ES" fo:font-weight="bold"/>
    </style:style>
    <style:style style:name="P120" style:family="paragraph" style:parent-style-name="Standard" style:list-style-name="L61">
      <style:paragraph-properties fo:margin-left="0.6cm" fo:margin-right="0cm" fo:orphans="2" fo:widows="2" fo:text-indent="0cm" style:auto-text-indent="false" style:writing-mode="lr-tb">
        <style:tab-stops>
          <style:tab-stop style:position="0.953cm"/>
          <style:tab-stop style:position="2.223cm"/>
        </style:tab-stops>
      </style:paragraph-properties>
      <style:text-properties fo:color="#0000ff" style:font-name="Times New Roman1" fo:font-size="12pt" fo:language="es" fo:country="ES" fo:font-weight="bold"/>
    </style:style>
    <style:style style:name="P121" style:family="paragraph" style:parent-style-name="Standard" style:list-style-name="L62">
      <style:paragraph-properties fo:margin-left="0.6cm" fo:margin-right="0cm" fo:orphans="2" fo:widows="2" fo:text-indent="0cm" style:auto-text-indent="false" style:writing-mode="lr-tb">
        <style:tab-stops>
          <style:tab-stop style:position="0.953cm"/>
          <style:tab-stop style:position="2.223cm"/>
        </style:tab-stops>
      </style:paragraph-properties>
      <style:text-properties fo:color="#0000ff" style:font-name="Times New Roman1" fo:font-size="12pt" fo:language="es" fo:country="ES" fo:font-weight="bold"/>
    </style:style>
    <style:style style:name="P122" style:family="paragraph" style:parent-style-name="Standard" style:list-style-name="L66">
      <style:paragraph-properties fo:margin-left="0.6cm" fo:margin-right="0cm" fo:orphans="2" fo:widows="2" fo:text-indent="0cm" style:auto-text-indent="false" style:writing-mode="lr-tb">
        <style:tab-stops>
          <style:tab-stop style:position="0.953cm"/>
          <style:tab-stop style:position="2.223cm"/>
        </style:tab-stops>
      </style:paragraph-properties>
      <style:text-properties fo:color="#0000ff" style:font-name="Times New Roman1" fo:font-size="12pt" fo:language="es" fo:country="ES" fo:font-weight="bold"/>
    </style:style>
    <style:style style:name="P123" style:family="paragraph" style:parent-style-name="Standard" style:list-style-name="L67">
      <style:paragraph-properties fo:margin-left="0.6cm" fo:margin-right="0cm" fo:orphans="2" fo:widows="2" fo:text-indent="0cm" style:auto-text-indent="false" style:writing-mode="lr-tb">
        <style:tab-stops>
          <style:tab-stop style:position="0.953cm"/>
          <style:tab-stop style:position="2.223cm"/>
        </style:tab-stops>
      </style:paragraph-properties>
      <style:text-properties fo:color="#0000ff" style:font-name="Times New Roman1" fo:font-size="12pt" fo:language="es" fo:country="ES" fo:font-weight="bold"/>
    </style:style>
    <style:style style:name="P124" style:family="paragraph" style:parent-style-name="Standard" style:list-style-name="L68">
      <style:paragraph-properties fo:margin-left="0.6cm" fo:margin-right="0cm" fo:orphans="2" fo:widows="2" fo:text-indent="0cm" style:auto-text-indent="false" style:writing-mode="lr-tb">
        <style:tab-stops>
          <style:tab-stop style:position="0.953cm"/>
          <style:tab-stop style:position="2.223cm"/>
        </style:tab-stops>
      </style:paragraph-properties>
      <style:text-properties fo:color="#0000ff" style:font-name="Times New Roman1" fo:font-size="12pt" fo:language="es" fo:country="ES" fo:font-weight="bold"/>
    </style:style>
    <style:style style:name="P125" style:family="paragraph" style:parent-style-name="Standard" style:list-style-name="L70">
      <style:paragraph-properties fo:margin-left="0.6cm" fo:margin-right="0cm" fo:orphans="2" fo:widows="2" fo:text-indent="0cm" style:auto-text-indent="false" style:writing-mode="lr-tb">
        <style:tab-stops>
          <style:tab-stop style:position="0.953cm"/>
          <style:tab-stop style:position="2.223cm"/>
        </style:tab-stops>
      </style:paragraph-properties>
      <style:text-properties fo:color="#0000ff" style:font-name="Times New Roman1" fo:font-size="12pt" fo:language="es" fo:country="ES" fo:font-weight="bold"/>
    </style:style>
    <style:style style:name="P126" style:family="paragraph" style:parent-style-name="Standard" style:list-style-name="L71">
      <style:paragraph-properties fo:margin-left="0.6cm" fo:margin-right="0cm" fo:orphans="2" fo:widows="2" fo:text-indent="0cm" style:auto-text-indent="false" style:writing-mode="lr-tb">
        <style:tab-stops>
          <style:tab-stop style:position="0.953cm"/>
          <style:tab-stop style:position="2.223cm"/>
        </style:tab-stops>
      </style:paragraph-properties>
      <style:text-properties fo:color="#0000ff" style:font-name="Times New Roman1" fo:font-size="12pt" fo:language="es" fo:country="ES" fo:font-weight="bold"/>
    </style:style>
    <style:style style:name="P127" style:family="paragraph" style:parent-style-name="Standard" style:list-style-name="L72">
      <style:paragraph-properties fo:margin-left="0.6cm" fo:margin-right="0cm" fo:orphans="2" fo:widows="2" fo:text-indent="0cm" style:auto-text-indent="false" style:writing-mode="lr-tb">
        <style:tab-stops>
          <style:tab-stop style:position="0.953cm"/>
          <style:tab-stop style:position="2.223cm"/>
        </style:tab-stops>
      </style:paragraph-properties>
      <style:text-properties fo:color="#0000ff" style:font-name="Times New Roman1" fo:font-size="12pt" fo:language="es" fo:country="ES" fo:font-weight="bold"/>
    </style:style>
    <style:style style:name="P128" style:family="paragraph" style:parent-style-name="Standard" style:list-style-name="L86">
      <style:paragraph-properties fo:margin-left="0.6cm" fo:margin-right="0cm" fo:orphans="2" fo:widows="2" fo:text-indent="0cm" style:auto-text-indent="false" style:writing-mode="lr-tb">
        <style:tab-stops>
          <style:tab-stop style:position="0.953cm"/>
          <style:tab-stop style:position="2.223cm"/>
        </style:tab-stops>
      </style:paragraph-properties>
      <style:text-properties fo:color="#0000ff" style:font-name="Times New Roman1" fo:font-size="12pt" fo:language="es" fo:country="ES" fo:font-weight="bold"/>
    </style:style>
    <style:style style:name="P129" style:family="paragraph" style:parent-style-name="Standard" style:list-style-name="L87">
      <style:paragraph-properties fo:margin-left="0.6cm" fo:margin-right="0cm" fo:orphans="2" fo:widows="2" fo:text-indent="0cm" style:auto-text-indent="false" style:writing-mode="lr-tb">
        <style:tab-stops>
          <style:tab-stop style:position="0.953cm"/>
          <style:tab-stop style:position="2.223cm"/>
        </style:tab-stops>
      </style:paragraph-properties>
      <style:text-properties fo:color="#0000ff" style:font-name="Times New Roman1" fo:font-size="12pt" fo:language="es" fo:country="ES" fo:font-weight="bold"/>
    </style:style>
    <style:style style:name="P130" style:family="paragraph" style:parent-style-name="Standard" style:list-style-name="L88">
      <style:paragraph-properties fo:margin-left="0.6cm" fo:margin-right="0cm" fo:orphans="2" fo:widows="2" fo:text-indent="0cm" style:auto-text-indent="false" style:writing-mode="lr-tb">
        <style:tab-stops>
          <style:tab-stop style:position="0.953cm"/>
          <style:tab-stop style:position="2.223cm"/>
        </style:tab-stops>
      </style:paragraph-properties>
      <style:text-properties fo:color="#0000ff" style:font-name="Times New Roman1" fo:font-size="12pt" fo:language="es" fo:country="ES" fo:font-weight="bold"/>
    </style:style>
    <style:style style:name="P131" style:family="paragraph" style:parent-style-name="Standard" style:list-style-name="L90">
      <style:paragraph-properties fo:margin-left="0.6cm" fo:margin-right="0cm" fo:orphans="2" fo:widows="2" fo:text-indent="0cm" style:auto-text-indent="false" style:writing-mode="lr-tb">
        <style:tab-stops>
          <style:tab-stop style:position="0.953cm"/>
          <style:tab-stop style:position="2.223cm"/>
        </style:tab-stops>
      </style:paragraph-properties>
      <style:text-properties fo:color="#0000ff" style:font-name="Times New Roman1" fo:font-size="12pt" fo:language="es" fo:country="ES" fo:font-weight="bold"/>
    </style:style>
    <style:style style:name="P132" style:family="paragraph" style:parent-style-name="Standard" style:list-style-name="L91">
      <style:paragraph-properties fo:margin-left="0.6cm" fo:margin-right="0cm" fo:orphans="2" fo:widows="2" fo:text-indent="0cm" style:auto-text-indent="false" style:writing-mode="lr-tb">
        <style:tab-stops>
          <style:tab-stop style:position="0.953cm"/>
          <style:tab-stop style:position="2.223cm"/>
        </style:tab-stops>
      </style:paragraph-properties>
      <style:text-properties fo:color="#0000ff" style:font-name="Times New Roman1" fo:font-size="12pt" fo:language="es" fo:country="ES" fo:font-weight="bold"/>
    </style:style>
    <style:style style:name="P133" style:family="paragraph" style:parent-style-name="Standard" style:list-style-name="L92">
      <style:paragraph-properties fo:margin-left="0.6cm" fo:margin-right="0cm" fo:orphans="2" fo:widows="2" fo:text-indent="0cm" style:auto-text-indent="false" style:writing-mode="lr-tb">
        <style:tab-stops>
          <style:tab-stop style:position="0.953cm"/>
          <style:tab-stop style:position="2.223cm"/>
        </style:tab-stops>
      </style:paragraph-properties>
      <style:text-properties fo:color="#0000ff" style:font-name="Times New Roman1" fo:font-size="12pt" fo:language="es" fo:country="ES" fo:font-weight="bold"/>
    </style:style>
    <style:style style:name="P134" style:family="paragraph" style:parent-style-name="Standard" style:list-style-name="L52">
      <style:paragraph-properties fo:margin-left="0.635cm" fo:margin-right="0cm" fo:orphans="2" fo:widows="2" fo:text-indent="0cm" style:auto-text-indent="false" style:writing-mode="lr-tb"/>
      <style:text-properties fo:color="#0000ff" style:font-name="Times New Roman1" fo:font-size="12pt" fo:language="es" fo:country="ES"/>
    </style:style>
    <style:style style:name="P135" style:family="paragraph" style:parent-style-name="Standard">
      <style:paragraph-properties fo:margin-left="0.635cm" fo:margin-right="0cm" fo:text-indent="0cm" style:auto-text-indent="false">
        <style:tab-stops>
          <style:tab-stop style:position="1.662cm"/>
        </style:tab-stops>
      </style:paragraph-properties>
      <style:text-properties fo:color="#0000ff"/>
    </style:style>
    <style:style style:name="P136" style:family="paragraph" style:parent-style-name="Standard">
      <style:paragraph-properties fo:margin-left="2.223cm" fo:margin-right="0cm" fo:text-indent="0cm" style:auto-text-indent="false"/>
      <style:text-properties fo:color="#0000ff"/>
    </style:style>
    <style:style style:name="P137" style:family="paragraph" style:parent-style-name="Standard">
      <style:paragraph-properties fo:margin-left="2.223cm" fo:margin-right="0cm" fo:text-indent="0cm" style:auto-text-indent="false">
        <style:tab-stops>
          <style:tab-stop style:position="2.223cm"/>
        </style:tab-stops>
      </style:paragraph-properties>
      <style:text-properties fo:color="#0000ff"/>
    </style:style>
    <style:style style:name="P138" style:family="paragraph" style:parent-style-name="Standard">
      <style:paragraph-properties fo:margin-left="0.953cm" fo:margin-right="0cm" fo:text-indent="0cm" style:auto-text-indent="false">
        <style:tab-stops>
          <style:tab-stop style:position="1.662cm"/>
        </style:tab-stops>
      </style:paragraph-properties>
      <style:text-properties fo:color="#0000ff"/>
    </style:style>
    <style:style style:name="P139" style:family="paragraph" style:parent-style-name="Standard">
      <style:paragraph-properties fo:margin-left="0.953cm" fo:margin-right="0cm" fo:text-indent="0cm" style:auto-text-indent="false">
        <style:tab-stops>
          <style:tab-stop style:position="1.662cm"/>
        </style:tab-stops>
      </style:paragraph-properties>
    </style:style>
    <style:style style:name="P140" style:family="paragraph" style:parent-style-name="Standard">
      <style:paragraph-properties fo:margin-left="1.522cm" fo:margin-right="0cm" fo:text-indent="0cm" style:auto-text-indent="false">
        <style:tab-stops>
          <style:tab-stop style:position="1.662cm"/>
        </style:tab-stops>
      </style:paragraph-properties>
      <style:text-properties fo:font-weight="bold"/>
    </style:style>
    <style:style style:name="T1" style:family="text">
      <style:text-properties fo:font-weight="bold"/>
    </style:style>
    <style:style style:name="T2" style:family="text">
      <style:text-properties style:font-name="Times New Roman1"/>
    </style:style>
    <style:style style:name="T3" style:family="text">
      <style:text-properties style:font-name="Times New Roman1" fo:font-weight="bold"/>
    </style:style>
    <style:style style:name="T4" style:family="text">
      <style:text-properties fo:color="#000000"/>
    </style:style>
    <style:style style:name="T5" style:family="text">
      <style:text-properties fo:color="#000000" style:font-name="Times New Roman1"/>
    </style:style>
    <style:style style:name="T6" style:family="text">
      <style:text-properties fo:color="#000000" style:font-name="Times New Roman1" fo:font-weight="bold"/>
    </style:style>
    <style:style style:name="T7" style:family="text">
      <style:text-properties fo:color="#000000" style:font-name="Times New Roman1" fo:font-weight="normal" style:font-weight-asian="normal" style:font-weight-complex="normal"/>
    </style:style>
    <style:style style:name="T8" style:family="text">
      <style:text-properties fo:color="#000000" fo:font-weight="bold"/>
    </style:style>
    <style:style style:name="T9" style:family="text">
      <style:text-properties fo:color="#0000ff"/>
    </style:style>
    <style:style style:name="T10" style:family="text">
      <style:text-properties fo:color="#ffffff" fo:font-style="italic" fo:font-weight="bold"/>
    </style:style>
    <style:style style:name="T11" style:family="text">
      <style:text-properties style:font-name="Times New Roman" fo:font-size="12pt" style:font-size-asian="12pt" style:font-name-complex="Times New Roman2" style:font-size-complex="12pt"/>
    </style:style>
    <style:style style:name="T12" style:family="text">
      <style:text-properties fo:color="#ff3333" style:font-name="Times New Roman1"/>
    </style:style>
    <style:style style:name="T13" style:family="text">
      <style:text-properties fo:color="#ff0000"/>
    </style:style>
    <style:style style:name="T14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min-label-width="0.901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min-label-width="0.901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min-label-width="0.901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min-label-width="0.901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min-label-width="0.901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min-label-width="0.901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min-label-width="0.901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min-label-width="0.901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min-label-width="0.901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min-label-width="0.901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min-label-width="0.901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min-label-width="0.901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min-label-width="0.901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min-label-width="0.901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min-label-width="0.901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min-label-width="0.901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min-label-width="0.901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min-label-width="0.901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min-label-width="0.901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min-label-width="0.901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min-label-width="0.901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min-label-width="0.901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min-label-width="0.901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min-label-width="0.901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min-label-width="0.901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min-label-width="0.901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min-label-width="0.901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min-label-width="0.901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min-label-width="0.901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min-label-width="0.901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min-label-width="0.901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min-label-width="0.901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min-label-width="0.901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min-label-width="0.901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min-label-width="0.901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min-label-width="0.901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min-label-width="0.901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min-label-width="0.901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min-label-width="0.901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min-label-width="0.901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min-label-width="0.901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min-label-width="0.901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min-label-width="0.901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min-label-width="0.901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min-label-width="0.901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min-label-width="0.901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min-label-width="0.901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min-label-width="0.901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min-label-width="0.901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min-label-width="0.901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min-label-width="0.901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min-label-width="0.901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min-label-width="0.901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min-label-width="0.901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Standard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Standard"><text:span text:style-name="T8">Nombre del Caso de Uso:</text:span><text:span text:style-name="UC_5f_NormalAzul_20_Car_5f_text"><text:span text:style-name="T6"> </text:span></text:span><text:span text:style-name="UC_5f_NormalAzul_20_Car_5f_text"><text:span text:style-name="T7">Crear Usuario</text:span></text:span></text:p>
            </table:table-cell>
            <table:table-cell office:value-type="string">
              <text:p text:style-name="P9"><text:span text:style-name="T1">Nro. de Caso de Uso:</text:span> 1</text:p>
            </table:table-cell>
          </table:table-row>
          <table:table-row>
            <table:table-cell table:number-columns-spanned="2" office:value-type="string">
              <text:p text:style-name="Standard"><text:span text:style-name="T8">Actor Principal:</text:span><text:span text:style-name="T4"> </text:span><text:span text:style-name="UC_5f_NormalAzul_20_Car_5f_text"><text:span text:style-name="T5">Administrador</text:span></text:span></text:p>
            </table:table-cell>
            <table:covered-table-cell/>
          </table:table-row>
          <table:table-row>
            <table:table-cell table:number-columns-spanned="2" office:value-type="string">
              <text:p text:style-name="Standard"><text:span text:style-name="T8">Objetivo:</text:span><text:span text:style-name="T4"> </text:span><text:span text:style-name="UC_5f_NormalAzul_20_Car_5f_text"><text:span text:style-name="T5">Registrar a un nuevo usuario en el sistema.</text:span></text:span></text:p>
            </table:table-cell>
            <table:covered-table-cell/>
          </table:table-row>
          <table:table-row>
            <table:table-cell table:number-columns-spanned="2" office:value-type="string">
              <text:p text:style-name="Standard"><text:span text:style-name="T1">Pre-condiciones:</text:span> <text:span text:style-name="UC_5f_NormalAzul_20_Car_5f_text"><text:span text:style-name="T12">El usuario debe estar registrado como administrador.</text:span></text:span></text:p>
            </table:table-cell>
            <table:covered-table-cell/>
          </table:table-row>
          <table:table-row>
            <table:table-cell table:number-columns-spanned="2" office:value-type="string">
              <text:p text:style-name="Standard"><text:span text:style-name="T1">Post- Condiciones:</text:span> <text:span text:style-name="UC_5f_NormalAzul_20_Car_5f_text"><text:span text:style-name="T2">&lt;son los hechos que se han de cumplir si el flujo de eventos normal se ha ejecutado correctamente.&gt;</text:span></text:span></text:p>
            </table:table-cell>
            <table:covered-table-cell/>
          </table:table-row>
        </table:table>
        <text:p text:style-name="P7"/>
        <text:p text:style-name="Standard"><text:span text:style-name="T1">Diagramas de casos de uso relacionados: </text:span><text:span text:style-name="UC_5f_NormalAzul_20_Car_5f_text"><text:span text:style-name="T2">&lt;referencie o grafique el caso de uso con sus relaciones&gt;</text:span></text:span></text:p>
        <text:p text:style-name="P6"/>
        <text:p text:style-name="P7"/>
        <table:table table:name="Table2" table:style-name="Table2">
          <table:table-column table:style-name="Table2.A"/>
          <table:table-column table:style-name="Table2.B"/>
          <table:table-row>
            <table:table-cell table:style-name="Table2.A1" table:number-columns-spanned="2" office:value-type="string">
              <text:p text:style-name="UC_5f_NormalAzul"><text:span text:style-name="T6">CURSO NORMAL (Camino Exitoso)</text:span><text:span text:style-name="T3"> </text:span></text:p>
              <text:p text:style-name="P7"/>
            </table:table-cell>
            <table:covered-table-cell/>
          </table:table-row>
          <table:table-row>
            <table:table-cell table:style-name="Table2.A1" office:value-type="string">
              <text:p text:style-name="P7">Usuario</text:p>
            </table:table-cell>
            <table:table-cell table:style-name="Table2.A1" office:value-type="string">
              <text:p text:style-name="P7">Sistema</text:p>
            </table:table-cell>
          </table:table-row>
          <table:table-row>
            <table:table-cell table:style-name="Table2.A1" office:value-type="string">
              <text:p text:style-name="P8">1. El Administrador accede al listado de Usuarios desde el menú principal del módulo de administración del sistema. </text:p>
              <text:p text:style-name="P8"/>
            </table:table-cell>
            <table:table-cell table:style-name="Table2.A1" office:value-type="string">
              <text:p text:style-name="P26">2. El sistema despliega un listado de todos los usuarios registrados con las opciones de “Modificar” disponibles para cada uno de ellos y la de “Crear Usuario”.</text:p>
            </table:table-cell>
          </table:table-row>
          <table:table-row>
            <table:table-cell table:style-name="Table2.A1" office:value-type="string">
              <text:p text:style-name="Standard">2.El administrador selecciona la opción “Crear Usuario”.</text:p>
              <text:p text:style-name="Standard"/>
            </table:table-cell>
            <table:table-cell table:style-name="Table2.A1" office:value-type="string">
              <text:p text:style-name="P26">3.El sistema despliega un formulario para la creación de usuarios, resaltando los campos obligatorios, y asigna automáticamente un código numérico al usuario a crear .</text:p>
            </table:table-cell>
          </table:table-row>
          <table:table-row>
            <table:table-cell table:style-name="Table2.A1" office:value-type="string">
              <text:p text:style-name="P27">4.El administrador ingresa el nombre de usuario, y <text:s/>una contraseña secreta dos veces.</text:p>
            </table:table-cell>
            <table:table-cell table:style-name="Table2.A1" office:value-type="string">
              <text:p text:style-name="Standard">5.El sistema comprueba que el nombre sea único y las contraseñas coincidan.</text:p>
            </table:table-cell>
          </table:table-row>
          <table:table-row>
            <table:table-cell table:style-name="Table2.A1" office:value-type="string">
              <text:p text:style-name="P27">6.El administrador ingresa los datos personales del usuario.</text:p>
            </table:table-cell>
            <table:table-cell table:style-name="Table2.A1" office:value-type="string">
              <text:p text:style-name="Standard">7.El sistema comprueba que los campos sean llenados con datos del tipo de dato correcto.</text:p>
            </table:table-cell>
          </table:table-row>
          <table:table-row>
            <table:table-cell table:style-name="Table2.A1" office:value-type="string">
              <text:p text:style-name="P27">8.El administrador selecciona un estado.</text:p>
            </table:table-cell>
            <table:table-cell table:style-name="Table2.A1" office:value-type="string">
              <text:p text:style-name="Standard">9.El sistema comprueba que todos los campos obligatorios hayan sido llenados y habilita el botón “Registrar”. </text:p>
            </table:table-cell>
          </table:table-row>
          <table:table-row>
            <table:table-cell table:style-name="Table2.A1" office:value-type="string">
              <text:p text:style-name="P27">10.El administrador selecciona el botón “Registrar”</text:p>
            </table:table-cell>
            <table:table-cell table:style-name="Table2.A1" office:value-type="string">
              <text:p text:style-name="Standard">11.El sistema almacena el registro del usuario, junto con la fecha y hora de creación y regresa a la interfaz anterior.</text:p>
            </table:table-cell>
          </table:table-row>
        </table:table>
        <text:p text:style-name="P8"/>
        <text:p text:style-name="P8"/>
        <table:table table:name="Table3" table:style-name="Table3">
          <table:table-column table:style-name="Table3.A"/>
          <table:table-row>
            <table:table-cell office:value-type="string">
              <text:p text:style-name="P7">ALTERNATIVAS (Camino exitoso)</text:p>
            </table:table-cell>
          </table:table-row>
          <table:table-row>
            <table:table-cell office:value-type="string">
              <text:p text:style-name="P24">&lt;Describa las alternativas a los pasos del Camino Exitoso&gt;</text:p>
              <text:p text:style-name="P24"/>
              <text:p text:style-name="P10">5.a Se ingresa un nombre de usuario ya existente. Se lanzará una advertencia, resaltando dicho campo.</text:p>
              <text:p text:style-name="P10"/>
              <text:p text:style-name="P10">5.b Las contraseñas no coinciden. Se lanzará una advertencia, resaltando los campos de contraseñas.</text:p>
              <text:p text:style-name="P10"/>
              <text:p text:style-name="P10">6.a Algún campo es rellenado con datos de un tipo de datos que no corresponde. Se lanzará una advertencia resaltando el campo.</text:p>
              <text:p text:style-name="P10"/>
              <text:p text:style-name="P10"><text:soft-page-break/>9.a No se selecciona ningún estado para el usuario, el mismo será registrado con el estado ACT por defecto.</text:p>
              <text:p text:style-name="P2"/>
              <text:p text:style-name="P30">11.a El administrador selecciona el botón “cancelar”. Se vuelve a la interfaz anterior y la operación se descarta.</text:p>
              <text:list xml:id="list4239202622868086912" text:style-name="L1">
                <text:list-item>
                  <text:p text:style-name="P48">&lt;Nombre Alternativa 1&gt;</text:p>
                </text:list-item>
              </text:list>
              <text:p text:style-name="P18">&lt;Descripción Alternativa 1 (incluye paso desde donde se deriva la alternativa, condición, descripción y paso donde continua la alternativa luego de concluida la misma.)&gt; Ejemplo: En el paso (Nombre del paso) el camino exitoso, si el actor selecciona “ver detalle”, el sistema muestra el detalle del producto, el actor cancela “ver detalle” y continúa en el paso 4.</text:p>
              <text:p text:style-name="P20"/>
              <text:list xml:id="list5652276383301078944" text:style-name="L2">
                <text:list-item>
                  <text:p text:style-name="P49">&lt;Nombre Alternativa 2&gt;</text:p>
                </text:list-item>
              </text:list>
              <text:p text:style-name="P18">&lt;Descripción Alternativa 2&gt;</text:p>
              <text:p text:style-name="P18"/>
              <text:p text:style-name="P5">&lt;Ejemplo de alternativas anidadas (varias posibilidades que se desprenden de una condición)&gt;</text:p>
              <text:p text:style-name="P20"/>
              <text:list xml:id="list1472907360404587634" text:style-name="L3">
                <text:list-item>
                  <text:p text:style-name="P50">&lt;Nombre Alternativa 3&gt;</text:p>
                </text:list-item>
              </text:list>
              <text:p text:style-name="P21">&lt;Descripción Alternativa 3&gt;</text:p>
              <text:list xml:id="list4928334041482648855" text:style-name="L4">
                <text:list-item>
                  <text:p text:style-name="P86">&lt;Nombre de la Alternativa A3.A1&gt;</text:p>
                </text:list-item>
              </text:list>
              <text:p text:style-name="P23">&lt;Descripción de la Alternativa A3.A1&gt;</text:p>
              <text:list xml:id="list8520169374140369960" text:style-name="L5">
                <text:list-item>
                  <text:p text:style-name="P87">&lt;Nombre de la Alternativa A3.A2&gt;</text:p>
                </text:list-item>
              </text:list>
              <text:p text:style-name="P22">&lt;Descripción de la Alternativa A3.A2&gt;</text:p>
              <text:list xml:id="list5597638196618818841" text:style-name="L6">
                <text:list-item>
                  <text:p text:style-name="P88">&lt;Nombre de la Alternativa A3.A3&gt;</text:p>
                </text:list-item>
              </text:list>
              <text:p text:style-name="P22">&lt;Descripción de la Alternativa A3.A3&gt;</text:p>
              <text:p text:style-name="P3"/>
              <text:p text:style-name="P5">&lt;Ejemplo de alternativas que contienen varios pasos&gt;</text:p>
              <text:p text:style-name="P20"/>
              <text:list xml:id="list1073493186152148434" text:style-name="L7">
                <text:list-item>
                  <text:p text:style-name="P51">&lt;Nombre Alternativa 4&gt;</text:p>
                </text:list-item>
              </text:list>
              <text:p text:style-name="P16">&lt;Descripción Alternativa 4&gt;</text:p>
              <text:p text:style-name="P17"><text:span text:style-name="T9">&lt;El número de la alternativa en cada paso se debe setear a mano desde la personalización de las viñetas, ej.: A</text:span><text:span text:style-name="T10">4</text:span><text:span text:style-name="T9">.1&gt;</text:span></text:p>
              <text:list xml:id="list7739796919975040597" text:style-name="L8">
                <text:list-item>
                  <text:p text:style-name="P89">&lt;Paso nro. 2 de la condición A4&gt;</text:p>
                </text:list-item>
              </text:list>
              <text:p text:style-name="P22">&lt;Descripción del paso A4.1&gt;</text:p>
              <text:list xml:id="list6834788458805213645" text:style-name="L9">
                <text:list-item>
                  <text:p text:style-name="P90">&lt;Paso nro. 2 de la condición A4&gt;</text:p>
                </text:list-item>
              </text:list>
              <text:p text:style-name="P23">&lt;Descripción del paso A4.2&gt;</text:p>
              <text:list xml:id="list8302049003572704864" text:style-name="L10">
                <text:list-item>
                  <text:p text:style-name="P91">&lt;Paso nro. 3 de la condición A4&gt;</text:p>
                </text:list-item>
              </text:list>
              <text:p text:style-name="P23">&lt;Descripción del paso A4.3&gt;</text:p>
              <text:p text:style-name="P20">….</text:p>
              <text:p text:style-name="Standard"/>
            </table:table-cell>
          </table:table-row>
        </table:table>
        <text:p text:style-name="Standard"/>
        <table:table table:name="Table4" table:style-name="Table4">
          <table:table-column table:style-name="Table4.A"/>
          <table:table-row>
            <table:table-cell office:value-type="string">
              <text:p text:style-name="P7">EXCEPCIONES</text:p>
            </table:table-cell>
          </table:table-row>
          <table:table-row>
            <table:table-cell office:value-type="string">
              <text:p text:style-name="P15"/>
              <text:p text:style-name="P28">12.a <text:span text:style-name="T11">Ocurrió un error al guardar los datos, el Sistema avisa del error y cancela la operación.</text:span></text:p>
            </table:table-cell>
          </table:table-row>
        </table:table>
        <text:p text:style-name="Standard"/>
        <text:p text:style-name="Standard"/>
        <text:p text:style-name="Standard"><text:soft-page-break/></text:p>
        <text:p text:style-name="Standard"/>
        <text:p text:style-name="Standard"/>
        <text:p text:style-name="Standard"/>
        <text:p text:style-name="Standard"/>
        <text:p text:style-name="Standard"/>
        <table:table table:name="Tabla1" table:style-name="Tabla1">
          <table:table-column table:style-name="Tabla1.A"/>
          <table:table-column table:style-name="Tabla1.B"/>
          <table:table-row>
            <table:table-cell office:value-type="string">
              <text:p text:style-name="Standard"><text:span text:style-name="T1">Nombre del Caso de Uso: </text:span><text:span text:style-name="UC_5f_NormalAzul_20_Car_5f_text"><text:span text:style-name="T7">Modificar Usuario</text:span></text:span></text:p>
            </table:table-cell>
            <table:table-cell office:value-type="string">
              <text:p text:style-name="Standard"><text:span text:style-name="T1">Nro. de Caso de Uso:</text:span> 2</text:p>
            </table:table-cell>
          </table:table-row>
          <table:table-row>
            <table:table-cell table:number-columns-spanned="2" office:value-type="string">
              <text:p text:style-name="Standard"><text:span text:style-name="T1">Actor Principal:</text:span> <text:span text:style-name="UC_5f_NormalAzul_20_Car_5f_text"><text:span text:style-name="T5">Administrador</text:span></text:span></text:p>
            </table:table-cell>
            <table:covered-table-cell/>
          </table:table-row>
          <table:table-row>
            <table:table-cell table:number-columns-spanned="2" office:value-type="string">
              <text:p text:style-name="Standard"><text:span text:style-name="T1">Objetivo:</text:span> <text:span text:style-name="UC_5f_NormalAzul_20_Car_5f_text"><text:span text:style-name="T5">Modificar los datos personales, contraseña o estado de un Usuario existente.</text:span></text:span></text:p>
            </table:table-cell>
            <table:covered-table-cell/>
          </table:table-row>
          <table:table-row>
            <table:table-cell table:number-columns-spanned="2" office:value-type="string">
              <text:p text:style-name="Standard"><text:span text:style-name="T1">Pre-condiciones:</text:span><text:span text:style-name="T13"> </text:span><text:span text:style-name="UC_5f_NormalAzul_20_Car_5f_text"><text:span text:style-name="T12">El usuario debe estar registrado como administrador.</text:span></text:span></text:p>
            </table:table-cell>
            <table:covered-table-cell/>
          </table:table-row>
          <table:table-row>
            <table:table-cell table:number-columns-spanned="2" office:value-type="string">
              <text:p text:style-name="Standard"><text:span text:style-name="T1">Post- Condiciones:</text:span> <text:span text:style-name="UC_5f_NormalAzul_20_Car_5f_text"><text:span text:style-name="T2">&lt;son los hechos que se han de cumplir si el flujo de eventos normal se ha ejecutado correctamente.&gt;</text:span></text:span></text:p>
            </table:table-cell>
            <table:covered-table-cell/>
          </table:table-row>
        </table:table>
        <text:p text:style-name="P7"/>
        <text:p text:style-name="Standard"><text:span text:style-name="T1">Diagramas de casos de uso relacionados: </text:span><text:span text:style-name="UC_5f_NormalAzul_20_Car_5f_text"><text:span text:style-name="T2">&lt;referencie o grafique el caso de uso con sus relaciones&gt;</text:span></text:span></text:p>
        <text:p text:style-name="P6"/>
        <text:p text:style-name="P7"/>
        <table:table table:name="Tabla2" table:style-name="Tabla2">
          <table:table-column table:style-name="Tabla2.A"/>
          <table:table-column table:style-name="Tabla2.B"/>
          <table:table-row>
            <table:table-cell table:style-name="Tabla2.A1" table:number-columns-spanned="2" office:value-type="string">
              <text:p text:style-name="UC_5f_NormalAzul"><text:span text:style-name="T6">CURSO NORMAL (Camino Exitoso)</text:span><text:span text:style-name="T3"> </text:span></text:p>
              <text:p text:style-name="P7"/>
            </table:table-cell>
            <table:covered-table-cell/>
          </table:table-row>
          <table:table-row>
            <table:table-cell table:style-name="Tabla2.A1" office:value-type="string">
              <text:p text:style-name="P7">Usuario</text:p>
            </table:table-cell>
            <table:table-cell table:style-name="Tabla2.A1" office:value-type="string">
              <text:p text:style-name="P7">Sistema</text:p>
            </table:table-cell>
          </table:table-row>
          <table:table-row>
            <table:table-cell table:style-name="Tabla2.A1" office:value-type="string">
              <text:p text:style-name="P8">1. El Administrador accede al listado de Usuarios desde el menú principal del módulo de administración del sistema. </text:p>
            </table:table-cell>
            <table:table-cell table:style-name="Tabla2.A1" office:value-type="string">
              <text:p text:style-name="P26">2. El sistema despliega un listado de todos los usuarios registrados con las opciones de “Modificar” disponibles para cada uno de ellos y la de “Crear Usuario”.</text:p>
            </table:table-cell>
          </table:table-row>
          <table:table-row>
            <table:table-cell table:style-name="Tabla2.A1" office:value-type="string">
              <text:p text:style-name="P27">3. El Administrador selecciona a un Usuario y presiona el botón “Modificar”</text:p>
            </table:table-cell>
            <table:table-cell table:style-name="Tabla2.A1" office:value-type="string">
              <text:p text:style-name="Standard">4. El sistema despliega la interfaz de Modificación de usuarios en la cual se muestran los datos personales del usuario, así como campos para la contraseña y estado. Se resaltan los campos obligatorios.</text:p>
            </table:table-cell>
          </table:table-row>
          <table:table-row>
            <table:table-cell table:style-name="Tabla2.A1" office:value-type="string">
              <text:p text:style-name="P27">5. El Administrador selecciona un campo y lo modifica.</text:p>
            </table:table-cell>
            <table:table-cell table:style-name="Tabla2.A1" office:value-type="string">
              <text:p text:style-name="P14">6. El sistema verifica que los campos hayan sido rellenados correctamente.</text:p>
            </table:table-cell>
          </table:table-row>
          <table:table-row>
            <table:table-cell table:style-name="Tabla2.A1" office:value-type="string">
              <text:p text:style-name="P27">7. El Administrador presiona el botón “finalizar”.</text:p>
            </table:table-cell>
            <table:table-cell table:style-name="Tabla2.A1" office:value-type="string">
              <text:p text:style-name="Standard">7. El sistema almacena las modificaciones realizadas sobre el usuario, junto con la fecha y hora de modificación y regresa a la interfaz anterior.</text:p>
            </table:table-cell>
          </table:table-row>
        </table:table>
        <text:p text:style-name="P8"/>
        <text:p text:style-name="P8"/>
        <table:table table:name="Tabla3" table:style-name="Tabla3">
          <table:table-column table:style-name="Tabla3.A"/>
          <table:table-row>
            <table:table-cell office:value-type="string">
              <text:p text:style-name="P7">ALTERNATIVAS (Camino exitoso)</text:p>
            </table:table-cell>
          </table:table-row>
          <table:table-row>
            <table:table-cell office:value-type="string">
              <text:p text:style-name="P24"/>
              <text:list xml:id="list2439704647863277004" text:style-name="L11">
                <text:list-header>
                  <text:p text:style-name="P80">5.a El Administrador selecciona un campo de los Datos personales y lo modifica. Va al 6.a.</text:p>
                  <text:p text:style-name="P80">5.b El Administrador selecciona el campo de contraseña, introduce la contraseña actual, en el siguiente campo introduce la contraseña nueva y luego la vuelve a introducir en el siguiente campo. Va al 6.b.</text:p>
                </text:list-header>
                <text:list-item>
                  <text:p text:style-name="P80">5.c El Administrador selecciona un nuevo estado para el Usuario, especifica el motivo del cambio y escribe las observaciones que considera necesarias. Va al 6.a.</text:p>
                </text:list-item>
              </text:list>
              <text:p text:style-name="P32"/>
              <text:p text:style-name="P32"><text:soft-page-break/><text:s text:c="6"/>6.a El sistema comprueba que los campos sean llenados con datos del tipo de dato correcto.</text:p>
              <text:p text:style-name="P32"><text:s text:c="6"/>6.b El sistema comprueba que la contraseña actual introducida coincida con la contraseña actual almacenada en el registro y que la contraseña nueva y su copia coincidan.</text:p>
              <text:p text:style-name="P32"/>
              <text:p text:style-name="P10">5.a Algún campo es rellenado con datos de un tipo de datos que no corresponde. Se lanzará una advertencia resaltando el campo.</text:p>
              <text:p text:style-name="P10"/>
              <text:p text:style-name="P10">5.b Las contraseñas no coinciden. Se lanzará una advertencia, resaltando los campos de contraseñas.</text:p>
              <text:p text:style-name="P10"/>
              <text:p text:style-name="P2"/>
              <text:p text:style-name="P33">7.a El administrador selecciona el botón “cancelar”. Se vuelve a la interfaz anterior y la operación se descarta.</text:p>
              <text:p text:style-name="P31"/>
            </table:table-cell>
          </table:table-row>
          <table:table-row>
            <table:table-cell office:value-type="string">
              <text:p text:style-name="P24"/>
            </table:table-cell>
          </table:table-row>
          <table:table-row>
            <table:table-cell office:value-type="string">
              <text:p text:style-name="P24"/>
            </table:table-cell>
          </table:table-row>
        </table:table>
        <text:p text:style-name="Standard"/>
        <table:table table:name="Tabla4" table:style-name="Tabla4">
          <table:table-column table:style-name="Tabla4.A"/>
          <table:table-row>
            <table:table-cell office:value-type="string">
              <text:p text:style-name="P7">EXCEPCIONES</text:p>
            </table:table-cell>
          </table:table-row>
          <table:table-row>
            <table:table-cell office:value-type="string">
              <text:p text:style-name="P10"/>
              <text:p text:style-name="P10"/>
              <text:p text:style-name="P15"/>
              <text:p text:style-name="P28"/>
              <text:p text:style-name="P29">8.a <text:span text:style-name="T11">Ocurrió un error al guardar los datos, el Sistema avisa del error y cancela la operación.</text:span></text:p>
              <text:p text:style-name="P3"/>
              <text:p text:style-name="P19"/>
            </table:table-cell>
          </table:table-row>
        </table:table>
        <text:p text:style-name="Standard"/>
        <text:p text:style-name="Standard"/>
        <text:p text:style-name="Standard"/>
        <text:p text:style-name="Standard"/>
        <text:p text:style-name="Standard"/>
        <table:table table:name="Tabla5" table:style-name="Tabla5">
          <table:table-column table:style-name="Tabla5.A"/>
          <table:table-column table:style-name="Tabla5.B"/>
          <table:table-row>
            <table:table-cell office:value-type="string">
              <text:p text:style-name="Standard"><text:span text:style-name="T1">Nombre del Caso de Uso: </text:span><text:span text:style-name="UC_5f_NormalAzul_20_Car_5f_text"><text:span text:style-name="T7">Crear Rol</text:span></text:span></text:p>
            </table:table-cell>
            <table:table-cell office:value-type="string">
              <text:p text:style-name="Standard"><text:span text:style-name="T1">Nro. de Caso de Uso:</text:span> 3</text:p>
            </table:table-cell>
          </table:table-row>
          <table:table-row>
            <table:table-cell table:number-columns-spanned="2" office:value-type="string">
              <text:p text:style-name="Standard"><text:span text:style-name="T1">Actor Principal:</text:span> <text:span text:style-name="UC_5f_NormalAzul_20_Car_5f_text"><text:span text:style-name="T5">Usuario</text:span></text:span></text:p>
            </table:table-cell>
            <table:covered-table-cell/>
          </table:table-row>
          <table:table-row>
            <table:table-cell table:number-columns-spanned="2" office:value-type="string">
              <text:p text:style-name="Standard"><text:span text:style-name="T1">Objetivo:</text:span> <text:span text:style-name="UC_5f_NormalAzul_20_Car_5f_text"><text:span text:style-name="T5">Registrar un nuevo rol en el sistema para asociarlo con diversos usuarios en el futuro.</text:span></text:span></text:p>
            </table:table-cell>
            <table:covered-table-cell/>
          </table:table-row>
          <table:table-row>
            <table:table-cell table:number-columns-spanned="2" office:value-type="string">
              <text:p text:style-name="Standard"><text:span text:style-name="T1">Pre-condiciones:</text:span> <text:span text:style-name="UC_5f_NormalAzul_20_Car_5f_text"><text:span text:style-name="T12">El usuario debe ser el Líder del Proyecto en el que desea crear el rol.</text:span></text:span></text:p>
            </table:table-cell>
            <table:covered-table-cell/>
          </table:table-row>
          <table:table-row>
            <table:table-cell table:number-columns-spanned="2" office:value-type="string">
              <text:p text:style-name="Standard"><text:span text:style-name="T1">Post- Condiciones:</text:span> <text:span text:style-name="UC_5f_NormalAzul_20_Car_5f_text"><text:span text:style-name="T2">&lt;son los hechos que se han de cumplir si el flujo de eventos normal se ha ejecutado correctamente.&gt;</text:span></text:span></text:p>
            </table:table-cell>
            <table:covered-table-cell/>
          </table:table-row>
        </table:table>
        <text:p text:style-name="P7"/>
        <text:p text:style-name="Standard"><text:span text:style-name="T1">Diagramas de casos de uso relacionados: </text:span><text:span text:style-name="UC_5f_NormalAzul_20_Car_5f_text"><text:span text:style-name="T2">&lt;referencie o grafique el caso de uso con sus relaciones&gt;</text:span></text:span></text:p>
        <text:p text:style-name="P6"/>
        <text:p text:style-name="P7"/>
        <table:table table:name="Tabla6" table:style-name="Tabla6">
          <table:table-column table:style-name="Tabla6.A"/>
          <table:table-column table:style-name="Tabla6.B"/>
          <table:table-row>
            <table:table-cell table:style-name="Tabla6.A1" table:number-columns-spanned="2" office:value-type="string">
              <text:p text:style-name="P25">CURSO NORMAL (Camino Exitoso)</text:p>
              <text:p text:style-name="P7"/>
            </table:table-cell>
            <table:covered-table-cell/>
          </table:table-row>
          <table:table-row>
            <table:table-cell table:style-name="Tabla6.A1" office:value-type="string">
              <text:p text:style-name="P7">Usuario</text:p>
            </table:table-cell>
            <table:table-cell table:style-name="Tabla6.A1" office:value-type="string">
              <text:p text:style-name="P7">Sistema</text:p>
            </table:table-cell>
          </table:table-row>
          <table:table-row>
            <table:table-cell table:style-name="Tabla6.A1" office:value-type="string">
              <text:p text:style-name="Standard">1.El usuario accede al listado de Proyectos a los que está asociado y selecciona uno.</text:p>
            </table:table-cell>
            <table:table-cell table:style-name="Tabla6.A1" office:value-type="string">
              <text:p text:style-name="P26">2.El sistema despliega una pantalla con los detalles del proyecto, más una lista de acciones.</text:p>
            </table:table-cell>
          </table:table-row>
          <table:table-row>
            <table:table-cell table:style-name="Tabla6.A1" office:value-type="string">
              <text:p text:style-name="Standard">2.El usuario selecciona la opción “Crear Rol” del <text:soft-page-break/>listado de acciones.</text:p>
              <text:p text:style-name="Standard"/>
            </table:table-cell>
            <table:table-cell table:style-name="Tabla6.A1" office:value-type="string">
              <text:p text:style-name="P26">3.El sistema despliega un formulario para la <text:soft-page-break/>creación de roles, con los campos obligatorios resaltados, y asigna automáticamente un código numérico al rol a crear.</text:p>
            </table:table-cell>
          </table:table-row>
          <table:table-row>
            <table:table-cell table:style-name="Tabla6.A1" office:value-type="string">
              <text:p text:style-name="P27">4.El administrador ingresa el nombre del rol a crear y una observación.</text:p>
            </table:table-cell>
            <table:table-cell table:style-name="Tabla6.A1" office:value-type="string">
              <text:p text:style-name="Standard">5.El sistema comprueba que el nombre sea único.</text:p>
            </table:table-cell>
          </table:table-row>
          <table:table-row>
            <table:table-cell table:style-name="Tabla6.A1" office:value-type="string">
              <text:p text:style-name="P27">6.El administrador selecciona los permisos que poseerán los usuarios asociados al rol.</text:p>
            </table:table-cell>
            <table:table-cell table:style-name="Tabla6.A1" office:value-type="string">
              <text:p text:style-name="Standard">7.El sistema comprueba que todos los campos obligatorios hayan sido llenados y habilita el botón “Crear”. </text:p>
            </table:table-cell>
          </table:table-row>
          <table:table-row>
            <table:table-cell table:style-name="Tabla6.A1" office:value-type="string">
              <text:p text:style-name="P27">8.El administrador selecciona el botón “Crear”</text:p>
            </table:table-cell>
            <table:table-cell table:style-name="Tabla6.A1" office:value-type="string">
              <text:p text:style-name="Standard">9.El sistema crea el rol, lo asocia al proyecto, almacena la fecha y hora de creación y regresa a la interfaz anterior.</text:p>
            </table:table-cell>
          </table:table-row>
        </table:table>
        <text:p text:style-name="P8"/>
        <text:p text:style-name="P8"/>
        <table:table table:name="Tabla7" table:style-name="Tabla7">
          <table:table-column table:style-name="Tabla7.A"/>
          <table:table-row>
            <table:table-cell office:value-type="string">
              <text:p text:style-name="P7">ALTERNATIVAS (Camino exitoso)</text:p>
            </table:table-cell>
          </table:table-row>
          <table:table-row>
            <table:table-cell office:value-type="string">
              <text:p text:style-name="P24">&lt;Describa las alternativas a los pasos del Camino Exitoso&gt;</text:p>
              <text:p text:style-name="P10">3.a Se ingresa un nombre de rol ya existente. Se lanzará una advertencia, resaltando dicho campo.</text:p>
              <text:p text:style-name="P2"/>
              <text:p text:style-name="P30">7.a El administrador selecciona el botón “Cancelar”. Se vuelve a la interfaz anterior y la operación se descarta.</text:p>
              <text:list xml:id="list3898248915868144924" text:style-name="L12">
                <text:list-item>
                  <text:p text:style-name="P52">&lt;Nombre Alternativa 1&gt;</text:p>
                </text:list-item>
              </text:list>
              <text:p text:style-name="P18">&lt;Descripción Alternativa 1 (incluye paso desde donde se deriva la alternativa, condición, descripción y paso donde continua la alternativa luego de concluida la misma.)&gt; Ejemplo: En el paso (Nombre del paso) el camino exitoso, si el actor selecciona “ver detalle”, el sistema muestra el detalle del producto, el actor cancela “ver detalle” y continúa en el paso 4.</text:p>
              <text:p text:style-name="P20"/>
              <text:list xml:id="list2367718600121292622" text:style-name="L13">
                <text:list-item>
                  <text:p text:style-name="P53">&lt;Nombre Alternativa 2&gt;</text:p>
                </text:list-item>
              </text:list>
              <text:p text:style-name="P18">&lt;Descripción Alternativa 2&gt;</text:p>
              <text:p text:style-name="P18"/>
              <text:p text:style-name="P5">&lt;Ejemplo de alternativas anidadas (varias posibilidades que se desprenden de una condición)&gt;</text:p>
              <text:p text:style-name="P20"/>
              <text:list xml:id="list7035136871711758684" text:style-name="L14">
                <text:list-item>
                  <text:p text:style-name="P54">&lt;Nombre Alternativa 3&gt;</text:p>
                </text:list-item>
              </text:list>
              <text:p text:style-name="P21">&lt;Descripción Alternativa 3&gt;</text:p>
              <text:list xml:id="list384762834715119751" text:style-name="L15">
                <text:list-item>
                  <text:p text:style-name="P92">&lt;Nombre de la Alternativa A3.A1&gt;</text:p>
                </text:list-item>
              </text:list>
              <text:p text:style-name="P23">&lt;Descripción de la Alternativa A3.A1&gt;</text:p>
              <text:list xml:id="list7926875671232790839" text:style-name="L16">
                <text:list-item>
                  <text:p text:style-name="P93">&lt;Nombre de la Alternativa A3.A2&gt;</text:p>
                </text:list-item>
              </text:list>
              <text:p text:style-name="P22">&lt;Descripción de la Alternativa A3.A2&gt;</text:p>
              <text:list xml:id="list8809407636927060222" text:style-name="L17">
                <text:list-item>
                  <text:p text:style-name="P94">&lt;Nombre de la Alternativa A3.A3&gt;</text:p>
                </text:list-item>
              </text:list>
              <text:p text:style-name="P22">&lt;Descripción de la Alternativa A3.A3&gt;</text:p>
              <text:p text:style-name="P3"/>
              <text:p text:style-name="P5">&lt;Ejemplo de alternativas que contienen varios pasos&gt;</text:p>
              <text:p text:style-name="P20"/>
              <text:list xml:id="list2163162960494110548" text:style-name="L18">
                <text:list-item>
                  <text:p text:style-name="P55">&lt;Nombre Alternativa 4&gt;</text:p>
                </text:list-item>
              </text:list>
              <text:p text:style-name="P16">&lt;Descripción Alternativa 4&gt;</text:p>
              <text:p text:style-name="P17"><text:span text:style-name="T9">&lt;El número de la alternativa en cada paso se debe setear a mano desde la personalización de las viñetas, ej.: A</text:span><text:span text:style-name="T10">4</text:span><text:span text:style-name="T9">.1&gt;</text:span></text:p>
              <text:list xml:id="list3958160792212455096" text:style-name="L19">
                <text:list-item>
                  <text:p text:style-name="P95"><text:soft-page-break/>&lt;Paso nro. 2 de la condición A4&gt;</text:p>
                </text:list-item>
              </text:list>
              <text:p text:style-name="P22">&lt;Descripción del paso A4.1&gt;</text:p>
              <text:list xml:id="list978738230373001258" text:style-name="L20">
                <text:list-item>
                  <text:p text:style-name="P96">&lt;Paso nro. 2 de la condición A4&gt;</text:p>
                </text:list-item>
              </text:list>
              <text:p text:style-name="P23">&lt;Descripción del paso A4.2&gt;</text:p>
              <text:list xml:id="list4289864849679114221" text:style-name="L21">
                <text:list-item>
                  <text:p text:style-name="P97">&lt;Paso nro. 3 de la condición A4&gt;</text:p>
                </text:list-item>
              </text:list>
              <text:p text:style-name="P23">&lt;Descripción del paso A4.3&gt;</text:p>
              <text:p text:style-name="P20">….</text:p>
              <text:p text:style-name="Standard"/>
            </table:table-cell>
          </table:table-row>
        </table:table>
        <text:p text:style-name="Standard"/>
        <table:table table:name="Tabla8" table:style-name="Tabla8">
          <table:table-column table:style-name="Tabla8.A"/>
          <table:table-row>
            <table:table-cell office:value-type="string">
              <text:p text:style-name="P7">EXCEPCIONES</text:p>
            </table:table-cell>
          </table:table-row>
          <table:table-row>
            <table:table-cell office:value-type="string">
              <text:p text:style-name="P15"/>
              <text:p text:style-name="P28"/>
              <text:p text:style-name="P29">8.a <text:span text:style-name="T11">Ocurrió un error al guardar los datos, el Sistema avisa del error y cancela la operación.</text:span></text:p>
              <text:p text:style-name="P3"/>
              <text:p text:style-name="P19"/>
            </table:table-cell>
          </table:table-row>
        </table:table>
        <text:p text:style-name="Standard"/>
        <text:p text:style-name="Standard"/>
        <text:p text:style-name="Standard"/>
        <text:p text:style-name="Standard"/>
        <table:table table:name="Tabla9" table:style-name="Tabla9">
          <table:table-column table:style-name="Tabla9.A"/>
          <table:table-column table:style-name="Tabla9.B"/>
          <table:table-row>
            <table:table-cell office:value-type="string">
              <text:p text:style-name="Standard"><text:span text:style-name="T1">Nombre del Caso de Uso: </text:span><text:span text:style-name="UC_5f_NormalAzul_20_Car_5f_text"><text:span text:style-name="T7">Modificar Rol</text:span></text:span></text:p>
            </table:table-cell>
            <table:table-cell office:value-type="string">
              <text:p text:style-name="Standard"><text:span text:style-name="T1">Nro. de Caso de Uso:</text:span> 5</text:p>
            </table:table-cell>
          </table:table-row>
          <table:table-row>
            <table:table-cell table:number-columns-spanned="2" office:value-type="string">
              <text:p text:style-name="Standard"><text:span text:style-name="T1">Actor Principal:</text:span> <text:span text:style-name="UC_5f_NormalAzul_20_Car_5f_text"><text:span text:style-name="T5">Usuario</text:span></text:span></text:p>
            </table:table-cell>
            <table:covered-table-cell/>
          </table:table-row>
          <table:table-row>
            <table:table-cell table:number-columns-spanned="2" office:value-type="string">
              <text:p text:style-name="Standard"><text:span text:style-name="T1">Objetivo:</text:span> <text:span text:style-name="UC_5f_NormalAzul_20_Car_5f_text"><text:span text:style-name="T5">Realizar modificaciones en las observaciones o permisos de un Rol existente.</text:span></text:span></text:p>
            </table:table-cell>
            <table:covered-table-cell/>
          </table:table-row>
          <table:table-row>
            <table:table-cell table:number-columns-spanned="2" office:value-type="string">
              <text:p text:style-name="Standard"><text:span text:style-name="T1">Pre-condiciones:</text:span> <text:span text:style-name="UC_5f_NormalAzul_20_Car_5f_text"><text:span text:style-name="T12">El usuario debe ser el Líder del Proyecto al cual está asociado el rol.</text:span></text:span></text:p>
            </table:table-cell>
            <table:covered-table-cell/>
          </table:table-row>
          <table:table-row>
            <table:table-cell table:number-columns-spanned="2" office:value-type="string">
              <text:p text:style-name="Standard"><text:span text:style-name="T1">Post- Condiciones:</text:span> <text:span text:style-name="UC_5f_NormalAzul_20_Car_5f_text"><text:span text:style-name="T2">&lt;son los hechos que se han de cumplir si el flujo de eventos normal se ha </text:span></text:span><text:span text:style-name="UC_5f_NormalAzul_20_Car_5f_text"><text:span text:style-name="T2">ejecutado correctamente.&gt;</text:span></text:span></text:p>
            </table:table-cell>
            <table:covered-table-cell/>
          </table:table-row>
        </table:table>
        <text:p text:style-name="P7"/>
        <text:p text:style-name="Standard"><text:span text:style-name="T1">Diagramas de casos de uso relacionados: </text:span><text:span text:style-name="UC_5f_NormalAzul_20_Car_5f_text"><text:span text:style-name="T2">&lt;referencie o grafique el caso de uso con sus relaciones&gt;</text:span></text:span></text:p>
        <text:p text:style-name="P6"/>
        <text:p text:style-name="P7"/>
        <table:table table:name="Tabla10" table:style-name="Tabla10">
          <table:table-column table:style-name="Tabla10.A"/>
          <table:table-column table:style-name="Tabla10.B"/>
          <table:table-row>
            <table:table-cell table:number-columns-spanned="2" office:value-type="string">
              <text:p text:style-name="P25">CURSO NORMAL (Camino Exitoso)</text:p>
              <text:p text:style-name="P7"/>
            </table:table-cell>
            <table:covered-table-cell/>
          </table:table-row>
          <table:table-row>
            <table:table-cell office:value-type="string">
              <text:p text:style-name="P7">Usuario</text:p>
            </table:table-cell>
            <table:table-cell office:value-type="string">
              <text:p text:style-name="P7">Sistema</text:p>
            </table:table-cell>
          </table:table-row>
          <table:table-row>
            <table:table-cell office:value-type="string">
              <text:p text:style-name="Standard">1.El usuario accede al listado de Proyectos a los que está asociado y selecciona uno.</text:p>
            </table:table-cell>
            <table:table-cell office:value-type="string">
              <text:p text:style-name="P26">2.El sistema despliega una pantalla con los detalles del proyecto, más una lista de acciones.</text:p>
            </table:table-cell>
          </table:table-row>
          <table:table-row>
            <table:table-cell office:value-type="string">
              <text:p text:style-name="P27">3. El usuario selecciona un Rol y presiona el botón “Modificar”</text:p>
            </table:table-cell>
            <table:table-cell office:value-type="string">
              <text:p text:style-name="Standard">4. El sistema despliega la interfaz de Modificación de roles en la cual se muestran las observaciones y los permisos registrados anteriormente, resaltando los campos obligatorios.</text:p>
            </table:table-cell>
          </table:table-row>
          <table:table-row>
            <table:table-cell office:value-type="string">
              <text:p text:style-name="P27">5. El usuario selecciona un campo y lo modifica.</text:p>
            </table:table-cell>
            <table:table-cell office:value-type="string">
              <text:p text:style-name="P14">6. El sistema verifica que todos los campos obligatorios hayan sido rellenados correctamente y habilita el botón “Finalizar”.</text:p>
            </table:table-cell>
          </table:table-row>
          <table:table-row>
            <table:table-cell office:value-type="string">
              <text:p text:style-name="P27">7. El usuario presiona el botón “Finalizar”.</text:p>
            </table:table-cell>
            <table:table-cell office:value-type="string">
              <text:p text:style-name="Standard">8. El sistema almacena las modificaciones realizadas sobre el rol junto con la fecha y hora de modificación y propaga dichas modificaciones a todos los usuarios asociados, regresando luego a la <text:soft-page-break/>interfaz anterior.</text:p>
            </table:table-cell>
          </table:table-row>
        </table:table>
        <text:p text:style-name="P8"/>
        <text:p text:style-name="P8"/>
        <table:table table:name="Tabla11" table:style-name="Tabla11">
          <table:table-column table:style-name="Tabla11.A"/>
          <table:table-row>
            <table:table-cell office:value-type="string">
              <text:p text:style-name="P7">ALTERNATIVAS (Camino exitoso)</text:p>
            </table:table-cell>
          </table:table-row>
          <table:table-row>
            <table:table-cell office:value-type="string">
              <text:p text:style-name="P30">7.a El usuario selecciona el botón “Cancelar”. Se vuelve a la interfaz anterior y la operación se descarta.</text:p>
              <text:list xml:id="list36809444" text:continue-list="list2439704647863277004" text:style-name="L11">
                <text:list-header>
                  <text:p text:style-name="P80"/>
                </text:list-header>
              </text:list>
              <text:p text:style-name="Standard"/>
            </table:table-cell>
          </table:table-row>
        </table:table>
        <text:p text:style-name="Standard"/>
        <table:table table:name="Tabla12" table:style-name="Tabla12">
          <table:table-column table:style-name="Tabla12.A"/>
          <table:table-row>
            <table:table-cell office:value-type="string">
              <text:p text:style-name="P7">EXCEPCIONES</text:p>
            </table:table-cell>
          </table:table-row>
          <table:table-row>
            <table:table-cell office:value-type="string">
              <text:p text:style-name="P28"/>
              <text:p text:style-name="P28"/>
              <text:p text:style-name="P28"/>
              <text:p text:style-name="P28"/>
              <text:p text:style-name="P28">8.a <text:span text:style-name="T11">Ocurrió un error al guardar los datos, el Sistema avisa del error y cancela la operación.</text:span></text:p>
            </table:table-cell>
          </table:table-row>
        </table:table>
        <text:p text:style-name="Standard"/>
        <text:p text:style-name="Standard"/>
        <text:p text:style-name="Standard"/>
        <text:p text:style-name="Standard"/>
        <table:table table:name="Tabla13" table:style-name="Tabla13">
          <table:table-column table:style-name="Tabla13.A"/>
          <table:table-column table:style-name="Tabla13.B"/>
          <table:table-row>
            <table:table-cell office:value-type="string">
              <text:p text:style-name="Standard"><text:span text:style-name="T1">Nombre del Caso de Uso: </text:span><text:span text:style-name="UC_5f_NormalAzul_20_Car_5f_text"><text:span text:style-name="T7">Eliminar Rol</text:span></text:span></text:p>
            </table:table-cell>
            <table:table-cell office:value-type="string">
              <text:p text:style-name="Standard"><text:span text:style-name="T1">Nro. de Caso de Uso:</text:span> 6</text:p>
            </table:table-cell>
          </table:table-row>
          <table:table-row>
            <table:table-cell table:number-columns-spanned="2" office:value-type="string">
              <text:p text:style-name="Standard"><text:span text:style-name="T1">Actor Principal:</text:span> <text:span text:style-name="UC_5f_NormalAzul_20_Car_5f_text"><text:span text:style-name="T5">Usuario</text:span></text:span></text:p>
            </table:table-cell>
            <table:covered-table-cell/>
          </table:table-row>
          <table:table-row>
            <table:table-cell table:number-columns-spanned="2" office:value-type="string">
              <text:p text:style-name="Standard"><text:span text:style-name="T1">Objetivo:</text:span> <text:span text:style-name="UC_5f_NormalAzul_20_Car_5f_text"><text:span text:style-name="T5">Eliminar un rol que ya no será utilizado en el sistema.</text:span></text:span></text:p>
            </table:table-cell>
            <table:covered-table-cell/>
          </table:table-row>
          <table:table-row>
            <table:table-cell table:number-columns-spanned="2" office:value-type="string">
              <text:p text:style-name="Standard"><text:span text:style-name="T1">Pre-condiciones:</text:span> <text:span text:style-name="UC_5f_NormalAzul_20_Car_5f_text"><text:span text:style-name="T5">El rol no deberá tener usuarios asociados. </text:span></text:span><text:span text:style-name="UC_5f_NormalAzul_20_Car_5f_text"><text:span text:style-name="T12">El usuario debe ser el Líder del Proyecto al cual está asociado el rol.</text:span></text:span></text:p>
            </table:table-cell>
            <table:covered-table-cell/>
          </table:table-row>
          <table:table-row>
            <table:table-cell table:number-columns-spanned="2" office:value-type="string">
              <text:p text:style-name="Standard"><text:span text:style-name="T1">Post- Condiciones:</text:span> <text:span text:style-name="UC_5f_NormalAzul_20_Car_5f_text"><text:span text:style-name="T2">&lt;son los hechos que se han de cumplir si el flujo de eventos normal se ha ejecutado correctamente.&gt;</text:span></text:span></text:p>
            </table:table-cell>
            <table:covered-table-cell/>
          </table:table-row>
        </table:table>
        <text:p text:style-name="P7"/>
        <text:p text:style-name="Standard"><text:span text:style-name="T1">Diagramas de casos de uso relacionados: </text:span><text:span text:style-name="UC_5f_NormalAzul_20_Car_5f_text"><text:span text:style-name="T2">&lt;referencie o grafique el caso de uso con sus relaciones&gt;</text:span></text:span></text:p>
        <text:p text:style-name="P6"/>
        <text:p text:style-name="P7"/>
        <table:table table:name="Tabla14" table:style-name="Tabla14">
          <table:table-column table:style-name="Tabla14.A"/>
          <table:table-column table:style-name="Tabla14.B"/>
          <table:table-row>
            <table:table-cell table:number-columns-spanned="2" office:value-type="string">
              <text:p text:style-name="P25">CURSO NORMAL (Camino Exitoso)</text:p>
              <text:p text:style-name="P7"/>
            </table:table-cell>
            <table:covered-table-cell/>
          </table:table-row>
          <table:table-row>
            <table:table-cell office:value-type="string">
              <text:p text:style-name="P7">Usuario</text:p>
            </table:table-cell>
            <table:table-cell office:value-type="string">
              <text:p text:style-name="P7">Sistema</text:p>
            </table:table-cell>
          </table:table-row>
          <table:table-row>
            <table:table-cell office:value-type="string">
              <text:p text:style-name="Standard">1.El usuario accede al listado de Proyectos a los que está asociado y selecciona uno.</text:p>
            </table:table-cell>
            <table:table-cell office:value-type="string">
              <text:p text:style-name="P26">2.El sistema despliega una pantalla con los detalles del proyecto, más una lista de acciones.</text:p>
            </table:table-cell>
          </table:table-row>
          <table:table-row>
            <table:table-cell office:value-type="string">
              <text:p text:style-name="P27">3. El usuario selecciona un Rol en el apartado de roles y presiona el botón “Eliminar”</text:p>
            </table:table-cell>
            <table:table-cell office:value-type="string">
              <text:p text:style-name="Standard">4. El sistema verifica que el rol seleccionado no tenga usuarios asociados y muestra un mensaje de confirmación final.</text:p>
            </table:table-cell>
          </table:table-row>
          <table:table-row>
            <table:table-cell office:value-type="string">
              <text:p text:style-name="P27">5. El usuario presiona el botón “Aceptar”.</text:p>
            </table:table-cell>
            <table:table-cell office:value-type="string">
              <text:p text:style-name="Standard">6. El sistema elimina el rol y vuelve al listado.</text:p>
            </table:table-cell>
          </table:table-row>
        </table:table>
        <text:p text:style-name="P8"/>
        <text:p text:style-name="P8"/>
        <table:table table:name="Tabla15" table:style-name="Tabla15">
          <table:table-column table:style-name="Tabla15.A"/>
          <table:table-row>
            <table:table-cell office:value-type="string">
              <text:p text:style-name="P7">ALTERNATIVAS (Camino exitoso)</text:p>
            </table:table-cell>
          </table:table-row>
          <table:table-row>
            <table:table-cell office:value-type="string">
              <text:p text:style-name="P24">&lt;Describa las alternativas a los pasos del Camino Exitoso&gt;</text:p>
              <text:p text:style-name="P11">3.a El rol tiene usuarios asociados. Se muestra un mensaje al administrador y se cancela la operación.</text:p>
              <text:p text:style-name="P11"/>
              <text:p text:style-name="P13"><text:soft-page-break/>5.a El Administrador presiona “Cancelar”. Se cancela la operación.</text:p>
              <text:list xml:id="list3621009501741898865" text:style-name="L22">
                <text:list-item>
                  <text:p text:style-name="P56">&lt;Nombre Alternativa 1&gt;</text:p>
                </text:list-item>
              </text:list>
              <text:p text:style-name="P18">&lt;Descripción Alternativa 1 (incluye paso desde donde se deriva la alternativa, condición, descripción y paso donde continua la alternativa luego de concluida la misma.)&gt; Ejemplo: En el paso (Nombre del paso) el camino exitoso, si el actor selecciona “ver detalle”, el sistema muestra el detalle del producto, el actor cancela “ver detalle” y continúa en el paso 4.</text:p>
              <text:p text:style-name="P20"/>
              <text:list xml:id="list3852103322334030690" text:style-name="L23">
                <text:list-item>
                  <text:p text:style-name="P57">&lt;Nombre Alternativa 2&gt;</text:p>
                </text:list-item>
              </text:list>
              <text:p text:style-name="P18">&lt;Descripción Alternativa 2&gt;</text:p>
              <text:p text:style-name="P18"/>
              <text:p text:style-name="P5">&lt;Ejemplo de alternativas anidadas (varias posibilidades que se desprenden de una condición)&gt;</text:p>
              <text:p text:style-name="P20"/>
              <text:list xml:id="list1883769983367468508" text:style-name="L24">
                <text:list-item>
                  <text:p text:style-name="P58">&lt;Nombre Alternativa 3&gt;</text:p>
                </text:list-item>
              </text:list>
              <text:p text:style-name="P21">&lt;Descripción Alternativa 3&gt;</text:p>
              <text:list xml:id="list301501708329215779" text:style-name="L25">
                <text:list-item>
                  <text:p text:style-name="P98">&lt;Nombre de la Alternativa A3.A1&gt;</text:p>
                </text:list-item>
              </text:list>
              <text:p text:style-name="P23">&lt;Descripción de la Alternativa A3.A1&gt;</text:p>
              <text:list xml:id="list2798908119356674600" text:style-name="L26">
                <text:list-item>
                  <text:p text:style-name="P99">&lt;Nombre de la Alternativa A3.A2&gt;</text:p>
                </text:list-item>
              </text:list>
              <text:p text:style-name="P22">&lt;Descripción de la Alternativa A3.A2&gt;</text:p>
              <text:list xml:id="list410581503963081711" text:style-name="L27">
                <text:list-item>
                  <text:p text:style-name="P100">&lt;Nombre de la Alternativa A3.A3&gt;</text:p>
                </text:list-item>
              </text:list>
              <text:p text:style-name="P22">&lt;Descripción de la Alternativa A3.A3&gt;</text:p>
              <text:p text:style-name="P3"/>
              <text:p text:style-name="P5">&lt;Ejemplo de alternativas que contienen varios pasos&gt;</text:p>
              <text:p text:style-name="P20"/>
              <text:list xml:id="list722991802740683486" text:style-name="L28">
                <text:list-item>
                  <text:p text:style-name="P59">&lt;Nombre Alternativa 4&gt;</text:p>
                </text:list-item>
              </text:list>
              <text:p text:style-name="P16">&lt;Descripción Alternativa 4&gt;</text:p>
              <text:p text:style-name="P17"><text:span text:style-name="T9">&lt;El número de la alternativa en cada paso se debe setear a mano desde la personalización de las viñetas, ej.: A</text:span><text:span text:style-name="T10">4</text:span><text:span text:style-name="T9">.1&gt;</text:span></text:p>
              <text:list xml:id="list362401155344253029" text:style-name="L29">
                <text:list-item>
                  <text:p text:style-name="P101">&lt;Paso nro. 2 de la condición A4&gt;</text:p>
                </text:list-item>
              </text:list>
              <text:p text:style-name="P22">&lt;Descripción del paso A4.1&gt;</text:p>
              <text:list xml:id="list6644340687163727839" text:style-name="L30">
                <text:list-item>
                  <text:p text:style-name="P102">&lt;Paso nro. 2 de la condición A4&gt;</text:p>
                </text:list-item>
              </text:list>
              <text:p text:style-name="P23">&lt;Descripción del paso A4.2&gt;</text:p>
              <text:list xml:id="list2734271106888018505" text:style-name="L31">
                <text:list-item>
                  <text:p text:style-name="P103">&lt;Paso nro. 3 de la condición A4&gt;</text:p>
                </text:list-item>
              </text:list>
              <text:p text:style-name="P23">&lt;Descripción del paso A4.3&gt;</text:p>
              <text:p text:style-name="P20">….</text:p>
              <text:p text:style-name="Standard"/>
            </table:table-cell>
          </table:table-row>
        </table:table>
        <text:p text:style-name="Standard"/>
        <table:table table:name="Tabla16" table:style-name="Tabla16">
          <table:table-column table:style-name="Tabla16.A"/>
          <table:table-row>
            <table:table-cell office:value-type="string">
              <text:p text:style-name="P7">EXCEPCIONES</text:p>
            </table:table-cell>
          </table:table-row>
          <table:table-row>
            <table:table-cell office:value-type="string">
              <text:p text:style-name="P9"/>
              <text:p text:style-name="P12"/>
              <text:p text:style-name="P12">6.a Ocurre un error al eliminar el rol. Se muestra una advertencia y se cancela la operación.</text:p>
              <text:p text:style-name="P19"/>
            </table:table-cell>
          </table:table-row>
        </table:table>
        <text:p text:style-name="Standard"/>
        <text:p text:style-name="Standard"/>
        <text:p text:style-name="Standard"/>
        <text:p text:style-name="Standard"/>
        <text:p text:style-name="Standard"><text:soft-page-break/></text:p>
        <table:table table:name="Tabla33" table:style-name="Tabla33">
          <table:table-column table:style-name="Tabla33.A"/>
          <table:table-column table:style-name="Tabla33.B"/>
          <table:table-row>
            <table:table-cell office:value-type="string">
              <text:p text:style-name="Standard"><text:span text:style-name="T1">Nombre del Caso de Uso: </text:span><text:span text:style-name="UC_5f_NormalAzul_20_Car_5f_text"><text:span text:style-name="T7">Asociar usuario a proyecto</text:span></text:span></text:p>
            </table:table-cell>
            <table:table-cell office:value-type="string">
              <text:p text:style-name="Standard"><text:span text:style-name="T1">Nro. de Caso de Uso:</text:span> 4</text:p>
            </table:table-cell>
          </table:table-row>
          <table:table-row>
            <table:table-cell table:number-columns-spanned="2" office:value-type="string">
              <text:p text:style-name="Standard"><text:span text:style-name="T1">Actor Principal:</text:span> <text:span text:style-name="UC_5f_NormalAzul_20_Car_5f_text"><text:span text:style-name="T5">Usuario</text:span></text:span></text:p>
            </table:table-cell>
            <table:covered-table-cell/>
          </table:table-row>
          <table:table-row>
            <table:table-cell table:number-columns-spanned="2" office:value-type="string">
              <text:p text:style-name="Standard"><text:span text:style-name="T1">Objetivo:</text:span> <text:span text:style-name="UC_5f_NormalAzul_20_Car_5f_text"><text:span text:style-name="T5">Permitir la participación de nuevos usuarios en el proyecto. </text:span></text:span></text:p>
            </table:table-cell>
            <table:covered-table-cell/>
          </table:table-row>
          <table:table-row>
            <table:table-cell table:number-columns-spanned="2" office:value-type="string">
              <text:p text:style-name="Standard"><text:span text:style-name="T1">Pre-condiciones:</text:span> <text:span text:style-name="UC_5f_NormalAzul_20_Car_5f_text"><text:span text:style-name="T12">El usuario debe ser el Líder del Proyecto al cual está asociado el rol.</text:span></text:span></text:p>
            </table:table-cell>
            <table:covered-table-cell/>
          </table:table-row>
          <table:table-row>
            <table:table-cell table:number-columns-spanned="2" office:value-type="string">
              <text:p text:style-name="Standard"><text:span text:style-name="T1">Post- Condiciones:</text:span> <text:span text:style-name="UC_5f_NormalAzul_20_Car_5f_text"><text:span text:style-name="T2">&lt;son los hechos que se han de cumplir si el flujo de eventos normal se ha ejecutado correctamente.&gt;</text:span></text:span></text:p>
            </table:table-cell>
            <table:covered-table-cell/>
          </table:table-row>
        </table:table>
        <text:p text:style-name="P7"/>
        <text:p text:style-name="Standard"><text:span text:style-name="T1">Diagramas de casos de uso relacionados: </text:span><text:span text:style-name="UC_5f_NormalAzul_20_Car_5f_text"><text:span text:style-name="T2">&lt;referencie o grafique el caso de uso con sus relaciones&gt;</text:span></text:span></text:p>
        <text:p text:style-name="P6"/>
        <text:p text:style-name="P7"/>
        <table:table table:name="Tabla34" table:style-name="Tabla34">
          <table:table-column table:style-name="Tabla34.A"/>
          <table:table-column table:style-name="Tabla34.B"/>
          <table:table-row>
            <table:table-cell table:style-name="Tabla34.A1" table:number-columns-spanned="2" office:value-type="string">
              <text:p text:style-name="P25">CURSO NORMAL (Camino Exitoso)</text:p>
              <text:p text:style-name="P7"/>
            </table:table-cell>
            <table:covered-table-cell/>
          </table:table-row>
          <table:table-row>
            <table:table-cell table:style-name="Tabla34.A1" office:value-type="string">
              <text:p text:style-name="P7">Usuario</text:p>
            </table:table-cell>
            <table:table-cell table:style-name="Tabla34.A1" office:value-type="string">
              <text:p text:style-name="P7">Sistema</text:p>
            </table:table-cell>
          </table:table-row>
          <table:table-row>
            <table:table-cell table:style-name="Tabla34.A1" office:value-type="string">
              <text:p text:style-name="Standard">1.El líder accede al listado de Proyectos a los que está asociado y selecciona uno.</text:p>
            </table:table-cell>
            <table:table-cell table:style-name="Tabla34.A1" office:value-type="string">
              <text:p text:style-name="P26">2.El sistema despliega una pantalla con los detalles del proyecto, más una lista de acciones.</text:p>
            </table:table-cell>
          </table:table-row>
          <table:table-row>
            <table:table-cell table:style-name="Tabla34.A1" office:value-type="string">
              <text:p text:style-name="P27">3. El líder selecciona “Asociar Usuarios”</text:p>
            </table:table-cell>
            <table:table-cell table:style-name="Tabla34.A1" office:value-type="string">
              <text:p text:style-name="Standard">4. Se despliega un listado de todos los usuarios registrados en el sistema.</text:p>
            </table:table-cell>
          </table:table-row>
          <table:table-row>
            <table:table-cell table:style-name="Tabla34.A1" office:value-type="string">
              <text:p text:style-name="P27">5. El líder selecciona un usuario del listado</text:p>
            </table:table-cell>
            <table:table-cell table:style-name="Tabla34.A1" office:value-type="string">
              <text:p text:style-name="Standard">6. Se despliega un listado de posibles roles que puede tener dentro del proyecto.</text:p>
            </table:table-cell>
          </table:table-row>
          <table:table-row>
            <table:table-cell table:style-name="Tabla34.A1" office:value-type="string">
              <text:p text:style-name="P27">7. El líder selecciona al menos un rol.</text:p>
            </table:table-cell>
            <table:table-cell table:style-name="Tabla34.A1" office:value-type="string">
              <text:p text:style-name="Standard">8. El sistema habilita el botón “Asociar”</text:p>
            </table:table-cell>
          </table:table-row>
          <table:table-row>
            <table:table-cell table:style-name="Tabla34.A1" office:value-type="string">
              <text:p text:style-name="P27">9. El líder selecciona el botón “Asociar”</text:p>
            </table:table-cell>
            <table:table-cell table:style-name="Tabla34.A1" office:value-type="string">
              <text:p text:style-name="Standard">9. El sistema asocia al usuario al proyecto y a los roles que cumplirá dentro de él y regresa al listado de usuarios.</text:p>
            </table:table-cell>
          </table:table-row>
        </table:table>
        <text:p text:style-name="P8"/>
        <text:p text:style-name="P8"/>
        <table:table table:name="Tabla35" table:style-name="Tabla35">
          <table:table-column table:style-name="Tabla35.A"/>
          <table:table-row>
            <table:table-cell office:value-type="string">
              <text:p text:style-name="P7">ALTERNATIVAS (Camino exitoso)</text:p>
            </table:table-cell>
          </table:table-row>
          <table:table-row>
            <table:table-cell office:value-type="string">
              <text:p text:style-name="P24">&lt;Describa las alternativas a los pasos del Camino Exitoso&gt;</text:p>
              <text:p text:style-name="P24"/>
              <text:p text:style-name="P34">No se selecciona ningún rol para el usuario. El sistema lanza una advertencia diciendo que todo usuario debe tener un rol dentro del proyecto.</text:p>
              <text:p text:style-name="P34"/>
              <text:p text:style-name="P84">El usuario selecciona el botón “cancelar”. Se vuelve a la interfaz anterior y la operación se descarta.</text:p>
              <text:p text:style-name="P24"/>
              <text:list xml:id="list6491141901392362392" text:style-name="L32">
                <text:list-item>
                  <text:p text:style-name="P60">&lt;Nombre Alternativa 1&gt;</text:p>
                </text:list-item>
              </text:list>
              <text:p text:style-name="P18">&lt;Descripción Alternativa 1 (incluye paso desde donde se deriva la alternativa, condición, descripción y paso donde continua la alternativa luego de concluida la misma.)&gt; Ejemplo: En el paso (Nombre del paso) el camino exitoso, si el actor selecciona “ver detalle”, el sistema muestra el detalle del producto, el actor cancela “ver detalle” y continúa en el paso 4.</text:p>
              <text:p text:style-name="P20"/>
              <text:list xml:id="list330908417082732059" text:style-name="L33">
                <text:list-item>
                  <text:p text:style-name="P61">&lt;Nombre Alternativa 2&gt;</text:p>
                </text:list-item>
              </text:list>
              <text:p text:style-name="P18">&lt;Descripción Alternativa 2&gt;</text:p>
              <text:p text:style-name="P18"/>
              <text:p text:style-name="P5">&lt;Ejemplo de alternativas anidadas (varias posibilidades que se desprenden de una condición)&gt;</text:p>
              <text:p text:style-name="P20"><text:soft-page-break/></text:p>
              <text:list xml:id="list7964675964925272575" text:style-name="L34">
                <text:list-item>
                  <text:p text:style-name="P62">&lt;Nombre Alternativa 3&gt;</text:p>
                </text:list-item>
              </text:list>
              <text:p text:style-name="P21">&lt;Descripción Alternativa 3&gt;</text:p>
              <text:list xml:id="list1225592756616952129" text:style-name="L35">
                <text:list-item>
                  <text:p text:style-name="P104">&lt;Nombre de la Alternativa A3.A1&gt;</text:p>
                </text:list-item>
              </text:list>
              <text:p text:style-name="P23">&lt;Descripción de la Alternativa A3.A1&gt;</text:p>
              <text:list xml:id="list5916454720036478699" text:style-name="L36">
                <text:list-item>
                  <text:p text:style-name="P105">&lt;Nombre de la Alternativa A3.A2&gt;</text:p>
                </text:list-item>
              </text:list>
              <text:p text:style-name="P22">&lt;Descripción de la Alternativa A3.A2&gt;</text:p>
              <text:list xml:id="list7240400240258514794" text:style-name="L37">
                <text:list-item>
                  <text:p text:style-name="P106">&lt;Nombre de la Alternativa A3.A3&gt;</text:p>
                </text:list-item>
              </text:list>
              <text:p text:style-name="P22">&lt;Descripción de la Alternativa A3.A3&gt;</text:p>
              <text:p text:style-name="P3"/>
              <text:p text:style-name="P5">&lt;Ejemplo de alternativas que contienen varios pasos&gt;</text:p>
              <text:p text:style-name="P20"/>
              <text:list xml:id="list2959412030766534217" text:style-name="L38">
                <text:list-item>
                  <text:p text:style-name="P63">&lt;Nombre Alternativa 4&gt;</text:p>
                </text:list-item>
              </text:list>
              <text:p text:style-name="P16">&lt;Descripción Alternativa 4&gt;</text:p>
              <text:p text:style-name="P17"><text:span text:style-name="T9">&lt;El número de la alternativa en cada paso se debe setear a mano desde la personalización de las viñetas, ej.: A</text:span><text:span text:style-name="T10">4</text:span><text:span text:style-name="T9">.1&gt;</text:span></text:p>
              <text:list xml:id="list7138859753268942971" text:style-name="L39">
                <text:list-item>
                  <text:p text:style-name="P107">&lt;Paso nro. 2 de la condición A4&gt;</text:p>
                </text:list-item>
              </text:list>
              <text:p text:style-name="P22">&lt;Descripción del paso A4.1&gt;</text:p>
              <text:list xml:id="list3583835489520128215" text:style-name="L40">
                <text:list-item>
                  <text:p text:style-name="P108">&lt;Paso nro. 2 de la condición A4&gt;</text:p>
                </text:list-item>
              </text:list>
              <text:p text:style-name="P23">&lt;Descripción del paso A4.2&gt;</text:p>
              <text:list xml:id="list3810140724600331579" text:style-name="L41">
                <text:list-item>
                  <text:p text:style-name="P109">&lt;Paso nro. 3 de la condición A4&gt;</text:p>
                </text:list-item>
              </text:list>
              <text:p text:style-name="P23">&lt;Descripción del paso A4.3&gt;</text:p>
              <text:p text:style-name="P20">….</text:p>
              <text:p text:style-name="Standard"/>
            </table:table-cell>
          </table:table-row>
        </table:table>
        <text:p text:style-name="Standard"/>
        <table:table table:name="Tabla36" table:style-name="Tabla36">
          <table:table-column table:style-name="Tabla36.A"/>
          <table:table-row>
            <table:table-cell office:value-type="string">
              <text:p text:style-name="P7">EXCEPCIONES</text:p>
            </table:table-cell>
          </table:table-row>
          <table:table-row>
            <table:table-cell office:value-type="string">
              <text:p text:style-name="P4">&lt;Describa los errores o excepciones.&gt;</text:p>
              <text:p text:style-name="P83">12.a <text:span text:style-name="T11">Ocurrió un error al guardar los datos, el Sistema avisa del error y cancela la operación.</text:span></text:p>
              <text:p text:style-name="P19"/>
            </table:table-cell>
          </table:table-row>
        </table:table>
        <text:p text:style-name="Standard"/>
        <text:p text:style-name="Standard"/>
        <table:table table:name="Tabla17" table:style-name="Tabla17">
          <table:table-column table:style-name="Tabla17.A"/>
          <table:table-column table:style-name="Tabla17.B"/>
          <table:table-row>
            <table:table-cell office:value-type="string">
              <text:p text:style-name="Standard"><text:span text:style-name="T1">Nombre del Caso de Uso: </text:span><text:span text:style-name="T14">Modificar</text:span><text:span text:style-name="UC_5f_NormalAzul_20_Car_5f_text"><text:span text:style-name="T7"> Proyecto</text:span></text:span></text:p>
            </table:table-cell>
            <table:table-cell office:value-type="string">
              <text:p text:style-name="Standard"><text:span text:style-name="T1">Nro. de Caso de Uso:</text:span> 7</text:p>
            </table:table-cell>
          </table:table-row>
          <table:table-row>
            <table:table-cell table:number-columns-spanned="2" office:value-type="string">
              <text:p text:style-name="Standard"><text:span text:style-name="T1">Actor Principal:</text:span> <text:span text:style-name="UC_5f_NormalAzul_20_Car_5f_text"><text:span text:style-name="T7">Administrador</text:span></text:span></text:p>
            </table:table-cell>
            <table:covered-table-cell/>
          </table:table-row>
          <table:table-row>
            <table:table-cell table:number-columns-spanned="2" office:value-type="string">
              <text:p text:style-name="Standard"><text:span text:style-name="T1">Objetivo:</text:span> <text:span text:style-name="UC_5f_NormalAzul_20_Car_5f_text"><text:span text:style-name="T5">Modificar el estado de un proyecto.</text:span></text:span></text:p>
            </table:table-cell>
            <table:covered-table-cell/>
          </table:table-row>
          <table:table-row>
            <table:table-cell table:number-columns-spanned="2" office:value-type="string">
              <text:p text:style-name="Standard"><text:span text:style-name="T1">Pre-condiciones:</text:span> <text:span text:style-name="UC_5f_NormalAzul_20_Car_5f_text"><text:span text:style-name="T12">El usuario debe estar registrado como administrador.</text:span></text:span></text:p>
            </table:table-cell>
            <table:covered-table-cell/>
          </table:table-row>
          <table:table-row>
            <table:table-cell table:number-columns-spanned="2" office:value-type="string">
              <text:p text:style-name="Standard"><text:span text:style-name="T1">Post- Condiciones:</text:span> <text:span text:style-name="UC_5f_NormalAzul_20_Car_5f_text"><text:span text:style-name="T2">&lt;son los hechos que se han de cumplir si el flujo de eventos normal se ha ejecutado correctamente.&gt;</text:span></text:span></text:p>
            </table:table-cell>
            <table:covered-table-cell/>
          </table:table-row>
        </table:table>
        <text:p text:style-name="P7"/>
        <text:p text:style-name="Standard"><text:span text:style-name="T1">Diagramas de casos de uso relacionados: </text:span><text:span text:style-name="UC_5f_NormalAzul_20_Car_5f_text"><text:span text:style-name="T2">&lt;referencie o grafique el caso de uso con sus relaciones&gt;</text:span></text:span></text:p>
        <text:p text:style-name="P6"/>
        <text:p text:style-name="P7"/>
        <table:table table:name="Tabla18" table:style-name="Tabla18">
          <table:table-column table:style-name="Tabla18.A"/>
          <table:table-column table:style-name="Tabla18.B"/>
          <table:table-row>
            <table:table-cell table:style-name="Tabla18.A1" table:number-columns-spanned="2" office:value-type="string">
              <text:p text:style-name="P25">CURSO NORMAL (Camino Exitoso)</text:p>
              <text:p text:style-name="P7"/>
            </table:table-cell>
            <table:covered-table-cell/>
          </table:table-row>
          <table:table-row>
            <table:table-cell table:style-name="Tabla18.A1" office:value-type="string">
              <text:p text:style-name="P7">Usuario</text:p>
            </table:table-cell>
            <table:table-cell table:style-name="Tabla18.A1" office:value-type="string">
              <text:p text:style-name="P7">Sistema</text:p>
            </table:table-cell>
          </table:table-row>
          <table:table-row>
            <table:table-cell table:style-name="Tabla18.A1" office:value-type="string">
              <text:p text:style-name="P8">1. El Administrador accede al listado de Proyectos <text:soft-page-break/>desde el menú principal del módulo de administración del sistema. </text:p>
            </table:table-cell>
            <table:table-cell table:style-name="Tabla18.A1" office:value-type="string">
              <text:p text:style-name="P26">2. El sistema despliega un listado de todos los <text:soft-page-break/>proyectos registrados con las opciones de “Modificar Estado” disponibles para cada uno de ellos y la de “Crear Proyecto”.</text:p>
            </table:table-cell>
          </table:table-row>
          <table:table-row>
            <table:table-cell table:style-name="Tabla18.A1" office:value-type="string">
              <text:p text:style-name="Standard">3. El Administrador selecciona un proyecto del listado y presiona “Modificar Estado”.</text:p>
            </table:table-cell>
            <table:table-cell table:style-name="Tabla18.A1" office:value-type="string">
              <text:p text:style-name="P26">4. El sistema despliega la interfaz de “Modificar Estado”</text:p>
            </table:table-cell>
          </table:table-row>
          <table:table-row>
            <table:table-cell table:style-name="Tabla18.A1" office:value-type="string">
              <text:p text:style-name="P27">5. El Administrador selecciona un estado y escribe el motivo de la modificación.</text:p>
            </table:table-cell>
            <table:table-cell table:style-name="Tabla18.A1" office:value-type="string">
              <text:p text:style-name="Standard">6. El sistema comprueba que los campos hallan sido llenados correctamente y habilita el botón “Finalizar”..</text:p>
            </table:table-cell>
          </table:table-row>
          <table:table-row>
            <table:table-cell table:style-name="Tabla18.A1" office:value-type="string">
              <text:p text:style-name="P27">7. El Administrador presiona “Finalizar”</text:p>
            </table:table-cell>
            <table:table-cell table:style-name="Tabla18.A1" office:value-type="string">
              <text:p text:style-name="Standard">8. Se crea un registro del Proyecto en el sistema, y se almacena la fecha y hora de creación. Luego, vuelve al módulo de administración.</text:p>
            </table:table-cell>
          </table:table-row>
        </table:table>
        <text:p text:style-name="P8"/>
        <text:p text:style-name="P8"/>
        <table:table table:name="Tabla19" table:style-name="Tabla19">
          <table:table-column table:style-name="Tabla19.A"/>
          <table:table-row>
            <table:table-cell office:value-type="string">
              <text:p text:style-name="P7">ALTERNATIVAS (Camino exitoso)</text:p>
            </table:table-cell>
          </table:table-row>
          <table:table-row>
            <table:table-cell office:value-type="string">
              <text:p text:style-name="UC_5f_NormalAzul"><text:span text:style-name="T2">&lt;Describa las alternativas a los pasos del Camino Exitoso&gt;</text:span></text:p>
              <text:p text:style-name="P10"/>
              <text:p text:style-name="P10">7.a No se selecciona ningún estado para el proyecto, el mismo será registrado con el estado PEN por defecto.</text:p>
              <text:p text:style-name="P2"/>
              <text:p text:style-name="P30">9.a El administrador selecciona el botón “cancelar”. Se vuelve a la interfaz anterior y la operación se descarta.</text:p>
              <text:p text:style-name="P24"/>
              <text:list xml:id="list4027947048070235955" text:style-name="L42">
                <text:list-item>
                  <text:p text:style-name="P64">&lt;Nombre Alternativa 1&gt;</text:p>
                </text:list-item>
              </text:list>
              <text:p text:style-name="P18">&lt;Descripción Alternativa 1 (incluye paso desde donde se deriva la alternativa, condición, descripción y paso donde continua la alternativa luego de concluida la misma.)&gt; Ejemplo: En el paso (Nombre del paso) el camino exitoso, si el actor selecciona “ver detalle”, el sistema muestra el detalle del producto, el actor cancela “ver detalle” y continúa en el paso 4.</text:p>
              <text:p text:style-name="P20"/>
              <text:list xml:id="list6177696596534330490" text:style-name="L43">
                <text:list-item>
                  <text:p text:style-name="P65">&lt;Nombre Alternativa 2&gt;</text:p>
                </text:list-item>
              </text:list>
              <text:p text:style-name="P18">&lt;Descripción Alternativa 2&gt;</text:p>
              <text:p text:style-name="P18"/>
              <text:p text:style-name="P5">&lt;Ejemplo de alternativas anidadas (varias posibilidades que se desprenden de una condición)&gt;</text:p>
              <text:p text:style-name="P20"/>
              <text:list xml:id="list7146041266753484103" text:style-name="L44">
                <text:list-item>
                  <text:p text:style-name="P66">&lt;Nombre Alternativa 3&gt;</text:p>
                </text:list-item>
              </text:list>
              <text:p text:style-name="P21">&lt;Descripción Alternativa 3&gt;</text:p>
              <text:list xml:id="list7659764527370263655" text:style-name="L45">
                <text:list-item>
                  <text:p text:style-name="P110">&lt;Nombre de la Alternativa A3.A1&gt;</text:p>
                </text:list-item>
              </text:list>
              <text:p text:style-name="P23">&lt;Descripción de la Alternativa A3.A1&gt;</text:p>
              <text:list xml:id="list292338925993751338" text:style-name="L46">
                <text:list-item>
                  <text:p text:style-name="P111">&lt;Nombre de la Alternativa A3.A2&gt;</text:p>
                </text:list-item>
              </text:list>
              <text:p text:style-name="P22">&lt;Descripción de la Alternativa A3.A2&gt;</text:p>
              <text:list xml:id="list5090876769471127724" text:style-name="L47">
                <text:list-item>
                  <text:p text:style-name="P112">&lt;Nombre de la Alternativa A3.A3&gt;</text:p>
                </text:list-item>
              </text:list>
              <text:p text:style-name="P22">&lt;Descripción de la Alternativa A3.A3&gt;</text:p>
              <text:p text:style-name="P3"/>
              <text:p text:style-name="P5">&lt;Ejemplo de alternativas que contienen varios pasos&gt;</text:p>
              <text:p text:style-name="P20"/>
              <text:list xml:id="list3779289923188500817" text:style-name="L48">
                <text:list-item>
                  <text:p text:style-name="P67">&lt;Nombre Alternativa 4&gt;</text:p>
                </text:list-item>
              </text:list>
              <text:p text:style-name="P16"><text:soft-page-break/>&lt;Descripción Alternativa 4&gt;</text:p>
              <text:p text:style-name="P17"><text:span text:style-name="T9">&lt;El número de la alternativa en cada paso se debe setear a mano desde la personalización de las viñetas, ej.: A</text:span><text:span text:style-name="T10">4</text:span><text:span text:style-name="T9">.1&gt;</text:span></text:p>
              <text:list xml:id="list2358967369045258167" text:style-name="L49">
                <text:list-item>
                  <text:p text:style-name="P113">&lt;Paso nro. 2 de la condición A4&gt;</text:p>
                </text:list-item>
              </text:list>
              <text:p text:style-name="P22">&lt;Descripción del paso A4.1&gt;</text:p>
              <text:list xml:id="list3541251757599845029" text:style-name="L50">
                <text:list-item>
                  <text:p text:style-name="P114">&lt;Paso nro. 2 de la condición A4&gt;</text:p>
                </text:list-item>
              </text:list>
              <text:p text:style-name="P23">&lt;Descripción del paso A4.2&gt;</text:p>
              <text:list xml:id="list4030109255182014763" text:style-name="L51">
                <text:list-item>
                  <text:p text:style-name="P115">&lt;Paso nro. 3 de la condición A4&gt;</text:p>
                </text:list-item>
              </text:list>
              <text:p text:style-name="P23">&lt;Descripción del paso A4.3&gt;</text:p>
              <text:p text:style-name="P20">….</text:p>
              <text:p text:style-name="Standard"/>
            </table:table-cell>
          </table:table-row>
        </table:table>
        <text:p text:style-name="Standard"/>
        <table:table table:name="Tabla20" table:style-name="Tabla20">
          <table:table-column table:style-name="Tabla20.A"/>
          <table:table-row>
            <table:table-cell office:value-type="string">
              <text:p text:style-name="P7">EXCEPCIONES</text:p>
            </table:table-cell>
          </table:table-row>
          <table:table-row>
            <table:table-cell office:value-type="string">
              <text:p text:style-name="P4">&lt;Describa los errores o excepciones.&gt;</text:p>
              <text:p text:style-name="P83">12.a <text:span text:style-name="T11">Ocurrió un error al guardar los datos, el Sistema avisa del error y cancela la operación.</text:span></text:p>
              <text:p text:style-name="P19"/>
            </table:table-cell>
          </table:table-row>
        </table:table>
        <text:p text:style-name="Standard"/>
        <text:p text:style-name="Standard"/>
        <table:table table:name="Tabla37" table:style-name="Tabla37">
          <table:table-column table:style-name="Tabla37.A"/>
          <table:table-column table:style-name="Tabla37.B"/>
          <table:table-row>
            <table:table-cell office:value-type="string">
              <text:p text:style-name="Standard"><text:span text:style-name="T1">Nombre del Caso de Uso: </text:span><text:span text:style-name="T14">Crear</text:span><text:span text:style-name="UC_5f_NormalAzul_20_Car_5f_text"><text:span text:style-name="T7"> Proyecto</text:span></text:span></text:p>
            </table:table-cell>
            <table:table-cell office:value-type="string">
              <text:p text:style-name="Standard"><text:span text:style-name="T1">Nro. de Caso de Uso:</text:span> </text:p>
            </table:table-cell>
          </table:table-row>
          <table:table-row>
            <table:table-cell table:number-columns-spanned="2" office:value-type="string">
              <text:p text:style-name="Standard"><text:span text:style-name="T1">Actor Principal:</text:span> <text:span text:style-name="UC_5f_NormalAzul_20_Car_5f_text"><text:span text:style-name="T5">Administrador</text:span></text:span></text:p>
            </table:table-cell>
            <table:covered-table-cell/>
          </table:table-row>
          <table:table-row>
            <table:table-cell table:number-columns-spanned="2" office:value-type="string">
              <text:p text:style-name="Standard"><text:span text:style-name="T1">Objetivo:</text:span> <text:span text:style-name="UC_5f_NormalAzul_20_Car_5f_text"><text:span text:style-name="T5">Crear el registro de un nuevo proyecto en el sistema. </text:span></text:span></text:p>
            </table:table-cell>
            <table:covered-table-cell/>
          </table:table-row>
          <table:table-row>
            <table:table-cell table:number-columns-spanned="2" office:value-type="string">
              <text:p text:style-name="Standard"><text:span text:style-name="T1">Pre-condiciones:</text:span><text:span text:style-name="UC_5f_NormalAzul_20_Car_5f_text"><text:span text:style-name="T3"> </text:span></text:span><text:span text:style-name="UC_5f_NormalAzul_20_Car_5f_text"><text:span text:style-name="T7">El usuario debe estar registrado como Administrador.</text:span></text:span></text:p>
            </table:table-cell>
            <table:covered-table-cell/>
          </table:table-row>
          <table:table-row>
            <table:table-cell table:number-columns-spanned="2" office:value-type="string">
              <text:p text:style-name="Standard"><text:span text:style-name="T1">Post- Condiciones:</text:span> <text:span text:style-name="UC_5f_NormalAzul_20_Car_5f_text"><text:span text:style-name="T2">&lt;son los hechos que se han de cumplir si el flujo de eventos normal se ha ejecutado correctamente.&gt;</text:span></text:span></text:p>
            </table:table-cell>
            <table:covered-table-cell/>
          </table:table-row>
        </table:table>
        <text:p text:style-name="P7"/>
        <text:p text:style-name="Standard"><text:span text:style-name="T1">Diagramas de casos de uso relacionados: </text:span><text:span text:style-name="UC_5f_NormalAzul_20_Car_5f_text"><text:span text:style-name="T2">&lt;referencie o grafique el caso de uso con sus relaciones&gt;</text:span></text:span></text:p>
        <text:p text:style-name="P6"/>
        <text:p text:style-name="P7"/>
        <table:table table:name="Tabla38" table:style-name="Tabla38">
          <table:table-column table:style-name="Tabla38.A"/>
          <table:table-column table:style-name="Tabla38.B"/>
          <table:table-row>
            <table:table-cell table:number-columns-spanned="2" office:value-type="string">
              <text:p text:style-name="UC_5f_NormalAzul"><text:span text:style-name="T6">CURSO NORMAL (Camino Exitoso)</text:span><text:span text:style-name="T3"> </text:span><text:span text:style-name="T2">&lt;Describa el curso normal a desarrollarse en el caso de uso, si es necesario contemplar una asociación de inclusión marque las mismas con negritas, para clarificar el texto.&gt;</text:span></text:p>
              <text:p text:style-name="P7"/>
            </table:table-cell>
            <table:covered-table-cell/>
          </table:table-row>
          <table:table-row>
            <table:table-cell office:value-type="string">
              <text:p text:style-name="P7">Usuario</text:p>
            </table:table-cell>
            <table:table-cell office:value-type="string">
              <text:p text:style-name="P7">Sistema</text:p>
            </table:table-cell>
          </table:table-row>
          <table:table-row>
            <table:table-cell office:value-type="string">
              <text:p text:style-name="Standard">1. El Administrador selecciona la opción “Crear Proyecto” del listado de acciones del módulo de administración,</text:p>
            </table:table-cell>
            <table:table-cell office:value-type="string">
              <text:p text:style-name="P26">2. El sistema despliega la interfaz de creación de </text:p>
              <text:p text:style-name="P26">Proyectos y asigna automáticamente un código numérico al proyecto a crear.</text:p>
            </table:table-cell>
          </table:table-row>
          <table:table-row>
            <table:table-cell office:value-type="string">
              <text:p text:style-name="P27">3. El Administrador ingresa el nombre del proyecto, una descripción, fecha de inicio y de fin, y una observación. </text:p>
            </table:table-cell>
            <table:table-cell office:value-type="string">
              <text:p text:style-name="Standard">4. El sistema comprueba que el nombre ingresado sea único y que los campos hallan sido llenados correctamente.</text:p>
            </table:table-cell>
          </table:table-row>
          <table:table-row>
            <table:table-cell office:value-type="string">
              <text:p text:style-name="P27">5. El Administrador ingresa el nombre de usuario del usuario que será el líder del proyecto</text:p>
            </table:table-cell>
            <table:table-cell office:value-type="string">
              <text:p text:style-name="Standard">6. El sistema comprueba que el usuario exista y sea válido.</text:p>
            </table:table-cell>
          </table:table-row>
          <table:table-row>
            <table:table-cell office:value-type="string">
              <text:p text:style-name="P27">7. El Administrador selecciona un estado para el Proyecto.</text:p>
            </table:table-cell>
            <table:table-cell office:value-type="string">
              <text:p text:style-name="Standard">8. El sistema comprueba que todos los campos obligatorios hallan sido llenados correctamente y habilita el botón “Finalizar”.</text:p>
            </table:table-cell>
          </table:table-row>
          <table:table-row>
            <table:table-cell office:value-type="string">
              <text:p text:style-name="P27">9. El Administrador presiona “Finalizar”</text:p>
            </table:table-cell>
            <table:table-cell office:value-type="string">
              <text:p text:style-name="Standard">10. Se crea un registro del Proyecto en el sistema, <text:soft-page-break/>y se almacena la fecha y hora de creación. Luego, vuelve al módulo de administración.</text:p>
            </table:table-cell>
          </table:table-row>
        </table:table>
        <text:p text:style-name="P8"/>
        <text:p text:style-name="P8"/>
        <table:table table:name="Tabla39" table:style-name="Tabla39">
          <table:table-column table:style-name="Tabla39.A"/>
          <table:table-row>
            <table:table-cell office:value-type="string">
              <text:p text:style-name="P7">ALTERNATIVAS (Camino exitoso)</text:p>
            </table:table-cell>
          </table:table-row>
          <table:table-row>
            <table:table-cell office:value-type="string">
              <text:p text:style-name="P24">&lt;Describa las alternativas a los pasos del Camino Exitoso&gt;</text:p>
              <text:p text:style-name="P10"/>
              <text:p text:style-name="P36">El nombre ingresado no es único. Se mostrará una advertencia resaltando dicho campo.</text:p>
              <text:p text:style-name="P10"/>
              <text:p text:style-name="P36">La fecha de fin es anterior a la de inicio. Se mostrará una advertencia resaltando los campos.</text:p>
              <text:p text:style-name="P10"/>
              <text:p text:style-name="P10">7.a No se selecciona ningún estado para el proyecto, el mismo será registrado con el estado PEN por defecto.</text:p>
              <text:p text:style-name="P2"/>
              <text:p text:style-name="P30">9.a El administrador selecciona el botón “cancelar”. Se vuelve a la interfaz anterior y la operación se descarta.</text:p>
              <text:list xml:id="list2694364756521124288" text:style-name="L83">
                <text:list-item>
                  <text:p text:style-name="P76">&lt;Nombre Alternativa 1&gt;</text:p>
                </text:list-item>
              </text:list>
              <text:p text:style-name="P18">&lt;Descripción Alternativa 1 (incluye paso desde donde se deriva la alternativa, condición, descripción y paso donde continua la alternativa luego de concluida la misma.)&gt; Ejemplo: En el paso (Nombre del paso) el camino exitoso, si el actor selecciona “ver detalle”, el sistema muestra el detalle del producto, el actor cancela “ver detalle” y continúa en el paso 4.</text:p>
              <text:p text:style-name="P20"/>
              <text:list xml:id="list7195965567296195379" text:style-name="L84">
                <text:list-item>
                  <text:p text:style-name="P77">&lt;Nombre Alternativa 2&gt;</text:p>
                </text:list-item>
              </text:list>
              <text:p text:style-name="P18">&lt;Descripción Alternativa 2&gt;</text:p>
              <text:p text:style-name="P18"/>
              <text:p text:style-name="P5">&lt;Ejemplo de alternativas anidadas (varias posibilidades que se desprenden de una condición)&gt;</text:p>
              <text:p text:style-name="P20"/>
              <text:list xml:id="list6372320831374583480" text:style-name="L85">
                <text:list-item>
                  <text:p text:style-name="P78">&lt;Nombre Alternativa 3&gt;</text:p>
                </text:list-item>
              </text:list>
              <text:p text:style-name="P21">&lt;Descripción Alternativa 3&gt;</text:p>
              <text:list xml:id="list3930868525307103816" text:style-name="L86">
                <text:list-item>
                  <text:p text:style-name="P128">&lt;Nombre de la Alternativa A3.A1&gt;</text:p>
                </text:list-item>
              </text:list>
              <text:p text:style-name="P23">&lt;Descripción de la Alternativa A3.A1&gt;</text:p>
              <text:list xml:id="list7286670887215003907" text:style-name="L87">
                <text:list-item>
                  <text:p text:style-name="P129">&lt;Nombre de la Alternativa A3.A2&gt;</text:p>
                </text:list-item>
              </text:list>
              <text:p text:style-name="P22">&lt;Descripción de la Alternativa A3.A2&gt;</text:p>
              <text:list xml:id="list5952244182207114189" text:style-name="L88">
                <text:list-item>
                  <text:p text:style-name="P130">&lt;Nombre de la Alternativa A3.A3&gt;</text:p>
                </text:list-item>
              </text:list>
              <text:p text:style-name="P22">&lt;Descripción de la Alternativa A3.A3&gt;</text:p>
              <text:p text:style-name="P3"/>
              <text:p text:style-name="P5">&lt;Ejemplo de alternativas que contienen varios pasos&gt;</text:p>
              <text:p text:style-name="P20"/>
              <text:list xml:id="list8979556798382168936" text:style-name="L89">
                <text:list-item>
                  <text:p text:style-name="P79">&lt;Nombre Alternativa 4&gt;</text:p>
                </text:list-item>
              </text:list>
              <text:p text:style-name="P16">&lt;Descripción Alternativa 4&gt;</text:p>
              <text:p text:style-name="P17"><text:span text:style-name="T9">&lt;El número de la alternativa en cada paso se debe setear a mano desde la personalización de las viñetas, ej.: A</text:span><text:span text:style-name="T10">4</text:span><text:span text:style-name="T9">.1&gt;</text:span></text:p>
              <text:list xml:id="list4354755768872068877" text:style-name="L90">
                <text:list-item>
                  <text:p text:style-name="P131">&lt;Paso nro. 2 de la condición A4&gt;</text:p>
                </text:list-item>
              </text:list>
              <text:p text:style-name="P22">&lt;Descripción del paso A4.1&gt;</text:p>
              <text:list xml:id="list4133583084719777632" text:style-name="L91">
                <text:list-item>
                  <text:p text:style-name="P132">&lt;Paso nro. 2 de la condición A4&gt;</text:p>
                </text:list-item>
              </text:list>
              <text:p text:style-name="P23"><text:soft-page-break/>&lt;Descripción del paso A4.2&gt;</text:p>
              <text:list xml:id="list1956853760231030953" text:style-name="L92">
                <text:list-item>
                  <text:p text:style-name="P133">&lt;Paso nro. 3 de la condición A4&gt;</text:p>
                </text:list-item>
              </text:list>
              <text:p text:style-name="P23">&lt;Descripción del paso A4.3&gt;</text:p>
              <text:p text:style-name="P20">….</text:p>
              <text:p text:style-name="Standard"/>
            </table:table-cell>
          </table:table-row>
        </table:table>
        <text:p text:style-name="Standard"/>
        <table:table table:name="Tabla40" table:style-name="Tabla40">
          <table:table-column table:style-name="Tabla40.A"/>
          <table:table-row>
            <table:table-cell office:value-type="string">
              <text:p text:style-name="P7">EXCEPCIONES</text:p>
            </table:table-cell>
          </table:table-row>
          <table:table-row>
            <table:table-cell office:value-type="string">
              <text:p text:style-name="P4">&lt;Describa los errores o excepciones.&gt;</text:p>
              <text:p text:style-name="P83">12.a <text:span text:style-name="T11">Ocurrió un error al guardar los datos, el Sistema avisa del error y cancela la operación.</text:span></text:p>
              <text:p text:style-name="P19"/>
            </table:table-cell>
          </table:table-row>
        </table:table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able:table table:name="Tabla21" table:style-name="Tabla21">
          <table:table-column table:style-name="Tabla21.A"/>
          <table:table-column table:style-name="Tabla21.B"/>
          <table:table-row>
            <table:table-cell office:value-type="string">
              <text:p text:style-name="Standard"><text:span text:style-name="T1">Nombre del Caso de Uso: </text:span><text:span text:style-name="UC_5f_NormalAzul_20_Car_5f_text"><text:span text:style-name="T7">Crear Fase</text:span></text:span></text:p>
            </table:table-cell>
            <table:table-cell office:value-type="string">
              <text:p text:style-name="Standard"><text:span text:style-name="T1">Nro. de Caso de Uso:</text:span> </text:p>
            </table:table-cell>
          </table:table-row>
          <table:table-row>
            <table:table-cell table:number-columns-spanned="2" office:value-type="string">
              <text:p text:style-name="Standard"><text:span text:style-name="T1">Actor Principal:</text:span> <text:span text:style-name="UC_5f_NormalAzul_20_Car_5f_text"><text:span text:style-name="T5">Líder del Proyecto</text:span></text:span></text:p>
            </table:table-cell>
            <table:covered-table-cell/>
          </table:table-row>
          <table:table-row>
            <table:table-cell table:number-columns-spanned="2" office:value-type="string">
              <text:p text:style-name="Standard"><text:span text:style-name="T1">Objetivo:</text:span> <text:span text:style-name="UC_5f_NormalAzul_20_Car_5f_text"><text:span text:style-name="T5">Crear y asociar una fase a un proyecto. </text:span></text:span></text:p>
            </table:table-cell>
            <table:covered-table-cell/>
          </table:table-row>
          <table:table-row>
            <table:table-cell table:number-columns-spanned="2" office:value-type="string">
              <text:p text:style-name="Standard"><text:span text:style-name="T1">Pre-condiciones:</text:span> <text:span text:style-name="UC_5f_NormalAzul_20_Car_5f_text"><text:span text:style-name="T5">El usuario debe ser el líder del proyecto al cual se asociará la fase.</text:span></text:span></text:p>
            </table:table-cell>
            <table:covered-table-cell/>
          </table:table-row>
          <table:table-row>
            <table:table-cell table:number-columns-spanned="2" office:value-type="string">
              <text:p text:style-name="Standard"><text:span text:style-name="T1">Post- Condiciones:</text:span> <text:span text:style-name="UC_5f_NormalAzul_20_Car_5f_text"><text:span text:style-name="T2">&lt;son los hechos que se han de cumplir si el flujo de eventos normal se ha ejecutado correctamente.&gt;</text:span></text:span></text:p>
            </table:table-cell>
            <table:covered-table-cell/>
          </table:table-row>
        </table:table>
        <text:p text:style-name="P7"/>
        <text:p text:style-name="Standard"><text:span text:style-name="T1">Diagramas de casos de uso relacionados: </text:span><text:span text:style-name="UC_5f_NormalAzul_20_Car_5f_text"><text:span text:style-name="T2">&lt;referencie o grafique el caso de uso con sus relaciones&gt;</text:span></text:span></text:p>
        <text:p text:style-name="P6"/>
        <text:p text:style-name="P7"/>
        <table:table table:name="Tabla22" table:style-name="Tabla22">
          <table:table-column table:style-name="Tabla22.A"/>
          <table:table-column table:style-name="Tabla22.B"/>
          <table:table-row>
            <table:table-cell table:style-name="Tabla22.A1" table:number-columns-spanned="2" office:value-type="string">
              <text:p text:style-name="UC_5f_NormalAzul"><text:span text:style-name="T6">CURSO NORMAL (Camino Exitoso)</text:span><text:span text:style-name="T3"> </text:span></text:p>
              <text:p text:style-name="P7"/>
            </table:table-cell>
            <table:covered-table-cell/>
          </table:table-row>
          <table:table-row>
            <table:table-cell table:style-name="Tabla22.A1" office:value-type="string">
              <text:p text:style-name="P7">Usuario</text:p>
            </table:table-cell>
            <table:table-cell table:style-name="Tabla22.A1" office:value-type="string">
              <text:p text:style-name="P7">Sistema</text:p>
            </table:table-cell>
          </table:table-row>
          <table:table-row>
            <table:table-cell table:style-name="Tabla22.A1" office:value-type="string">
              <text:p text:style-name="Standard">1.El Líder accede al listado de Proyectos a los que está asociado y selecciona uno.</text:p>
            </table:table-cell>
            <table:table-cell table:style-name="Tabla22.A1" office:value-type="string">
              <text:p text:style-name="P26">2.El sistema despliega una pantalla con los detalles del proyecto, más una lista de acciones.</text:p>
            </table:table-cell>
          </table:table-row>
          <table:table-row>
            <table:table-cell table:style-name="Tabla22.A1" office:value-type="string">
              <text:p text:style-name="Standard">2.El Líder selecciona la opción “Crear Fase” del listado de acciones.</text:p>
              <text:p text:style-name="Standard"/>
            </table:table-cell>
            <table:table-cell table:style-name="Tabla22.A1" office:value-type="string">
              <text:p text:style-name="P26">3.El sistema despliega un formulario para la creación de fases, con los campos obligatorios resaltados, y asigna automáticamente un código numérico a la fase a crear.</text:p>
            </table:table-cell>
          </table:table-row>
          <table:table-row>
            <table:table-cell table:style-name="Tabla22.A1" office:value-type="string">
              <text:p text:style-name="Standard">4.El Líder ingresa el nombre y el orden de la fase.</text:p>
            </table:table-cell>
            <table:table-cell table:style-name="Tabla22.A1" office:value-type="string">
              <text:p text:style-name="P26">5. El sistema comprueba que tanto el nombre como el orden sean únicos.</text:p>
            </table:table-cell>
          </table:table-row>
          <table:table-row>
            <table:table-cell table:style-name="Tabla22.A1" office:value-type="string">
              <text:p text:style-name="Standard">6.El Líder ingresa la cantidad de tipos de ítem y la fecha de inicio y de fin de la fase.</text:p>
            </table:table-cell>
            <table:table-cell table:style-name="Tabla22.A1" office:value-type="string">
              <text:p text:style-name="P26">7. El sistema comprueba que los campos hallan sido llenados correctamente, ofreciendo una validación automática de las fechas,</text:p>
            </table:table-cell>
          </table:table-row>
          <table:table-row>
            <table:table-cell table:style-name="Tabla22.A1" office:value-type="string">
              <text:p text:style-name="Standard">8.El Líder selecciona el estado de la fase.</text:p>
            </table:table-cell>
            <table:table-cell table:style-name="Tabla22.A1" office:value-type="string">
              <text:p text:style-name="P26">9. El sistema comprueba que todos los campos obligatorios hallan sido llenados correctamente y habilita el botón “Finalizar”.</text:p>
            </table:table-cell>
          </table:table-row>
          <table:table-row>
            <table:table-cell table:style-name="Tabla22.A1" office:value-type="string">
              <text:p text:style-name="Standard">10.El Líder presiona “Finalizar”</text:p>
            </table:table-cell>
            <table:table-cell table:style-name="Tabla22.A1" office:value-type="string">
              <text:p text:style-name="P26">11. Se almacena la fase junto con la fecha y hora <text:soft-page-break/>de creación y se la asocia al proyecto para luego volver a la interfaz anterior.</text:p>
            </table:table-cell>
          </table:table-row>
        </table:table>
        <text:p text:style-name="P8"/>
        <text:p text:style-name="P8"/>
        <table:table table:name="Tabla23" table:style-name="Tabla23">
          <table:table-column table:style-name="Tabla23.A"/>
          <table:table-row>
            <table:table-cell office:value-type="string">
              <text:p text:style-name="P7">ALTERNATIVAS (Camino exitoso)</text:p>
            </table:table-cell>
          </table:table-row>
          <table:table-row>
            <table:table-cell office:value-type="string">
              <text:p text:style-name="P24">&lt;Describa las alternativas a los pasos del Camino Exitoso&gt;</text:p>
              <text:p text:style-name="P24"/>
              <text:p text:style-name="P34">El nombre o el orden ingresados no son únicos. Se mostrará una advertencia resaltando los campos.</text:p>
              <text:p text:style-name="P34"/>
              <text:p text:style-name="P34">La fecha de fin es anterior a la de inicio. Se mostrará una advertencia resaltando los campos.</text:p>
              <text:p text:style-name="P34"/>
              <text:p text:style-name="P34">El usuario no selecciona ningún estado para la fase. Se toma el estado PEN por defecto.</text:p>
              <text:p text:style-name="P34"/>
              <text:p text:style-name="P84">El usuario selecciona el botón “cancelar”. Se vuelve a la interfaz anterior y la operación se descarta.</text:p>
              <text:p text:style-name="P24"/>
              <text:list xml:id="list1484051873311979349" text:style-name="L53">
                <text:list-item>
                  <text:p text:style-name="P68">&lt;Nombre Alternativa 1&gt;</text:p>
                </text:list-item>
              </text:list>
              <text:p text:style-name="P18">&lt;Descripción Alternativa 1 (incluye paso desde donde se deriva la alternativa, condición, descripción y paso donde continua la alternativa luego de concluida la misma.)&gt; Ejemplo: En el paso (Nombre del paso) el camino exitoso, si el actor selecciona “ver detalle”, el sistema muestra el detalle del producto, el actor cancela “ver detalle” y continúa en el paso 4.</text:p>
              <text:p text:style-name="P20"/>
              <text:list xml:id="list3342446706329283676" text:style-name="L54">
                <text:list-item>
                  <text:p text:style-name="P69">&lt;Nombre Alternativa 2&gt;</text:p>
                </text:list-item>
              </text:list>
              <text:p text:style-name="P18">&lt;Descripción Alternativa 2&gt;</text:p>
              <text:p text:style-name="P18"/>
              <text:p text:style-name="P5">&lt;Ejemplo de alternativas anidadas (varias posibilidades que se desprenden de una condición)&gt;</text:p>
              <text:p text:style-name="P20"/>
              <text:list xml:id="list8744711653042658601" text:style-name="L55">
                <text:list-item>
                  <text:p text:style-name="P70">&lt;Nombre Alternativa 3&gt;</text:p>
                </text:list-item>
              </text:list>
              <text:p text:style-name="P21">&lt;Descripción Alternativa 3&gt;</text:p>
              <text:list xml:id="list2488499314264310733" text:style-name="L56">
                <text:list-item>
                  <text:p text:style-name="P116">&lt;Nombre de la Alternativa A3.A1&gt;</text:p>
                </text:list-item>
              </text:list>
              <text:p text:style-name="P23">&lt;Descripción de la Alternativa A3.A1&gt;</text:p>
              <text:list xml:id="list3493554239728492298" text:style-name="L57">
                <text:list-item>
                  <text:p text:style-name="P117">&lt;Nombre de la Alternativa A3.A2&gt;</text:p>
                </text:list-item>
              </text:list>
              <text:p text:style-name="P22">&lt;Descripción de la Alternativa A3.A2&gt;</text:p>
              <text:list xml:id="list6162206914370941282" text:style-name="L58">
                <text:list-item>
                  <text:p text:style-name="P118">&lt;Nombre de la Alternativa A3.A3&gt;</text:p>
                </text:list-item>
              </text:list>
              <text:p text:style-name="P22">&lt;Descripción de la Alternativa A3.A3&gt;</text:p>
              <text:p text:style-name="P3"/>
              <text:p text:style-name="P5">&lt;Ejemplo de alternativas que contienen varios pasos&gt;</text:p>
              <text:p text:style-name="P20"/>
              <text:list xml:id="list1847673615104537037" text:style-name="L59">
                <text:list-item>
                  <text:p text:style-name="P71">&lt;Nombre Alternativa 4&gt;</text:p>
                </text:list-item>
              </text:list>
              <text:p text:style-name="P16">&lt;Descripción Alternativa 4&gt;</text:p>
              <text:p text:style-name="P17"><text:span text:style-name="T9">&lt;El número de la alternativa en cada paso se debe setear a mano desde la personalización de las viñetas, ej.: A</text:span><text:span text:style-name="T10">4</text:span><text:span text:style-name="T9">.1&gt;</text:span></text:p>
              <text:list xml:id="list6103995498453778956" text:style-name="L60">
                <text:list-item>
                  <text:p text:style-name="P119">&lt;Paso nro. 2 de la condición A4&gt;</text:p>
                </text:list-item>
              </text:list>
              <text:p text:style-name="P22">&lt;Descripción del paso A4.1&gt;</text:p>
              <text:list xml:id="list3612308038707450746" text:style-name="L61">
                <text:list-item>
                  <text:p text:style-name="P120">&lt;Paso nro. 2 de la condición A4&gt;</text:p>
                </text:list-item>
              </text:list>
              <text:p text:style-name="P23">&lt;Descripción del paso A4.2&gt;</text:p>
              <text:list xml:id="list8374022037651067243" text:style-name="L62">
                <text:list-item>
                  <text:p text:style-name="P121"><text:soft-page-break/>&lt;Paso nro. 3 de la condición A4&gt;</text:p>
                </text:list-item>
              </text:list>
              <text:p text:style-name="P23">&lt;Descripción del paso A4.3&gt;</text:p>
              <text:p text:style-name="P20">….</text:p>
              <text:p text:style-name="Standard"/>
            </table:table-cell>
          </table:table-row>
        </table:table>
        <text:p text:style-name="Standard"/>
        <table:table table:name="Tabla24" table:style-name="Tabla24">
          <table:table-column table:style-name="Tabla24.A"/>
          <table:table-row>
            <table:table-cell office:value-type="string">
              <text:p text:style-name="P7">EXCEPCIONES</text:p>
            </table:table-cell>
          </table:table-row>
          <table:table-row>
            <table:table-cell office:value-type="string">
              <text:p text:style-name="P4">&lt;Describa los errores o excepciones.&gt;</text:p>
              <text:p text:style-name="P83">12.a <text:span text:style-name="T11">Ocurrió un error al guardar los datos, el Sistema avisa del error y cancela la operación.</text:span></text:p>
              <text:p text:style-name="P19"/>
            </table:table-cell>
          </table:table-row>
        </table:table>
        <text:p text:style-name="Standard"/>
        <text:p text:style-name="Standard"/>
        <text:p text:style-name="Standard"/>
        <text:p text:style-name="Standard"/>
        <text:p text:style-name="Standard"/>
        <table:table table:name="Tabla25" table:style-name="Tabla25">
          <table:table-column table:style-name="Tabla25.A"/>
          <table:table-column table:style-name="Tabla25.B"/>
          <table:table-row>
            <table:table-cell office:value-type="string">
              <text:p text:style-name="Standard"><text:span text:style-name="T1">Nombre del Caso de Uso:</text:span><text:span text:style-name="UC_5f_NormalAzul_20_Car_5f_text"><text:span text:style-name="T3"> </text:span></text:span><text:span text:style-name="UC_5f_NormalAzul_20_Car_5f_text"><text:span text:style-name="T7">Modificar Fase</text:span></text:span></text:p>
            </table:table-cell>
            <table:table-cell office:value-type="string">
              <text:p text:style-name="Standard"><text:span text:style-name="T1">Nro. de Caso de Uso:</text:span> </text:p>
            </table:table-cell>
          </table:table-row>
          <table:table-row>
            <table:table-cell table:number-columns-spanned="2" office:value-type="string">
              <text:p text:style-name="Standard"><text:span text:style-name="T1">Actor Principal:</text:span> <text:span text:style-name="UC_5f_NormalAzul_20_Car_5f_text"><text:span text:style-name="T5">Usuario</text:span></text:span></text:p>
            </table:table-cell>
            <table:covered-table-cell/>
          </table:table-row>
          <table:table-row>
            <table:table-cell table:number-columns-spanned="2" office:value-type="string">
              <text:p text:style-name="Standard"><text:span text:style-name="T1">Objetivo:</text:span> <text:span text:style-name="UC_5f_NormalAzul_20_Car_5f_text"><text:span text:style-name="T5">Modificar el nombre, cantidad de tipos de ítem o fechas de una fase.</text:span></text:span></text:p>
            </table:table-cell>
            <table:covered-table-cell/>
          </table:table-row>
          <table:table-row>
            <table:table-cell table:number-columns-spanned="2" office:value-type="string">
              <text:p text:style-name="Standard"><text:span text:style-name="T1">Pre-condiciones:</text:span> <text:span text:style-name="UC_5f_NormalAzul_20_Car_5f_text"><text:span text:style-name="T5">La fase debe estar en estado PEN, y la modificación debe ser realizada antes de la fecha de inicio.</text:span></text:span></text:p>
            </table:table-cell>
            <table:covered-table-cell/>
          </table:table-row>
          <table:table-row>
            <table:table-cell table:number-columns-spanned="2" office:value-type="string">
              <text:p text:style-name="Standard"><text:span text:style-name="T1">Post- Condiciones:</text:span> <text:span text:style-name="UC_5f_NormalAzul_20_Car_5f_text"><text:span text:style-name="T2">&lt;son los hechos que se han de cumplir si el flujo de eventos normal se ha ejecutado correctamente.&gt;</text:span></text:span></text:p>
            </table:table-cell>
            <table:covered-table-cell/>
          </table:table-row>
        </table:table>
        <text:p text:style-name="P7"/>
        <text:p text:style-name="Standard"><text:span text:style-name="T1">Diagramas de casos de uso relacionados: </text:span><text:span text:style-name="UC_5f_NormalAzul_20_Car_5f_text"><text:span text:style-name="T2">&lt;referencie o grafique el caso de uso con sus relaciones&gt;</text:span></text:span></text:p>
        <text:p text:style-name="P7"/>
        <text:p text:style-name="P2">Recomendaciones para escribir casos de usos:</text:p>
        <text:list xml:id="list6915323197775695353" text:style-name="L52">
          <text:list-item>
            <text:p text:style-name="P134">Revisar que cada flujo (normal o alternativo) generado tenga un comienzo, secuencia y fin claro para cualquier lector.</text:p>
          </text:list-item>
        </text:list>
        <text:p text:style-name="P7"/>
        <table:table table:name="Tabla26" table:style-name="Tabla26">
          <table:table-column table:style-name="Tabla26.A"/>
          <table:table-column table:style-name="Tabla26.B"/>
          <table:table-row>
            <table:table-cell table:style-name="Tabla26.A1" table:number-columns-spanned="2" office:value-type="string">
              <text:p text:style-name="UC_5f_NormalAzul"><text:span text:style-name="T6">CURSO NORMAL (Camino Exitoso)</text:span><text:span text:style-name="T3"> </text:span><text:span text:style-name="T2">&lt;Describa el curso normal a desarrollarse en el caso de uso, si es necesario contemplar una asociación de inclusión marque las mismas con negritas, para clarificar el texto.&gt;</text:span></text:p>
              <text:p text:style-name="P7"/>
            </table:table-cell>
            <table:covered-table-cell/>
          </table:table-row>
          <table:table-row>
            <table:table-cell table:style-name="Tabla26.A1" office:value-type="string">
              <text:p text:style-name="P7">Usuario</text:p>
            </table:table-cell>
            <table:table-cell table:style-name="Tabla26.A1" office:value-type="string">
              <text:p text:style-name="P7">Sistema</text:p>
            </table:table-cell>
          </table:table-row>
          <table:table-row>
            <table:table-cell table:style-name="Tabla26.A1" office:value-type="string">
              <text:p text:style-name="Standard">1.El Líder accede al listado de Proyectos a los que está asociado y selecciona uno.</text:p>
            </table:table-cell>
            <table:table-cell table:style-name="Tabla26.A1" office:value-type="string">
              <text:p text:style-name="P26">2.El sistema despliega una pantalla con los detalles del proyecto, más una lista de acciones.</text:p>
            </table:table-cell>
          </table:table-row>
          <table:table-row>
            <table:table-cell table:style-name="Tabla26.A1" office:value-type="string">
              <text:p text:style-name="Standard">3.El Líder selecciona una fase del listado y selecciona “Modificar”</text:p>
              <text:p text:style-name="Standard"/>
            </table:table-cell>
            <table:table-cell table:style-name="Tabla26.A1" office:value-type="string">
              <text:p text:style-name="P26">4.El sistema despliega un formulario para la modificación de fases, con los campos obligatorios resaltados.</text:p>
            </table:table-cell>
          </table:table-row>
          <table:table-row>
            <table:table-cell table:style-name="Tabla26.A1" office:value-type="string">
              <text:p text:style-name="P27">5. El Administrador selecciona un campo y lo modifica.</text:p>
            </table:table-cell>
            <table:table-cell table:style-name="Tabla26.A1" office:value-type="string">
              <text:p text:style-name="P14">6. El sistema verifica que los campos hayan sido rellenados correctamente.</text:p>
            </table:table-cell>
          </table:table-row>
          <table:table-row>
            <table:table-cell table:style-name="Tabla26.A1" office:value-type="string">
              <text:p text:style-name="P27">7. El Administrador presiona el botón “finalizar”.</text:p>
            </table:table-cell>
            <table:table-cell table:style-name="Tabla26.A1" office:value-type="string">
              <text:p text:style-name="Standard">7. El sistema almacena las modificaciones realizadas sobre la fase, junto con la fecha y hora de modificación y regresa a la interfaz anterior.</text:p>
            </table:table-cell>
          </table:table-row>
        </table:table>
        <text:p text:style-name="P8"/>
        <text:p text:style-name="P8"/>
        <table:table table:name="Tabla27" table:style-name="Tabla27">
          <table:table-column table:style-name="Tabla27.A"/>
          <text:soft-page-break/>
          <table:table-row>
            <table:table-cell office:value-type="string">
              <text:p text:style-name="P7">ALTERNATIVAS (Camino exitoso)</text:p>
            </table:table-cell>
          </table:table-row>
          <table:table-row>
            <table:table-cell office:value-type="string">
              <text:p text:style-name="P24">&lt;Describa las alternativas a los pasos del Camino Exitoso&gt;</text:p>
              <text:p text:style-name="P84">El usuario selecciona el botón “cancelar”. Se vuelve a la interfaz anterior y la operación se descarta.</text:p>
              <text:list xml:id="list6276827656246507573" text:style-name="L63">
                <text:list-item>
                  <text:p text:style-name="P72">&lt;Nombre Alternativa 1&gt;</text:p>
                </text:list-item>
              </text:list>
              <text:p text:style-name="P18">&lt;Descripción Alternativa 1 (incluye paso desde donde se deriva la alternativa, condición, descripción y paso donde continua la alternativa luego de concluida la misma.)&gt; Ejemplo: En el paso (Nombre del paso) el camino exitoso, si el actor selecciona “ver detalle”, el sistema muestra el detalle del producto, el actor cancela “ver detalle” y continúa en el paso 4.</text:p>
              <text:p text:style-name="P20"/>
              <text:list xml:id="list1050859574042311627" text:style-name="L64">
                <text:list-item>
                  <text:p text:style-name="P73">&lt;Nombre Alternativa 2&gt;</text:p>
                </text:list-item>
              </text:list>
              <text:p text:style-name="P18">&lt;Descripción Alternativa 2&gt;</text:p>
              <text:p text:style-name="P18"/>
              <text:p text:style-name="P5">&lt;Ejemplo de alternativas anidadas (varias posibilidades que se desprenden de una condición)&gt;</text:p>
              <text:p text:style-name="P20"/>
              <text:list xml:id="list7783215456441705062" text:style-name="L65">
                <text:list-item>
                  <text:p text:style-name="P74">&lt;Nombre Alternativa 3&gt;</text:p>
                </text:list-item>
              </text:list>
              <text:p text:style-name="P21">&lt;Descripción Alternativa 3&gt;</text:p>
              <text:list xml:id="list851005465290510516" text:style-name="L66">
                <text:list-item>
                  <text:p text:style-name="P122">&lt;Nombre de la Alternativa A3.A1&gt;</text:p>
                </text:list-item>
              </text:list>
              <text:p text:style-name="P23">&lt;Descripción de la Alternativa A3.A1&gt;</text:p>
              <text:list xml:id="list3164681113247645966" text:style-name="L67">
                <text:list-item>
                  <text:p text:style-name="P123">&lt;Nombre de la Alternativa A3.A2&gt;</text:p>
                </text:list-item>
              </text:list>
              <text:p text:style-name="P22">&lt;Descripción de la Alternativa A3.A2&gt;</text:p>
              <text:list xml:id="list8113361026114512128" text:style-name="L68">
                <text:list-item>
                  <text:p text:style-name="P124">&lt;Nombre de la Alternativa A3.A3&gt;</text:p>
                </text:list-item>
              </text:list>
              <text:p text:style-name="P22">&lt;Descripción de la Alternativa A3.A3&gt;</text:p>
              <text:p text:style-name="P3"/>
              <text:p text:style-name="P5">&lt;Ejemplo de alternativas que contienen varios pasos&gt;</text:p>
              <text:p text:style-name="P20"/>
              <text:list xml:id="list6766880620619131881" text:style-name="L69">
                <text:list-item>
                  <text:p text:style-name="P75">&lt;Nombre Alternativa 4&gt;</text:p>
                </text:list-item>
              </text:list>
              <text:p text:style-name="P16">&lt;Descripción Alternativa 4&gt;</text:p>
              <text:p text:style-name="P17"><text:span text:style-name="T9">&lt;El número de la alternativa en cada paso se debe setear a mano desde la personalización de las viñetas, ej.: A</text:span><text:span text:style-name="T10">4</text:span><text:span text:style-name="T9">.1&gt;</text:span></text:p>
              <text:list xml:id="list2083397327053176619" text:style-name="L70">
                <text:list-item>
                  <text:p text:style-name="P125">&lt;Paso nro. 2 de la condición A4&gt;</text:p>
                </text:list-item>
              </text:list>
              <text:p text:style-name="P22">&lt;Descripción del paso A4.1&gt;</text:p>
              <text:list xml:id="list8039160296204415412" text:style-name="L71">
                <text:list-item>
                  <text:p text:style-name="P126">&lt;Paso nro. 2 de la condición A4&gt;</text:p>
                </text:list-item>
              </text:list>
              <text:p text:style-name="P23">&lt;Descripción del paso A4.2&gt;</text:p>
              <text:list xml:id="list150843572079061152" text:style-name="L72">
                <text:list-item>
                  <text:p text:style-name="P127">&lt;Paso nro. 3 de la condición A4&gt;</text:p>
                </text:list-item>
              </text:list>
              <text:p text:style-name="P23">&lt;Descripción del paso A4.3&gt;</text:p>
              <text:p text:style-name="P20">….</text:p>
              <text:p text:style-name="Standard"/>
            </table:table-cell>
          </table:table-row>
        </table:table>
        <text:p text:style-name="Standard"/>
        <table:table table:name="Tabla28" table:style-name="Tabla28">
          <table:table-column table:style-name="Tabla28.A"/>
          <table:table-row>
            <table:table-cell office:value-type="string">
              <text:p text:style-name="P7">EXCEPCIONES</text:p>
            </table:table-cell>
          </table:table-row>
          <table:table-row>
            <table:table-cell office:value-type="string">
              <text:p text:style-name="P4">&lt;Describa los errores o excepciones.&gt;</text:p>
              <text:p text:style-name="P83"><text:span text:style-name="T11">Ocurrió un error al guardar los datos, el Sistema avisa del error y cancela la operación.</text:span></text:p>
              <text:p text:style-name="P19"/>
            </table:table-cell>
          </table:table-row>
        </table:table>
        <text:p text:style-name="Standard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Book Antiqua" svg:font-family="'Book Antiqua'"/>
    <style:font-face style:name="Times New Roman1" svg:font-family="'Times New Roman'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49cm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font-name="Times New Roman1" fo:font-size="12pt" fo:language="es" fo:country="ES"/>
    </style:style>
    <style:style style:name="Footer" style:family="paragraph" style:parent-style-name="Standard" style:class="extra">
      <style:paragraph-properties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size="12pt" style:text-underline-style="solid" style:text-underline-width="auto" style:text-underline-color="font-color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Normal" style:family="paragraph">
      <style:paragraph-properties style:writing-mode="lr-tb"/>
      <style:text-properties style:font-name="Times New Roman1" fo:font-size="12pt" fo:language="es" fo:country="ES"/>
    </style:style>
    <style:style style:name="Header" style:family="paragraph" style:parent-style-name="Standard" style:class="extra">
      <style:paragraph-properties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UC_5f_PasoAlternativa" style:display-name="UC_PasoAlternativa" style:family="paragraph" style:parent-style-name="UC_5f_PasoCaminoNormal">
      <style:paragraph-properties>
        <style:tab-stops>
          <style:tab-stop style:position="0.953cm"/>
        </style:tab-stops>
      </style:paragraph-properties>
    </style:style>
    <style:style style:name="UC_5f_PasoCaminoNormal" style:display-name="UC_PasoCaminoNormal" style:family="paragraph" style:parent-style-name="UC_5f_NormalAzul">
      <style:text-properties fo:font-weight="bold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6pt" fo:font-weight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Standard" style:class="extra">
      <style:paragraph-properties fo:text-align="center" style:justify-single-word="false"/>
      <style:text-properties fo:font-weight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/>
      <style:text-properties fo:font-size="13pt" fo:font-style="italic" fo:font-weight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</style:style>
    <style:style style:name="Caption" style:family="paragraph" style:parent-style-name="Standard" style:class="extra">
      <style:paragraph-properties fo:margin-top="0.212cm" fo:margin-bottom="0.212cm"/>
      <style:text-properties fo:font-size="12pt" fo:font-style="italic"/>
    </style:style>
    <style:style style:name="UC_5f_Alternativa_20_2" style:display-name="UC_Alternativa 2" style:family="paragraph" style:parent-style-name="UC_5f_Alternativa_20_1">
      <style:paragraph-properties>
        <style:tab-stops>
          <style:tab-stop style:position="1.588cm"/>
        </style:tab-stops>
      </style:paragraph-properties>
    </style:style>
    <style:style style:name="UC_5f_Alternativa_20_1" style:display-name="UC_Alternativa 1" style:family="paragraph" style:parent-style-name="UC_5f_PasoCaminoNormal">
      <style:text-properties fo:color="#0000ff" style:font-name="Book Antiqua"/>
    </style:style>
    <style:style style:name="WW8Num17z1_5f_text" style:display-name="WW8Num17z1_text" style:family="text">
      <style:text-properties fo:font-weight="bold"/>
    </style:style>
    <style:style style:name="WW8Num22z1_5f_text" style:display-name="WW8Num22z1_text" style:family="text">
      <style:text-properties fo:font-weight="bold"/>
    </style:style>
    <style:style style:name="WW8Num1z0_5f_text" style:display-name="WW8Num1z0_text" style:family="text">
      <style:text-properties style:font-name="Arial" fo:font-size="14pt" fo:font-weight="bold"/>
    </style:style>
    <style:style style:name="WW8Num1z1_5f_text" style:display-name="WW8Num1z1_text" style:family="text">
      <style:text-properties style:font-name="Book Antiqua" fo:font-size="12pt" fo:font-weight="bold"/>
    </style:style>
    <style:style style:name="WW8Num16z1_5f_text" style:display-name="WW8Num16z1_text" style:family="text">
      <style:text-properties fo:font-weight="bold"/>
    </style:style>
    <style:style style:name="WW8Num23z0_5f_text" style:display-name="WW8Num23z0_text" style:family="text">
      <style:text-properties fo:font-weight="bold"/>
    </style:style>
    <style:style style:name="UC_5f_NormalAzul_20_Car_5f_text" style:display-name="UC_NormalAzul Car_text" style:family="text">
      <style:text-properties fo:color="#0000ff" style:font-name="Book Antiqua" fo:font-size="12pt" fo:language="es" fo:country="ES"/>
    </style:style>
    <style:style style:name="WW8Num7z0_5f_text" style:display-name="WW8Num7z0_text" style:family="text">
      <style:text-properties fo:font-weight="bold"/>
    </style:style>
    <style:style style:name="Título_20_1_20_Car_5f_text" style:display-name="Título 1 Car_text" style:family="text">
      <style:text-properties style:font-name="Arial" fo:font-size="16pt" fo:language="es" fo:country="ES" fo:font-weight="bold"/>
    </style:style>
    <style:style style:name="WW8Num10z1_5f_text" style:display-name="WW8Num10z1_text" style:family="text">
      <style:text-properties fo:font-weight="bold"/>
    </style:style>
    <style:style style:name="WW8Num8z0_5f_text" style:display-name="WW8Num8z0_text" style:family="text">
      <style:text-properties fo:font-weight="bold"/>
    </style:style>
    <style:style style:name="WW8Num11z0_5f_text" style:display-name="WW8Num11z0_text" style:family="text">
      <style:text-properties fo:font-weight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3.653cm"/>
        </style:tab-stops>
      </style:paragraph-properties>
    </style:style>
    <style:page-layout style:name="Mpm1">
      <style:page-layout-properties fo:page-width="21.59cm" fo:page-height="27.94cm" style:num-format="1" style:print-orientation="portrait" fo:margin-top="2cm" fo:margin-bottom="1.25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2.422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title>Descripción de Casos de Uso</dc:title>
    <meta:creation-date>2010-03-29T19:56:58.76</meta:creation-date>
    <dc:date>2013-10-15T09:02:33</dc:date>
    <dc:creator>Dani Ughelli</dc:creator>
    <meta:editing-duration>PT10H40M4S</meta:editing-duration>
    <meta:editing-cycles>8</meta:editing-cycles>
    <meta:document-statistic meta:table-count="40" meta:image-count="0" meta:object-count="0" meta:page-count="17" meta:paragraph-count="461" meta:word-count="4696" meta:character-count="28898"/>
  </office:meta>
</office:document-meta>
</file>